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2010000012C0000012C9A5FFC75D3A08704.png" manifest:media-type="image/png"/>
  <manifest:file-entry manifest:full-path="Pictures/100000000000025000000308974F1AFD707A9366.png" manifest:media-type="image/png"/>
  <manifest:file-entry manifest:full-path="Pictures/1001421100006195000043942E3783373F18E6FF.svg" manifest:media-type="image/svg+xml"/>
  <manifest:file-entry manifest:full-path="Pictures/10000000000001BA000001BE87FCA5CED954ACFC.png" manifest:media-type="image/png"/>
  <manifest:file-entry manifest:full-path="Pictures/100000000000028F000002B5C3829945089E408A.png" manifest:media-type="image/png"/>
  <manifest:file-entry manifest:full-path="Pictures/10000000000001B8000001B78CF64F1A45745C87.png" manifest:media-type="image/png"/>
  <manifest:file-entry manifest:full-path="Pictures/1000000000000B0F000003DDEA77DAB777EB2BCE.png" manifest:media-type="image/png"/>
  <manifest:file-entry manifest:full-path="Pictures/1000000000000286000001C2F80E2E6E183B19EC.png" manifest:media-type="image/png"/>
  <manifest:file-entry manifest:full-path="Pictures/1000020100000258000001AC4C71FBF2D711033F.png" manifest:media-type="image/png"/>
  <manifest:file-entry manifest:full-path="Pictures/100000000000049E00000346E35D74298E345DA6.png" manifest:media-type="image/png"/>
  <manifest:file-entry manifest:full-path="Pictures/TablePreview4.svm" manifest:media-type=""/>
  <manifest:file-entry manifest:full-path="Pictures/10000000000000DB000001D0F2450944FF803B0A.png" manifest:media-type="image/png"/>
  <manifest:file-entry manifest:full-path="Pictures/10000000000003FC0000029D48AC17B10590796B.png" manifest:media-type="image/png"/>
  <manifest:file-entry manifest:full-path="Pictures/TablePreview5.svm" manifest:media-type=""/>
  <manifest:file-entry manifest:full-path="Pictures/1000020100000727000004CB28C92DB38D279840.png" manifest:media-type="image/png"/>
  <manifest:file-entry manifest:full-path="Pictures/10000000000003530000006C54F6DD3536176975.png" manifest:media-type="image/png"/>
  <manifest:file-entry manifest:full-path="Pictures/1000020100000124000000B5959A1F00FB323474.png" manifest:media-type="image/png"/>
  <manifest:file-entry manifest:full-path="Pictures/TablePreview2.svm" manifest:media-type=""/>
  <manifest:file-entry manifest:full-path="Pictures/10000000000006B90000014C0C171AD3588D767A.png" manifest:media-type="image/png"/>
  <manifest:file-entry manifest:full-path="Pictures/10000000000001A2000001B2C239D8F5D5B21B57.png" manifest:media-type="image/png"/>
  <manifest:file-entry manifest:full-path="Pictures/1000000000000020000000204B249CA79A42C6D7.png" manifest:media-type="image/png"/>
  <manifest:file-entry manifest:full-path="Pictures/100002010000025800000181740D58446B16734A.png" manifest:media-type="image/png"/>
  <manifest:file-entry manifest:full-path="Pictures/10000000000000D7000001D838ECCC415B8F3EC6.png" manifest:media-type="image/png"/>
  <manifest:file-entry manifest:full-path="Pictures/100000000000041D000001753287FDDB8A51F35E.png" manifest:media-type="image/png"/>
  <manifest:file-entry manifest:full-path="Pictures/100000000000033F000001A323BF15776C9DAF2D.png" manifest:media-type="image/png"/>
  <manifest:file-entry manifest:full-path="Pictures/10000000000000D0000001DB1DE6DA8D188FE588.png" manifest:media-type="image/png"/>
  <manifest:file-entry manifest:full-path="Pictures/100002010000010000000100288AAF783132DDBB.png" manifest:media-type="image/png"/>
  <manifest:file-entry manifest:full-path="Pictures/10000000000000DF000001DA3AF8458E0357F874.png" manifest:media-type="image/png"/>
  <manifest:file-entry manifest:full-path="Pictures/TablePreview1.svm" manifest:media-type=""/>
  <manifest:file-entry manifest:full-path="Pictures/10000000000000FC000001D026048E3DE62E1E4C.png" manifest:media-type="image/png"/>
  <manifest:file-entry manifest:full-path="Pictures/10000201000003520000024DF1C2476E8B61A914.png" manifest:media-type="image/png"/>
  <manifest:file-entry manifest:full-path="Pictures/100000000000061D000001C8194428383B58B256.png" manifest:media-type="image/png"/>
  <manifest:file-entry manifest:full-path="Pictures/100000000000012D000001D2F62110A3AF6A3E1A.png" manifest:media-type="image/png"/>
  <manifest:file-entry manifest:full-path="Pictures/100000000000017D000001B4F7BFE3DDC2017D66.png" manifest:media-type="image/png"/>
  <manifest:file-entry manifest:full-path="Pictures/10000000000000D8000001D34F22A58ABD8D1719.png" manifest:media-type="image/png"/>
  <manifest:file-entry manifest:full-path="Pictures/10000000000003DA00000304FF521FFFC4CD1C88.png" manifest:media-type="image/png"/>
  <manifest:file-entry manifest:full-path="Pictures/1000020100000272000000E8E284BF2D6C6E0B77.png" manifest:media-type="image/png"/>
  <manifest:file-entry manifest:full-path="Pictures/100000000000040E000002005E1F3563D2225292.png" manifest:media-type="image/png"/>
  <manifest:file-entry manifest:full-path="Pictures/10000000000003E1000001F599F4AB241073839B.png" manifest:media-type="image/png"/>
  <manifest:file-entry manifest:full-path="Pictures/1000020100000210000001643836D3EAFD290578.png" manifest:media-type="image/png"/>
  <manifest:file-entry manifest:full-path="Pictures/10000000000003CF0000029C8158C88F9819978E.png" manifest:media-type="image/png"/>
  <manifest:file-entry manifest:full-path="Pictures/100000000000040C00000294C5FE5461313F4755.png" manifest:media-type="image/png"/>
  <manifest:file-entry manifest:full-path="Pictures/10000000000003D100000261864358D69B46E4C7.png" manifest:media-type="image/png"/>
  <manifest:file-entry manifest:full-path="Pictures/100000000000061D00000234F9AF148453D9EB80.png" manifest:media-type="image/png"/>
  <manifest:file-entry manifest:full-path="Pictures/TablePreview3.svm" manifest:media-type=""/>
  <manifest:file-entry manifest:full-path="Pictures/100000000000061D00000234A4465D5710602F9F.png" manifest:media-type="image/png"/>
  <manifest:file-entry manifest:full-path="Pictures/100000000000061D000002345376DFF8812EC3DC.png" manifest:media-type="image/png"/>
  <manifest:file-entry manifest:full-path="Pictures/100000000000037C000000AAD50C062825A9AE38.png" manifest:media-type="image/png"/>
  <manifest:file-entry manifest:full-path="Pictures/10000000000003D200000217A9F7317230037180.png" manifest:media-type="image/png"/>
  <manifest:file-entry manifest:full-path="Pictures/100000000000061D0000032C5648FB63D58D193E.png" manifest:media-type="image/png"/>
  <manifest:file-entry manifest:full-path="Pictures/10000201000002210000012550C012261898FB46.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styles.xml" manifest:media-type="text/xml"/>
  <manifest:file-entry manifest:full-path="Object 1/Pictures/1000020100000188000001230B67D940EFD78412.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adornments="Regular"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Courier New'" style:font-family-generic="modern" style:font-pitch="fixed"/>
    <style:font-face style:name="Adobe Garamond Pro" svg:font-family="'Adobe Garamond Pro'" style:font-pitch="variable"/>
    <style:font-face style:name="Adobe Garamond Pro1" svg:font-family="'Adobe Garamond Pro'" style:font-adornments="Regular" style:font-pitch="variable"/>
    <style:font-face style:name="Adobe Garamond Pro Bold" svg:font-family="'Adobe Garamond Pro Bold'" style:font-pitch="variable"/>
    <style:font-face style:name="Gillius ADF" svg:font-family="'Gillius ADF'" style:font-pitch="variable"/>
    <style:font-face style:name="Gillius ADF1" svg:font-family="'Gillius ADF'" style:font-adornments="Regular"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Default_5f_1_5f_1">
      <style:graphic-properties draw:stroke="none" svg:stroke-color="#000000" draw:fill="none" draw:fill-color="#ffffff" draw:auto-grow-height="true" draw:auto-grow-width="false" fo:max-height="0cm" fo:min-height="5.69cm"/>
    </style:style>
    <style:style style:name="gr2" style:family="graphic" style:parent-style-name="Default_5f_1_5f_1">
      <style:graphic-properties draw:stroke="none" svg:stroke-color="#000000" draw:fill="none" draw:fill-color="#ffffff" draw:auto-grow-height="true" draw:auto-grow-width="false" fo:max-height="0cm" fo:min-height="3.304cm"/>
    </style:style>
    <style:style style:name="gr3"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Default_5f_1_5f_1">
      <style:graphic-properties draw:stroke="none" draw:fill="none" fo:min-height="1.575cm"/>
    </style:style>
    <style:style style:name="gr6" style:family="graphic">
      <style:graphic-properties style:protect="size"/>
    </style:style>
    <style:style style:name="gr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Default_5f_3_5f_1">
      <style:graphic-properties draw:stroke="none" svg:stroke-color="#000000" draw:fill="none" draw:fill-color="#ffffff" draw:auto-grow-height="true" draw:auto-grow-width="false" fo:max-height="0cm" fo:min-height="1.102cm"/>
    </style:style>
    <style:style style:name="gr2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3" style:family="graphic" style:parent-style-name="standard">
      <style:graphic-properties draw:stroke="none" svg:stroke-width="0.044cm" draw:stroke-linejoin="miter" draw:fill="solid" draw:fill-color="#ffffff"/>
    </style:style>
    <style:style style:name="gr44" style:family="graphic" style:parent-style-name="standard">
      <style:graphic-properties draw:stroke="none" svg:stroke-width="0.044cm" draw:stroke-linejoin="miter" draw:fill="solid" draw:fill-color="#000000"/>
    </style:style>
    <style:style style:name="gr45" style:family="graphic" style:parent-style-name="standard">
      <style:graphic-properties draw:stroke="none" svg:stroke-color="#000000" draw:fill="none" draw:fill-color="#ffffff" draw:auto-grow-height="true" draw:auto-grow-width="false" fo:max-height="0cm" fo:min-height="1.102cm"/>
    </style:style>
    <style:style style:name="gr46" style:family="graphic" style:parent-style-name="standard">
      <style:graphic-properties draw:stroke="none" svg:stroke-color="#000000" draw:fill="none" draw:fill-color="#ffffff" draw:auto-grow-height="true" draw:auto-grow-width="false" fo:max-height="0cm" fo:min-height="4.726cm"/>
    </style:style>
    <style:style style:name="gr47" style:family="graphic" style:parent-style-name="standard">
      <style:graphic-properties draw:stroke="none" svg:stroke-color="#000000" draw:fill="none" draw:fill-color="#ffffff" draw:auto-grow-height="true" draw:auto-grow-width="false" fo:max-height="0cm" fo:min-height="13.72cm"/>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50" style:family="graphic" style:parent-style-name="Default_5f_2">
      <style:graphic-properties draw:stroke="none" svg:stroke-color="#000000" draw:fill="none" draw:fill-color="#ffffff" draw:auto-grow-height="true" draw:auto-grow-width="false" fo:max-height="0cm" fo:min-height="3.79cm"/>
    </style:style>
    <style:style style:name="gr51"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52" style:family="graphic" style:parent-style-name="Default_5f_2">
      <style:graphic-properties draw:stroke="none" svg:stroke-color="#000000" draw:fill="none" draw:fill-color="#ffffff" draw:textarea-horizontal-align="left" draw:auto-grow-height="true" draw:auto-grow-width="true" fo:min-height="1.898cm" fo:min-width="3.063cm"/>
    </style:style>
    <style:style style:name="gr53" style:family="graphic" style:parent-style-name="Default_5f_2">
      <style:graphic-properties draw:stroke="none" svg:stroke-color="#000000" draw:fill="none" draw:fill-color="#ffffff" draw:textarea-horizontal-align="left" draw:auto-grow-height="true" draw:auto-grow-width="true" fo:min-height="1.898cm" fo:min-width="2.779cm"/>
    </style:style>
    <style:style style:name="gr54" style:family="graphic" style:parent-style-name="Default_5f_2">
      <style:graphic-properties draw:stroke="none" svg:stroke-color="#000000" draw:fill="none" draw:fill-color="#ffffff" draw:auto-grow-height="true" draw:auto-grow-width="false" fo:max-height="0cm" fo:min-height="0.954cm"/>
    </style:style>
    <style:style style:name="gr55" style:family="graphic" style:parent-style-name="Default_5f_2">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56" style:family="graphic" style:parent-style-name="Default_5f_2">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57" style:family="graphic" style:parent-style-name="standard">
      <style:graphic-properties draw:stroke="none" svg:stroke-color="#000000" draw:fill="none" draw:fill-color="#ffffff" draw:textarea-horizontal-align="left" draw:auto-grow-height="true" draw:auto-grow-width="true" fo:min-height="1.898cm" fo:min-width="3.063cm"/>
    </style:style>
    <style:style style:name="gr58" style:family="graphic" style:parent-style-name="standard">
      <style:graphic-properties draw:stroke="none" svg:stroke-color="#000000" draw:fill="none" draw:fill-color="#ffffff" draw:textarea-horizontal-align="left" draw:auto-grow-height="true" draw:auto-grow-width="true" fo:min-height="1.898cm" fo:min-width="2.779cm"/>
    </style:style>
    <style:style style:name="gr59"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9.306cm" fo:padding-top="0.175cm" fo:padding-bottom="0.175cm" fo:padding-left="0.3cm" fo:padding-right="0.3cm"/>
    </style:style>
    <style:style style:name="gr60"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2.956cm" fo:padding-top="0.175cm" fo:padding-bottom="0.175cm" fo:padding-left="0.3cm" fo:padding-right="0.3cm"/>
    </style:style>
    <style:style style:name="gr61" style:family="graphic" style:parent-style-name="standard">
      <style:graphic-properties draw:stroke="none" svg:stroke-color="#000000" draw:fill="none" draw:fill-color="#ffffff" draw:auto-grow-height="true" draw:auto-grow-width="false" fo:max-height="0cm" fo:min-height="0.954cm"/>
    </style:style>
    <style:style style:name="gr62"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9.306cm" fo:padding-top="0.175cm" fo:padding-bottom="0.175cm" fo:padding-left="0.3cm" fo:padding-right="0.3cm"/>
    </style:style>
    <style:style style:name="gr63"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2.956cm" fo:padding-top="0.175cm" fo:padding-bottom="0.175cm" fo:padding-left="0.3cm" fo:padding-right="0.3cm"/>
    </style:style>
    <style:style style:name="gr64"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5.892cm" fo:padding-top="0.231cm" fo:padding-bottom="0.231cm" fo:padding-left="0.356cm" fo:padding-right="0.356cm"/>
    </style:style>
    <style:style style:name="gr65" style:family="graphic" style:parent-style-name="standard">
      <style:graphic-properties draw:fill-color="#dddddd" draw:textarea-horizontal-align="justify" draw:textarea-vertical-align="middle" draw:auto-grow-height="false" fo:min-height="2.036cm" fo:min-width="5.596cm"/>
    </style:style>
    <style:style style:name="gr66" style:family="graphic" style:parent-style-name="standard">
      <style:graphic-properties draw:fill-color="#cccccc" draw:textarea-horizontal-align="justify" draw:textarea-vertical-align="middle" draw:auto-grow-height="false" fo:min-height="1.782cm" fo:min-width="5.088cm"/>
    </style:style>
    <style:style style:name="gr67" style:family="graphic" style:parent-style-name="standard">
      <style:graphic-properties draw:fill-color="#111111" draw:textarea-vertical-align="middle"/>
    </style:style>
    <style:style style:name="gr68" style:family="graphic" style:parent-style-name="standard">
      <style:graphic-properties draw:textarea-vertical-align="middle"/>
    </style:style>
    <style:style style:name="gr69"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70"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71" style:family="graphic" style:parent-style-name="standard">
      <style:graphic-properties draw:stroke="none" svg:stroke-color="#000000" draw:fill="none" draw:fill-color="#ffffff" draw:auto-grow-height="true" draw:auto-grow-width="false" fo:max-height="0cm" fo:min-height="0.712cm"/>
    </style:style>
    <style:style style:name="gr72" style:family="graphic" style:parent-style-name="code-python">
      <style:graphic-properties fo:min-height="10.414cm"/>
    </style:style>
    <style:style style:name="gr73" style:family="graphic" style:parent-style-name="code-python">
      <style:graphic-properties fo:min-height="2.54cm"/>
    </style:style>
    <style:style style:name="gr74"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75" style:family="graphic" style:parent-style-name="standard">
      <style:graphic-properties draw:fill-color="#dddddd" draw:textarea-horizontal-align="justify" draw:textarea-vertical-align="middle" draw:auto-grow-height="false"/>
    </style:style>
    <style:style style:name="gr76" style:family="graphic" style:parent-style-name="standard">
      <style:graphic-properties draw:fill-color="#cccccc" draw:textarea-horizontal-align="justify" draw:textarea-vertical-align="middle" draw:auto-grow-height="false"/>
    </style:style>
    <style:style style:name="gr77"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78"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79" style:family="graphic" style:parent-style-name="code-python">
      <style:graphic-properties draw:stroke="none" draw:fill="none" fo:min-height="1.524cm"/>
    </style:style>
    <style:style style:name="gr80"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8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8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7" style:family="graphic" style:parent-style-name="Default_5f_3">
      <style:graphic-properties draw:stroke="solid" svg:stroke-color="#000000" draw:fill="none" draw:textarea-horizontal-align="justify" draw:textarea-vertical-align="middle" draw:auto-grow-height="false" fo:min-height="12.45cm" fo:min-width="21.09cm"/>
    </style:style>
    <style:style style:name="gr108"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109"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110" style:family="graphic" style:parent-style-name="Default_5f_3">
      <style:graphic-properties draw:stroke="none" svg:stroke-color="#000000" draw:fill="none" draw:fill-color="#ffffff" draw:auto-grow-height="true" draw:auto-grow-width="false" fo:max-height="0cm" fo:min-height="0.712cm"/>
    </style:style>
    <style:style style:name="gr111" style:family="graphic" style:parent-style-name="Default_5f_3">
      <style:graphic-properties draw:stroke="none" svg:stroke-color="#000000" draw:fill="none" draw:fill-color="#ffffff" draw:textarea-horizontal-align="left" draw:auto-grow-height="true" draw:auto-grow-width="true" fo:min-height="0.712cm" fo:min-width="4.083cm"/>
    </style:style>
    <style:style style:name="gr112" style:family="graphic" style:parent-style-name="Default_5f_3">
      <style:graphic-properties draw:stroke="none" svg:stroke-color="#000000" draw:fill="none" draw:fill-color="#ffffff" draw:textarea-horizontal-align="left" draw:auto-grow-height="true" draw:auto-grow-width="true" fo:min-height="0.712cm" fo:min-width="3.241cm"/>
    </style:style>
    <style:style style:name="gr113" style:family="graphic" style:parent-style-name="Default_5f_3">
      <style:graphic-properties draw:stroke="none" svg:stroke-color="#000000" draw:fill="none" draw:fill-color="#ffffff" draw:textarea-horizontal-align="left" draw:auto-grow-height="true" draw:auto-grow-width="false" fo:min-height="1.02cm" fo:min-width="0cm"/>
    </style:style>
    <style:style style:name="gr114" style:family="graphic" style:parent-style-name="objectwithoutfill">
      <style:graphic-properties draw:marker-end="Arrow" draw:marker-end-width="0.3cm" draw:fill="none" draw:textarea-vertical-align="middle"/>
    </style:style>
    <style:style style:name="gr115" style:family="graphic" style:parent-style-name="Default_5f_4">
      <style:graphic-properties draw:stroke="none" svg:stroke-color="#000000" draw:fill="none" draw:fill-color="#ffffff" draw:auto-grow-height="true" draw:auto-grow-width="false" fo:max-height="0cm" fo:min-height="1.423cm"/>
    </style:style>
    <style:style style:name="gr116" style:family="graphic" style:parent-style-name="Default_5f_3_5f_1_5f_1" style:list-style-name="L3">
      <style:graphic-properties draw:stroke="none" draw:fill="none" draw:auto-grow-height="false" draw:fit-to-size="shrink-to-fit" fo:min-height="11.929cm"/>
    </style:style>
    <style:style style:name="gr117" style:family="graphic" style:parent-style-name="Default_5f_6">
      <style:graphic-properties draw:stroke="none" svg:stroke-width="0.044cm" draw:stroke-linejoin="miter" draw:fill="solid" draw:fill-color="#ffffff"/>
    </style:style>
    <style:style style:name="gr118" style:family="graphic" style:parent-style-name="Default_5f_6">
      <style:graphic-properties draw:stroke="none" svg:stroke-width="0.044cm" draw:stroke-linejoin="miter" draw:fill="solid" draw:fill-color="#000000"/>
    </style:style>
    <style:style style:name="gr119" style:family="graphic" style:parent-style-name="Default_5f_3_5f_1_5f_1">
      <style:graphic-properties draw:stroke="none" svg:stroke-color="#000000" draw:fill="none" draw:fill-color="#ffffff" draw:auto-grow-height="true" draw:auto-grow-width="false" fo:max-height="0cm" fo:min-height="3.468cm"/>
    </style:style>
    <style:style style:name="gr120" style:family="graphic" style:parent-style-name="Default_5f_3_5f_1">
      <style:graphic-properties svg:stroke-width="0.053cm" svg:stroke-color="#000000" draw:marker-start-width="0.279cm" draw:marker-end-width="0.279cm" draw:fill="none" draw:textarea-vertical-align="middle" fo:padding-top="0.026cm" fo:padding-bottom="0.026cm" fo:padding-left="0.026cm" fo:padding-right="0.026cm"/>
    </style:style>
    <style:style style:name="gr121" style:family="graphic" style:parent-style-name="Default_5f_3_5f_1">
      <style:graphic-properties draw:stroke="none" svg:stroke-color="#000000" draw:fill="none" draw:fill-color="#ffffff" draw:auto-grow-height="true" draw:auto-grow-width="false" fo:max-height="0cm" fo:min-height="9.402cm"/>
    </style:style>
    <style:style style:name="gr122"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23" style:family="graphic" style:parent-style-name="Default_5f_5">
      <style:graphic-properties draw:stroke="none" svg:stroke-width="0.044cm" draw:stroke-linejoin="miter" draw:fill="solid" draw:fill-color="#ffffff"/>
    </style:style>
    <style:style style:name="gr124" style:family="graphic" style:parent-style-name="Default_5f_5">
      <style:graphic-properties draw:stroke="none" svg:stroke-width="0.044cm" draw:stroke-linejoin="miter" draw:fill="solid" draw:fill-color="#000000"/>
    </style:style>
    <style:style style:name="gr125" style:family="graphic" style:parent-style-name="Default_5f_5">
      <style:graphic-properties fo:min-height="0.64cm"/>
    </style:style>
    <style:style style:name="gr126"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27"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8"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9"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0"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1"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2"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3"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4"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5"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6"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7"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8"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9"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0" style:family="graphic" style:parent-style-name="standard">
      <style:graphic-properties draw:stroke="none" svg:stroke-color="#000000" draw:fill="none" draw:fill-color="#ffffff" draw:auto-grow-height="true" draw:auto-grow-width="false" fo:max-height="0cm" fo:min-height="2.134cm"/>
    </style:style>
    <style:style style:name="gr14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4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6" style:family="graphic" style:parent-style-name="standard">
      <style:graphic-properties draw:stroke="none" svg:stroke-color="#000000" draw:fill="none" draw:fill-color="#ffffff" draw:auto-grow-height="true" draw:auto-grow-width="false" fo:max-height="0cm" fo:min-height="0.771cm"/>
    </style:style>
    <style:style style:name="gr187" style:family="graphic" style:parent-style-name="Object_20_with_20_no_20_fill_20_and_20_no_20_line_5f_1_5f_1">
      <style:graphic-properties draw:textarea-vertical-align="middle" draw:ole-draw-aspect="1"/>
    </style:style>
    <style:style style:name="gr188" style:family="graphic" style:parent-style-name="Object_20_with_20_no_20_fill_20_and_20_no_20_line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189" style:family="graphic" style:parent-style-name="Default_5f_6">
      <style:graphic-properties draw:stroke="none" svg:stroke-color="#000000" draw:fill="none" draw:fill-color="#ffffff" draw:auto-grow-height="true" draw:auto-grow-width="false" fo:max-height="0cm" fo:min-height="7.768cm"/>
    </style:style>
    <style:style style:name="gr190" style:family="graphic" style:parent-style-name="standard">
      <style:graphic-properties draw:stroke="none" draw:fill-color="#000000" draw:textarea-horizontal-align="justify" draw:textarea-vertical-align="middle" draw:auto-grow-height="false" fo:min-height="0cm" fo:min-width="0cm"/>
    </style:style>
    <style:style style:name="gr191" style:family="graphic" style:parent-style-name="objectwithoutfill">
      <style:graphic-properties svg:stroke-width="0.071cm" svg:stroke-color="#00cc00" draw:marker-start-width="0.307cm" draw:marker-end="Arrow_20_concave" draw:marker-end-width="0.407cm" draw:fill="none" draw:textarea-vertical-align="middle" fo:padding-top="0.161cm" fo:padding-bottom="0.161cm" fo:padding-left="0.286cm" fo:padding-right="0.286cm"/>
    </style:style>
    <style:style style:name="gr192" style:family="graphic" style:parent-style-name="objectwithoutfill">
      <style:graphic-properties svg:stroke-width="0.081cm" svg:stroke-color="#00cc33" draw:marker-start-width="0.321cm" draw:marker-end="Arrow_20_concave" draw:marker-end-width="0.421cm" draw:fill="none" draw:textarea-vertical-align="middle" fo:padding-top="0.165cm" fo:padding-bottom="0.165cm" fo:padding-left="0.29cm" fo:padding-right="0.29cm"/>
    </style:style>
    <style:style style:name="gr193"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4" style:family="graphic" style:parent-style-name="Default_5f_1">
      <style:graphic-properties draw:stroke="none" draw:fill="none" fo:min-height="12.057cm"/>
    </style:style>
    <style:style style:name="pr1" style:family="presentation" style:parent-style-name="Default-notes">
      <style:graphic-properties draw:fill-color="#ffffff" draw:auto-grow-height="true" fo:min-height="12.572cm"/>
    </style:style>
    <style:style style:name="pr2" style:family="presentation" style:parent-style-name="Default-subtitle">
      <style:graphic-properties fo:min-height="16.255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6.255cm"/>
    </style:style>
    <style:style style:name="pr5" style:family="presentation" style:parent-style-name="Default-notes">
      <style:graphic-properties draw:fill-color="#ffffff" fo:min-height="15.643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4.932cm"/>
    </style:style>
    <style:style style:name="pr8" style:family="presentation" style:parent-style-name="Default-title">
      <style:graphic-properties draw:auto-grow-height="true" fo:min-height="3.506cm"/>
    </style:style>
    <style:style style:name="pr9" style:family="presentation" style:parent-style-name="Default-outline1">
      <style:graphic-properties fo:min-height="11.929cm"/>
    </style:style>
    <style:style style:name="pr10" style:family="presentation" style:parent-style-name="Default-notes">
      <style:graphic-properties draw:fill-color="#ffffff" fo:min-height="14.167cm"/>
    </style:style>
    <style:style style:name="pr11" style:family="presentation" style:parent-style-name="Default-outline1">
      <style:graphic-properties draw:stroke="none" draw:fill="none" fo:min-height="2.06cm"/>
    </style:style>
    <style:style style:name="pr12" style:family="presentation" style:parent-style-name="Default-notes">
      <style:graphic-properties draw:fill-color="#ffffff" fo:min-height="14.954cm"/>
    </style:style>
    <style:style style:name="pr13" style:family="presentation" style:parent-style-name="Default-notes">
      <style:graphic-properties draw:fill-color="#ffffff" fo:min-height="12.593cm"/>
    </style:style>
    <style:style style:name="pr14" style:family="presentation" style:parent-style-name="Default-notes">
      <style:graphic-properties draw:fill-color="#ffffff" fo:min-height="13.38cm"/>
    </style:style>
    <style:style style:name="pr15" style:family="presentation" style:parent-style-name="Default-notes">
      <style:graphic-properties draw:fill-color="#ffffff" fo:min-height="14.221cm"/>
    </style:style>
    <style:style style:name="pr16" style:family="presentation" style:parent-style-name="APM_25_20_28_all_25_20gillus_29_-title">
      <style:graphic-properties fo:min-height="3.506cm"/>
    </style:style>
    <style:style style:name="pr17" style:family="presentation" style:parent-style-name="APM_25_20_28_all_25_20gillus_29_-outline1">
      <style:graphic-properties fo:min-height="11.929cm"/>
    </style:style>
    <style:style style:name="pr18" style:family="presentation" style:parent-style-name="APM_25_20_28_all_25_20gillus_29_-notes">
      <style:graphic-properties draw:fill-color="#ffffff" fo:min-height="12.572cm"/>
    </style:style>
    <style:style style:name="pr19" style:family="presentation" style:parent-style-name="APM_25_20_28_all_25_20gillus_29_-subtitle">
      <style:graphic-properties draw:fill-color="#ffffff" fo:min-height="12.179cm"/>
    </style:style>
    <style:style style:name="pr20" style:family="presentation" style:parent-style-name="APM_25_20_28_all_25_20gillus_29_-notes">
      <style:graphic-properties draw:fill-color="#ffffff" fo:min-height="14.167cm"/>
    </style:style>
    <style:style style:name="pr21" style:family="presentation" style:parent-style-name="APM_25_20_28_all_25_20gillus_29_-subtitle">
      <style:graphic-properties draw:fill-color="#ffffff" fo:min-height="16.255cm"/>
    </style:style>
    <style:style style:name="pr22" style:family="presentation" style:parent-style-name="Applied_25_20Machine_25_20Learning-title">
      <style:graphic-properties fo:min-height="3.506cm"/>
    </style:style>
    <style:style style:name="pr23" style:family="presentation" style:parent-style-name="Applied_25_20Machine_25_20Learning-notes">
      <style:graphic-properties draw:fill-color="#ffffff" fo:min-height="12.572cm"/>
    </style:style>
    <style:style style:name="pr24" style:family="presentation" style:parent-style-name="Applied_25_20Machine_25_20Learning-title">
      <style:graphic-properties draw:auto-grow-height="true" fo:min-height="3.819cm"/>
    </style:style>
    <style:style style:name="pr25" style:family="presentation" style:parent-style-name="Applied_25_20Machine_25_20Learning-subtitle">
      <style:graphic-properties draw:fill-color="#ffffff" fo:min-height="16.255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2"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loext:graphic-properties draw:fill="none" draw:fill-color="#ffffff"/>
      <style:text-properties fo:font-size="48pt" style:font-size-asian="48pt" style:font-size-complex="48pt"/>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none"/>
      <style:paragraph-properties fo:text-align="center"/>
    </style:style>
    <style:style style:name="P4" style:family="paragraph">
      <style:paragraph-properties fo:text-align="start"/>
    </style:style>
    <style:style style:name="P5" style:family="paragraph">
      <loext:graphic-properties draw:fill="none"/>
      <style:paragraph-properties fo:text-align="start"/>
      <style:text-properties fo:font-size="18pt"/>
    </style:style>
    <style:style style:name="P6" style:family="paragraph">
      <loext:graphic-properties draw:fill-color="#ffffff"/>
      <style:text-properties fo:font-size="20pt"/>
    </style:style>
    <style:style style:name="P7" style:family="paragraph">
      <loext:graphic-properties draw:fill-color="#ffffff"/>
      <style:text-properties fo:font-size="32pt"/>
    </style:style>
    <style:style style:name="P8" style:family="paragraph">
      <loext:graphic-properties draw:fill-color="#ffffff"/>
      <style:text-properties fo:font-size="18pt" style:font-size-asian="18pt" style:font-size-complex="18pt"/>
    </style:style>
    <style:style style:name="P9"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ffffff"/>
      <style:text-properties fo:font-size="28pt" style:font-size-asian="28pt" style:font-size-complex="28pt"/>
    </style:style>
    <style:style style:name="P12" style:family="paragraph">
      <loext:graphic-properties draw:fill-color="#ffffff"/>
    </style:style>
    <style:style style:name="P13" style:family="paragraph">
      <loext:graphic-properties draw:fill="solid" draw:fill-color="#ffffff"/>
    </style:style>
    <style:style style:name="P14" style:family="paragraph">
      <loext:graphic-properties draw:fill="solid" draw:fill-color="#000000"/>
    </style:style>
    <style:style style:name="P15" style:family="paragraph">
      <loext:graphic-properties draw:fill="none" draw:fill-color="#ffffff"/>
      <style:text-properties fo:font-size="26pt" style:font-size-asian="26pt" style:font-size-complex="26pt"/>
    </style:style>
    <style:style style:name="P16" style:family="paragraph">
      <style:paragraph-properties fo:text-align="center"/>
    </style:style>
    <style:style style:name="P17" style:family="paragraph">
      <loext:graphic-properties draw:fill="none"/>
      <style:paragraph-properties fo:text-align="center"/>
      <style:text-properties fo:font-size="20pt" style:font-size-asian="20pt" style:font-size-complex="20pt"/>
    </style:style>
    <style:style style:name="P18" style:family="paragraph">
      <loext:graphic-properties draw:fill="none" draw:fill-color="#ffffff"/>
      <style:text-properties style:font-name="Liberation Mono2" fo:font-size="24pt" style:font-size-asian="24pt" style:font-size-complex="24pt"/>
    </style:style>
    <style:style style:name="P19" style:family="paragraph">
      <loext:graphic-properties draw:fill="none" draw:fill-color="#ffffff"/>
      <style:text-properties fo:font-size="18pt"/>
    </style:style>
    <style:style style:name="P20" style:family="paragraph">
      <loext:graphic-properties draw:fill="none" draw:fill-color="#ffffff"/>
      <style:text-properties fo:color="#00ae00" fo:font-size="24pt" style:font-size-asian="24pt" style:font-size-complex="24pt"/>
    </style:style>
    <style:style style:name="P21" style:family="paragraph">
      <loext:graphic-properties draw:fill="none" draw:fill-color="#ffffff"/>
      <style:text-properties fo:color="#9966cc" fo:font-size="24pt" style:font-size-asian="24pt" style:font-size-complex="24pt"/>
    </style:style>
    <style:style style:name="P22" style:family="paragraph">
      <loext:graphic-properties draw:fill-color="#cccccc"/>
      <style:paragraph-properties fo:text-align="center"/>
      <style:text-properties fo:font-size="18pt"/>
    </style:style>
    <style:style style:name="P23" style:family="paragraph">
      <loext:graphic-properties draw:fill-color="#dddddd"/>
      <style:paragraph-properties fo:text-align="center"/>
      <style:text-properties fo:font-size="18pt"/>
    </style:style>
    <style:style style:name="P24" style:family="paragraph">
      <loext:graphic-properties draw:fill-color="#111111"/>
      <style:paragraph-properties fo:text-align="center"/>
    </style:style>
    <style:style style:name="P25" style:family="paragraph">
      <loext:graphic-properties draw:fill-color="#000000"/>
      <style:paragraph-properties fo:text-align="center"/>
    </style:style>
    <style:style style:name="P26" style:family="paragraph">
      <style:text-properties fo:font-size="24pt" style:font-size-asian="24pt" style:font-size-complex="24pt"/>
    </style:style>
    <style:style style:name="P27" style:family="paragraph">
      <loext:graphic-properties draw:fill-color="#cccccc"/>
      <style:paragraph-properties fo:text-align="center"/>
      <style:text-properties fo:font-size="16pt" style:font-size-asian="16pt" style:font-size-complex="16pt"/>
    </style:style>
    <style:style style:name="P28" style:family="paragraph">
      <loext:graphic-properties draw:fill="none"/>
    </style:style>
    <style:style style:name="P29" style:family="paragraph">
      <style:paragraph-properties fo:text-align="center"/>
      <style:text-properties style:font-name="DejaVu Sans Mono" fo:font-weight="bold" style:font-weight-asian="bold" style:font-weight-complex="bold"/>
    </style:style>
    <style:style style:name="P30" style:family="paragraph">
      <loext:graphic-properties draw:fill="none" draw:fill-color="#ffffff"/>
      <style:paragraph-properties fo:text-align="center"/>
      <style:text-properties fo:font-size="18pt"/>
    </style:style>
    <style:style style:name="P31" style:family="paragraph">
      <loext:graphic-properties draw:fill="none" draw:fill-color="#ffffff"/>
      <style:text-properties fo:font-size="18pt" style:text-underline-style="none"/>
    </style:style>
    <style:style style:name="P32" style:family="paragraph">
      <loext:graphic-properties draw:fill="none" draw:fill-color="#ffffff"/>
    </style:style>
    <style:style style:name="P33" style:family="paragraph">
      <style:paragraph-properties fo:margin-top="0.5cm" fo:margin-bottom="0cm"/>
    </style:style>
    <style:style style:name="P34" style:family="paragraph">
      <loext:graphic-properties draw:fill="none"/>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P35" style:family="paragraph">
      <loext:graphic-properties draw:fill="none" draw:fill-color="#ffffff"/>
      <style:text-properties fo:font-size="88pt" style:font-size-asian="88pt" style:font-size-complex="88pt"/>
    </style:style>
    <style:style style:name="P36" style:family="paragraph">
      <loext:graphic-properties draw:fill="none" draw:fill-color="#ffffff"/>
      <style:text-properties fo:font-size="60pt" style:font-size-asian="60pt" style:font-size-complex="60pt"/>
    </style:style>
    <style:style style:name="P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38" style:family="paragraph">
      <style:text-properties style:font-name="Adobe Garamond Pro"/>
    </style:style>
    <style:style style:name="P39" style:family="paragraph">
      <loext:graphic-properties draw:fill="none"/>
      <style:text-properties fo:font-size="28pt" style:font-size-asian="28pt" style:font-size-complex="28pt"/>
    </style:style>
    <style:style style:name="T1" style:family="text">
      <style:text-properties fo:font-size="48pt" style:font-size-asian="48pt" style:font-size-complex="48pt"/>
    </style:style>
    <style:style style:name="T2" style:family="text">
      <style:text-properties fo:font-size="24pt" style:font-size-asian="24pt" style:font-size-complex="24pt"/>
    </style:style>
    <style:style style:name="T3" style:family="text">
      <style:text-properties fo:font-size="20pt" style:font-size-asian="20pt" style:font-size-complex="20pt"/>
    </style:style>
    <style:style style:name="T4" style:family="text">
      <style:text-properties fo:font-size="20pt"/>
    </style:style>
    <style:style style:name="T5" style:family="text">
      <style:text-properties style:font-name="Adobe Garamond Pro" fo:font-size="32pt"/>
    </style:style>
    <style:style style:name="T6" style:family="text">
      <style:text-properties fo:font-size="32pt"/>
    </style:style>
    <style:style style:name="T7" style:family="text">
      <style:text-properties fo:font-size="18pt" style:font-size-asian="18pt" style:font-size-complex="18pt"/>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28pt" style:font-size-asian="28pt" style:font-size-complex="28pt"/>
    </style:style>
    <style:style style:name="T10" style:family="text">
      <style:text-properties fo:font-size="26pt" style:font-size-asian="26pt" style:font-size-complex="26pt"/>
    </style:style>
    <style:style style:name="T11" style:family="text">
      <style:text-properties style:font-name="Liberation Mono2" fo:font-size="24pt" style:font-size-asian="24pt" style:font-size-complex="24pt"/>
    </style:style>
    <style:style style:name="T12" style:family="text">
      <style:text-properties fo:font-size="18pt"/>
    </style:style>
    <style:style style:name="T13" style:family="text">
      <style:text-properties fo:font-size="96pt" style:font-size-asian="96pt" style:font-size-complex="96pt"/>
    </style:style>
    <style:style style:name="T14" style:family="text">
      <style:text-properties fo:color="#00ae00" fo:font-size="24pt" style:font-size-asian="24pt" style:font-size-complex="24pt"/>
    </style:style>
    <style:style style:name="T15" style:family="text">
      <style:text-properties fo:color="#9966cc" fo:font-size="24pt" style:font-size-asian="24pt" style:font-size-complex="24pt"/>
    </style:style>
    <style:style style:name="T16" style:family="text">
      <style:text-properties fo:color="#000000" style:font-name="Liberation Mono2" fo:font-size="24pt" style:font-size-asian="24pt" style:font-size-complex="24pt"/>
    </style:style>
    <style:style style:name="T17" style:family="text">
      <style:text-properties fo:color="#666666" style:font-name="Liberation Mono2" fo:font-size="24pt" style:font-size-asian="24pt" style:font-size-complex="24pt"/>
    </style:style>
    <style:style style:name="T18" style:family="text">
      <style:text-properties fo:font-size="16pt" style:font-size-asian="16pt" style:font-size-complex="16pt"/>
    </style:style>
    <style:style style:name="T19" style:family="text">
      <style:text-properties style:font-name="DejaVu Sans Mono" fo:font-weight="bold" style:font-weight-asian="bold" style:font-weight-complex="bold"/>
    </style:style>
    <style:style style:name="T20" style:family="text">
      <style:text-properties style:font-name="Liberation Mono2" fo:font-size="26pt" fo:font-weight="bold" style:font-size-asian="26pt" style:font-weight-asian="bold" style:font-size-complex="26pt" style:font-weight-complex="600"/>
    </style:style>
    <style:style style:name="T21" style:family="text">
      <style:text-properties fo:font-size="18pt" style:text-underline-style="none"/>
    </style:style>
    <style:style style:name="T22" style:family="text">
      <style:text-properties style:font-name="Adobe Garamond Pro"/>
    </style:style>
    <style:style style:name="T23"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24" style:family="text">
      <style:text-properties fo:font-size="88pt" style:font-size-asian="88pt" style:font-size-complex="88pt"/>
    </style:style>
    <style:style style:name="T25" style:family="text">
      <style:text-properties fo:font-size="60pt" style:font-size-asian="60pt" style:font-size-complex="60pt"/>
    </style:style>
    <style:style style:name="T26" style:family="text">
      <style:text-properties style:font-name="Gillius ADF"/>
    </style:style>
    <style:style style:name="T27" style:family="text">
      <style:text-properties style:font-name="Adobe Garamond Pro Bold" fo:font-weight="normal" style:font-weight-asian="normal" style:font-weight-complex="normal"/>
    </style:style>
    <style:style style:name="T2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draw:style-name="gr1" draw:text-style-name="P1" draw:layer="layout" svg:width="18.796cm" svg:height="5.94cm" svg:x="3.301cm" svg:y="4.336cm">
          <draw:text-box>
            <text:p><text:span text:style-name="T1">Introduction to</text:span></text:p>
            <text:p><text:span text:style-name="T1">Machine Learning</text:span></text:p>
            <text:p><text:span text:style-name="T1">with Scikit-Learn</text:span></text:p>
          </draw:text-box>
        </draw:frame>
        <draw:frame draw:style-name="gr2" draw:text-style-name="P2" draw:layer="layout" svg:width="18.8cm" svg:height="3.554cm" svg:x="3.552cm" svg:y="11.224cm">
          <draw:text-box>
            <text:p><text:span text:style-name="T2">Andreas Müller</text:span></text:p>
            <text:p><text:span text:style-name="T2">Columbia University, scikit-learn</text:span></text:p>
          </draw:text-box>
        </draw:frame>
        <draw:frame draw:style-name="gr3" draw:text-style-name="P3" draw:layer="layout" svg:width="6.852cm" svg:height="4.246cm" svg:x="3.054cm" svg:y="15.494cm">
          <draw:image xlink:href="Pictures/1000020100000124000000B5959A1F00FB323474.png" xlink:type="simple" xlink:show="embed" xlink:actuate="onLoad">
            <text:p/>
          </draw:image>
        </draw:frame>
        <draw:frame draw:style-name="gr4" draw:text-style-name="P3" draw:layer="layout" svg:width="12.339cm" svg:height="2.38cm" svg:x="14.077cm" svg:y="16.51cm">
          <draw:image xlink:href="Pictures/10000000000006B90000014C0C171AD3588D767A.png" xlink:type="simple" xlink:show="embed" xlink:actuate="onLoad">
            <text:p/>
          </draw:image>
        </draw:frame>
        <draw:frame draw:style-name="gr5" draw:text-style-name="P5" draw:layer="layout" svg:width="15.752cm" svg:height="1.825cm" svg:x="3.039cm" svg:y="13.49cm">
          <draw:text-box>
            <text:list text:style-name="L1">
              <text:list-header>
                <text:p text:style-name="P4"><text:span text:style-name="T3">https://github.com/amueller/ml-training-intro</text:span></text:p>
              </text:list-header>
            </text:list>
          </draw:text-box>
        </draw:frame>
        <presentation:notes draw:style-name="dp2">
          <draw:page-thumbnail draw:style-name="gr6" draw:layer="layout" svg:width="13.968cm" svg:height="10.476cm" svg:x="3.81cm" svg:y="2.123cm" draw:page-number="1" presentation:class="page"/>
          <draw:frame presentation:style-name="pr1" draw:text-style-name="P6" draw:layer="layout" svg:width="17.271cm" svg:height="12.572cm" svg:x="2.159cm" svg:y="13.271cm" presentation:class="notes">
            <draw:text-box>
              <text:p><text:span text:style-name="T4">Hey and welcome to my talk on machine learning and how to do it with python.</text:span></text:p>
              <text:p><text:span text:style-name="T4">My goal for the next 45 minutes is to convince you that machine learning can help you in your research, make your life easier, and allow you to process much more data than you could before – and that it’s all pretty easy to do.</text:span></text:p>
              <text:p><text:span text:style-name="T4"/></text:p>
              <text:p><text:span text:style-name="T4">I’m andy, I work at Columbia and I’ve been contributing to the scikit-learn project for a couple of years now. Scikit-learn is the main machine learning tool in python and I’ll tell you a bit more about it later.</text:span></text:p>
            </draw:text-box>
          </draw:frame>
        </presentation:notes>
      </draw:page>
      <draw:page draw:name="page2" draw:style-name="dp1" draw:master-page-name="Default" presentation:presentation-page-layout-name="AL2T32">
        <office:forms form:automatic-focus="false" form:apply-design-mode="false"/>
        <draw:frame presentation:style-name="pr2" draw:layer="layout" svg:width="25.199cm" svg:height="16.255cm" svg:x="1.4cm" svg:y="0.837cm" presentation:class="subtitle">
          <draw:text-box>
            <text:p><text:span text:style-name="T5">What is machine learning?</text:span></text:p>
          </draw:text-box>
        </draw:frame>
        <presentation:notes draw:style-name="dp2">
          <draw:page-thumbnail draw:style-name="gr6" draw:layer="layout" svg:width="13.968cm" svg:height="10.476cm" svg:x="3.81cm" svg:y="2.123cm" draw:page-number="2" presentation:class="page"/>
          <draw:frame presentation:style-name="pr3" draw:text-style-name="P6" draw:layer="layout" svg:width="17.271cm" svg:height="12.572cm" svg:x="2.159cm" svg:y="13.271cm" presentation:class="notes" presentation:user-transformed="true">
            <draw:text-box>
              <text:p><text:span text:style-name="T4">Machine learning is about extracting knowledge from data. It is closely related to statistics and optimization.</text:span></text:p>
              <text:p><text:span text:style-name="T4">What distinguishes machine learning is that it is very focused on prediction.</text:span></text:p>
              <text:p><text:span text:style-name="T4"/></text:p>
              <text:p><text:span text:style-name="T4">We want to learn from a large dataset how to make decisions based on future observations.</text:span></text:p>
              <text:p><text:span text:style-name="T4">You could say that the input to a machine learning program is the dataset, and the output is a program that can make decisions on future observations.</text:span></text:p>
              <text:p><text:span text:style-name="T4"/></text:p>
              <text:p><text:span text:style-name="T4">Machine learning is really widely used now, and I want to give you some examples that you probably all saw already today.</text:span></text:p>
            </draw:text-box>
          </draw:frame>
        </presentation:notes>
      </draw:page>
      <draw:page draw:name="page3" draw:style-name="dp1"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draw:text-box>
            <text:p><text:span text:style-name="T6">Types of machine learning:</text:span></text:p>
            <text:p xml:id="id21" text:id="id21"><text:span text:style-name="T6">- supervised <text:s text:c="4"/></text:span></text:p>
            <text:p xml:id="id22" text:id="id22"><text:span text:style-name="T6">- unsupervised </text:span></text:p>
            <text:p xml:id="id23" text:id="id23"><text:span text:style-name="T6">- reinforcem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6" draw:layer="layout" svg:width="13.968cm" svg:height="10.476cm" svg:x="3.81cm" svg:y="2.123cm" draw:page-number="3" presentation:class="page"/>
          <draw:frame presentation:style-name="pr5" draw:text-style-name="P8" draw:layer="layout" svg:width="17.271cm" svg:height="15.643cm" svg:x="2.159cm" svg:y="13.271cm" presentation:class="notes" presentation:user-transformed="true">
            <draw:text-box>
              <text:p><text:span text:style-name="T7">There are three main branches of machine learning.</text:span></text:p>
              <text:p><text:span text:style-name="T8">Who can name them?</text:span></text:p>
              <text:p><text:span text:style-name="T7">They called supervised learning, unsupervised learning and reinforcement learning.</text:span></text:p>
              <text:p><text:span text:style-name="T8">What are they?</text:span></text:p>
              <text:p><text:span text:style-name="T7">This course will heavily focus on supervised learning, but you should be aware of the distinction. Supervised learning is also the most commonly used type in industry and research right now, though reinforcement learning becomes increasingly important.</text:span></text:p>
              <text:p><text:span text:style-name="T7"/></text:p>
              <text:p><text:span text:style-name="T7"/></text:p>
            </draw:text-box>
          </draw:frame>
        </presentation:notes>
      </draw:page>
      <draw:page draw:name="page4" draw:style-name="dp1" draw:master-page-name="Default" presentation:presentation-page-layout-name="AL1T0">
        <office:forms form:automatic-focus="false" form:apply-design-mode="false"/>
        <draw:frame presentation:style-name="pr6" draw:layer="layout" svg:width="25.199cm" svg:height="3.506cm" svg:x="1.4cm" svg:y="0.837cm" presentation:class="title">
          <draw:text-box>
            <text:p>Supervised Learning</text:p>
          </draw:text-box>
        </draw:frame>
        <draw:g>
          <svg:title>TexMaths</svg:title>
          <svg:desc>40§display§(x_i, y_i) \propto p(x, y)§svg§600§FALSE§</svg:desc>
          <draw:polygon draw:style-name="gr7" draw:text-style-name="P9" draw:layer="layout" svg:width="12.455cm" svg:height="1.755cm" svg:x="6.604cm" svg:y="6.608cm" svg:viewBox="0 0 12456 1756" draw:points="6228,1756 0,1756 0,0 12456,0 12456,1756">
            <text:p/>
          </draw:polygon>
          <draw:path draw:style-name="gr8" draw:text-style-name="P10"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9" draw:text-style-name="P10"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10" draw:text-style-name="P10"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11" draw:text-style-name="P10"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12" draw:text-style-name="P10"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3" draw:text-style-name="P10"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14" draw:text-style-name="P10"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5" draw:text-style-name="P10"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6" draw:text-style-name="P10"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7" draw:text-style-name="P10"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18" draw:text-style-name="P10"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19" draw:text-style-name="P10"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20" draw:text-style-name="P10"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21" draw:text-style-name="P10"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22" draw:text-style-name="P11" draw:layer="layout" svg:width="6.35cm" svg:height="1.352cm" svg:x="19.558cm" svg:y="6.604cm">
          <draw:text-box>
            <text:p><text:span text:style-name="T9"><text:s/></text:span><text:span text:style-name="T9">i.i.d.</text:span></text:p>
          </draw:text-box>
        </draw:frame>
        <draw:g>
          <svg:title>TexMaths</svg:title>
          <svg:desc>40§display§x_i \in \mathbb{R}^n§svg§600§FALSE§</svg:desc>
          <draw:polygon draw:style-name="gr23" draw:text-style-name="P9" draw:layer="layout" svg:width="5.863cm" svg:height="1.519cm" svg:x="10.414cm" svg:y="9.644cm" svg:viewBox="0 0 5864 1520" draw:points="2932,1520 0,1520 0,0 5864,0 5864,1520">
            <text:p/>
          </draw:polygon>
          <draw:path draw:style-name="gr24" draw:text-style-name="P10" draw:layer="layout" svg:width="0.879cm" svg:height="0.799cm" svg:x="10.466cm" svg:y="10.1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25" draw:text-style-name="P10" draw:layer="layout" svg:width="0.375cm" svg:height="0.831cm" svg:x="11.474cm" svg:y="10.3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26" draw:text-style-name="P10" draw:layer="layout" svg:width="0.883cm" svg:height="1.023cm" svg:x="12.634cm" svg:y="9.948cm" svg:viewBox="0 0 884 1024" svg:d="M820 548c32 0 64 0 64-36s-32-36-64-36h-748c20-236 224-404 472-404h276c32 0 64 0 64-36s-32-36-64-36h-280c-300 0-540 228-540 512 0 280 240 512 540 512h280c32 0 64 0 64-36s-32-36-64-36h-276c-248 0-452-168-472-404z">
            <text:p/>
          </draw:path>
          <draw:path draw:style-name="gr27" draw:text-style-name="P10" draw:layer="layout" svg:width="1.211cm" svg:height="1.207cm" svg:x="14.17cm" svg:y="9.692cm" svg:viewBox="0 0 1212 1208" svg:d="M444 656h64l264 408c16 28 60 96 80 124 12 20 16 20 56 20h244c32 0 60 0 60-32 0-16-12-28-28-28-64-16-152-132-192-188-12-20-100-136-220-324 156-28 308-96 308-308 0-244-260-328-468-328h-552c-32 0-60 0-60 32 0 28 32 28 48 28 100 0 108 16 108 104v880c0 88-8 104-108 104-16 0-48 0-48 28 0 32 28 32 60 32h484c32 0 56 0 56-32 0-28-28-28-48-28-100 0-108-16-108-104zM784 568c48-64 56-160 56-236 0-84-12-180-68-252 72 16 248 72 248 248 0 116-52 208-236 240zM444 156c0-36 0-96 108-96 152 0 224 64 224 272 0 228-52 260-332 260zM204 1148c16-32 16-84 16-100v-888c0-20 0-68-16-100h200c-20 28-20 64-20 92v896c0 20 0 68 12 100zM580 656c12-4 20-4 32-4 28 0 68-4 92-8 28 40 220 356 364 504h-172z">
            <text:p/>
          </draw:path>
          <draw:path draw:style-name="gr28" draw:text-style-name="P10" draw:layer="layout" svg:width="0.755cm" svg:height="0.559cm" svg:x="15.466cm" svg:y="9.628cm" svg:viewBox="0 0 756 560" svg:d="M92 468c-4 16-12 48-12 52 0 28 24 40 44 40s40-16 48-28c4-12 16-52 20-76 8-24 20-80 28-112 8-28 16-56 20-84 16-52 16-60 52-112 36-48 92-112 188-112 72 0 72 60 72 84 0 76-52 212-72 264-16 36-20 48-20 68 0 64 56 108 116 108 124 0 180-172 180-192 0-16-16-16-20-16-16 0-20 8-24 24-28 96-80 148-132 148-24 0-28-16-28-44s4-44 28-100c12-40 64-168 64-240 0-120-96-140-160-140-104 0-172 64-208 112-12-84-84-112-132-112-56 0-84 40-100 68-28 44-44 116-44 120 0 16 16 16 20 16 20 0 20-4 28-36 20-72 44-132 92-132 32 0 40 24 40 60 0 24-12 68-20 104-8 32-20 84-28 108z">
            <text:p/>
          </draw:path>
        </draw:g>
        <draw:g>
          <svg:title>TexMaths</svg:title>
          <svg:desc>12§display§y_i \in \mathbb{R}§svg§600§FALSE§</svg:desc>
          <draw:polygon draw:style-name="gr29" draw:text-style-name="P9" draw:layer="layout" svg:width="5.528cm" svg:height="1.956cm" svg:x="10.219cm" svg:y="11.842cm" svg:viewBox="0 0 5529 1957" draw:points="2765,1957 0,1957 0,0 5529,0 5529,1957">
            <text:p/>
          </draw:polygon>
          <draw:path draw:style-name="gr30" draw:text-style-name="P10" draw:layer="layout" svg:width="0.928cm" svg:height="1.435cm" svg:x="10.277cm" svg:y="12.383cm" svg:viewBox="0 0 929 1436" svg:d="M921 137c8-31 8-36 8-51 0-41-31-61-58-61-23 0-56 11-74 45-4 11-18 81-28 121-13 56-27 117-41 176l-90 405c-6 29-91 185-223 185-106 0-129-95-129-181 0-101 38-235 106-433 30-91 35-116 35-161 0-101-63-182-163-182-191 0-264 322-264 343s18 21 23 21c23 0 23-6 32-42 54-207 137-272 205-272 13 0 49 0 49 71 0 55-18 112-36 156-78 233-114 365-114 464 0 198 127 268 246 268 79 0 146-41 201-101-24 117-50 221-128 343-56 76-132 141-223 141-27 0-118-11-151-95 33 0 55 0 88-26 18-20 36-50 36-92 0-69-56-78-74-78-45 0-113 34-113 144s91 191 214 191c210 0 416-200 469-453z">
            <text:p/>
          </draw:path>
          <draw:path draw:style-name="gr31" draw:text-style-name="P10" draw:layer="layout" svg:width="0.426cm" svg:height="1.048cm" svg:x="11.262cm" svg:y="12.669cm" svg:viewBox="0 0 427 1049" svg:d="M392 61c0-25-18-61-55-61-41 0-82 40-82 86 0 26 18 60 59 60 40 0 78-45 78-85zM104 851c-8 22-13 37-13 68 0 69 55 130 132 130 146 0 204-217 204-237s-16-20-22-20c-18 0-18 9-27 26-32 125-95 185-150 185-28 0-33-20-33-55s10-60 23-97c15-44 27-84 46-125 9-35 60-181 67-196 6-15 10-35 10-51 0-76-58-132-136-132-142 0-205 213-205 238 0 20 18 20 23 20 23 0 23-9 27-26 36-135 99-190 150-190 23 0 37 14 37 55 0 35-9 60-45 155z">
            <text:p/>
          </draw:path>
          <draw:path draw:style-name="gr32" draw:text-style-name="P10" draw:layer="layout" svg:width="1.006cm" svg:height="1.29cm" svg:x="12.583cm" svg:y="12.164cm" svg:viewBox="0 0 1007 1291" svg:d="M934 691c36 0 73 0 73-45 0-47-37-47-73-47h-853c23-297 256-509 538-509h315c36 0 73 0 73-45s-37-45-73-45h-320c-341 0-614 288-614 646 0 354 273 645 614 645h320c36 0 73 0 73-46 0-44-37-44-73-44h-315c-282 0-515-212-538-510z">
            <text:p/>
          </draw:path>
          <draw:path draw:style-name="gr33" draw:text-style-name="P10" draw:layer="layout" svg:width="1.378cm" svg:height="1.522cm" svg:x="14.336cm" svg:y="11.847cm" svg:viewBox="0 0 1379 1523" svg:d="M506 827h73l300 514c19 37 68 121 91 157 14 25 18 25 65 25h276c38 0 68 0 68-39 0-22-13-37-30-37-74-19-175-167-220-237-13-25-114-172-250-409 179-34 351-121 351-387 0-308-296-414-534-414h-628c-35 0-68 0-68 40 0 36 36 36 55 36 114 0 122 19 122 131v1110c0 111-8 130-122 130-19 0-55 0-55 37 0 39 33 39 68 39h551c36 0 64 0 64-39 0-37-32-37-55-37-113 0-122-19-122-130zM892 717c55-81 64-202 64-299 0-105-12-227-77-317 83 20 283 90 283 313 0 146-60 261-270 303zM506 196c0-45 0-120 122-120 173 0 255 81 255 342 0 288-58 329-377 329zM233 1447c17-40 17-106 17-125v-1120c0-26 0-87-17-126h227c-23 36-23 81-23 115v1131c0 24 0 85 14 125zM661 827c13-4 22-4 35-4 32 0 79-5 105-11 32 50 252 448 416 635h-197z">
            <text:p/>
          </draw:path>
        </draw:g>
        <draw:g>
          <svg:title>TexMaths</svg:title>
          <svg:desc>40§display§f(x_i) \approx y_i§svg§600§FALSE§</svg:desc>
          <draw:polygon draw:style-name="gr34" draw:text-style-name="P9" draw:layer="layout" svg:width="7.687cm" svg:height="1.755cm" svg:x="9.096cm" svg:y="15.784cm" svg:viewBox="0 0 7688 1756" draw:points="3844,1756 0,1756 0,0 7688,0 7688,1756">
            <text:p/>
          </draw:polygon>
          <draw:path draw:style-name="gr35" draw:text-style-name="P10" draw:layer="layout" svg:width="0.879cm" svg:height="1.603cm" svg:x="9.188cm" svg:y="15.86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6" draw:text-style-name="P10" draw:layer="layout" svg:width="0.411cm" svg:height="1.759cm" svg:x="10.316cm" svg:y="15.78cm" svg:viewBox="0 0 412 1760" svg:d="M412 1744c0-4 0-8-32-40-220-220-276-552-276-824 0-304 68-612 284-832 24-20 24-24 24-32 0-12-8-16-20-16-16 0-176 120-280 344-92 192-112 388-112 536 0 140 20 352 116 552 108 216 260 328 276 328 12 0 20-4 20-16z">
            <text:p/>
          </draw:path>
          <draw:path draw:style-name="gr37" draw:text-style-name="P10" draw:layer="layout" svg:width="0.879cm" svg:height="0.799cm" svg:x="10.876cm" svg:y="16.3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8" draw:text-style-name="P10" draw:layer="layout" svg:width="0.375cm" svg:height="0.831cm" svg:x="11.88cm" svg:y="16.5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9" draw:text-style-name="P10" draw:layer="layout" svg:width="0.411cm" svg:height="1.759cm" svg:x="12.508cm" svg:y="15.78cm" svg:viewBox="0 0 412 1760" svg:d="M412 880c0-136-20-348-116-548-108-216-260-332-280-332-8 0-16 8-16 16s0 12 32 44c176 172 276 452 276 820 0 300-64 612-284 832-24 24-24 28-24 32 0 12 8 16 16 16 20 0 180-120 284-344 92-192 112-388 112-536z">
            <text:p/>
          </draw:path>
          <draw:path draw:style-name="gr40" draw:text-style-name="P10" draw:layer="layout" svg:width="1.175cm" svg:height="0.755cm" svg:x="13.676cm" svg:y="16.24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41" draw:text-style-name="P10" draw:layer="layout" svg:width="0.815cm" svg:height="1.139cm" svg:x="15.48cm" svg:y="16.32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42" draw:text-style-name="P10" draw:layer="layout" svg:width="0.375cm" svg:height="0.831cm" svg:x="16.344cm" svg:y="16.54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presentation:notes draw:style-name="dp2">
          <draw:page-thumbnail draw:style-name="gr6" draw:layer="layout" svg:width="13.968cm" svg:height="10.476cm" svg:x="3.81cm" svg:y="2.123cm" draw:page-number="4" presentation:class="page"/>
          <draw:frame presentation:style-name="pr7" draw:text-style-name="P6" draw:layer="layout" svg:width="17.271cm" svg:height="14.932cm" svg:x="2.159cm" svg:y="13.271cm" presentation:class="notes" presentation:user-transformed="true">
            <draw:text-box>
              <text:p><text:span text:style-name="T7">In supervised learning, the dataset we learn form is input-output pairs (x_i, y_i), where x_i is some n_dimensional input, or feature vector, and y_i is the desired output we want to learn.</text:span></text:p>
              <text:p><text:span text:style-name="T7">Generally, we assume these samples are drawn from some unknown joint distribution p(x, y).</text:span></text:p>
              <text:p><text:span text:style-name="T8">What does iid mean?</text:span></text:p>
              <text:p><text:span text:style-name="T7">We say they are drawn iid, which stands for independent identically distributed. In other words, the x_i, y_i pairs are independent and all come from the same distribution p.</text:span></text:p>
              <text:p><text:span text:style-name="T7">You can think of this as there being some process that goes from x_i to y_i, but that we don’t know. We write this as a probability distribution and not as a function since even if there is a real process creating y from x, this process might not be deterministic.</text:span></text:p>
              <text:p><text:span text:style-name="T7">The goal is to learn a function f so that for new inputs x for which we don’t observe y, f(x) is close to y.</text:span></text:p>
              <text:p><text:span text:style-name="T7">This approach is very similar to function approximation.</text:span></text:p>
              <text:p><text:span text:style-name="T7">The name supervised comes from the fact that during learning, a supervisor gives you the correct answers y_i.</text:span></text:p>
              <text:p><text:span text:style-name="T7"/></text:p>
            </draw:text-box>
          </draw:frame>
        </presentation:notes>
      </draw:page>
      <draw:page draw:name="page5" draw:style-name="dp1" draw:master-page-name="Default" presentation:presentation-page-layout-name="AL3T3">
        <office:forms form:automatic-focus="false" form:apply-design-mode="false"/>
        <draw:frame presentation:style-name="pr8" draw:layer="layout" svg:width="25.199cm" svg:height="3.506cm" svg:x="1.4cm" svg:y="0.837cm" presentation:class="title">
          <draw:text-box>
            <text:p>Classification and Regression</text:p>
          </draw:text-box>
        </draw:frame>
        <draw:frame presentation:style-name="pr9" draw:layer="layout" svg:width="12.297cm" svg:height="12.179cm" svg:x="1.4cm" svg:y="4.914cm" presentation:class="outline">
          <draw:text-box>
            <text:list text:style-name="L3">
              <text:list-header>
                <text:p><text:line-break/><text:line-break/>Classification:</text:p>
              </text:list-header>
              <text:list-item>
                <text:p>y discrete<text:line-break/><text:line-break/><text:line-break/><text:line-break/>Will you pass?</text:p>
              </text:list-item>
            </text:list>
          </draw:text-box>
        </draw:frame>
        <draw:frame presentation:style-name="pr9" draw:layer="layout" svg:width="12.297cm" svg:height="12.179cm" svg:x="14.313cm" svg:y="4.914cm" presentation:class="outline">
          <draw:text-box>
            <text:list text:style-name="L3">
              <text:list-header>
                <text:p><text:line-break/><text:line-break/>Regression:</text:p>
              </text:list-header>
              <text:list-item>
                <text:p>y continuous</text:p>
                <text:p/>
                <text:p><text:line-break/>How many points will you get in the exam?</text:p>
              </text:list-item>
            </text:list>
          </draw:text-box>
        </draw:frame>
        <presentation:notes draw:style-name="dp2">
          <draw:page-thumbnail draw:style-name="gr6" draw:layer="layout" svg:width="13.968cm" svg:height="10.476cm" svg:x="3.81cm" svg:y="2.123cm" draw:page-number="5" presentation:class="page"/>
          <draw:frame presentation:style-name="pr10" draw:text-style-name="P12" draw:layer="layout" svg:width="17.271cm" svg:height="14.167cm" svg:x="2.159cm" svg:y="13.271cm" presentation:class="notes" presentation:user-transformed="true">
            <draw:text-box>
              <text:p>So getting back to supervised learning, there are two basic kinds, called classification and regression.</text:p>
              <text:p>The difference is quite simple, if y is continuous, then it’s regression, and if y is discrete, it’s classification.</text:p>
              <text:p/>
              <text:p>That’s pretty simple, still let me give an example.</text:p>
              <text:p>If I want to predict whether a student will pass the class, it’s a classification problem. There are two possible answers, “yes” and “no”.</text:p>
              <text:p>If I want to predict how many points a student gets on an exam, it’s a regression problem, there is a continuous, gradual output space.</text:p>
              <text:p/>
              <text:p>There are generalizations of this where we try to predict more than one variable, but we won’t go into that in this course. The main reason this distinction is important is because the way we measure how good a prediction is is very different for the two.</text:p>
            </draw:text-box>
          </draw:frame>
        </presentation:notes>
      </draw:page>
      <draw:page draw:name="page6"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Generalization</text:p>
          </draw:text-box>
        </draw:frame>
        <draw:g>
          <svg:title>TexMaths</svg:title>
          <svg:desc>40§display§f(x_i) \approx y_i§svg§600§FALSE§</svg:desc>
          <draw:polygon draw:style-name="gr43" draw:text-style-name="P13" draw:layer="layout" svg:width="7.687cm" svg:height="1.755cm" svg:x="14.224cm" svg:y="7.624cm" svg:viewBox="0 0 7688 1756" draw:points="3844,1756 0,1756 0,0 7688,0 7688,1756">
            <text:p/>
          </draw:polygon>
          <draw:path draw:style-name="gr44" draw:text-style-name="P14" draw:layer="layout" svg:width="0.879cm" svg:height="1.603cm" svg:x="14.316cm" svg:y="7.7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44" draw:text-style-name="P14" draw:layer="layout" svg:width="0.411cm" svg:height="1.759cm" svg:x="15.444cm" svg:y="7.62cm" svg:viewBox="0 0 412 1760" svg:d="M412 1744c0-4 0-8-32-40-220-220-276-552-276-824 0-304 68-612 284-832 24-20 24-24 24-32 0-12-8-16-20-16-16 0-176 120-280 344-92 192-112 388-112 536 0 140 20 352 116 552 108 216 260 328 276 328 12 0 20-4 20-16z">
            <text:p/>
          </draw:path>
          <draw:path draw:style-name="gr44" draw:text-style-name="P14" draw:layer="layout" svg:width="0.879cm" svg:height="0.799cm" svg:x="16.004cm" svg:y="8.16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44" draw:text-style-name="P14" draw:layer="layout" svg:width="0.375cm" svg:height="0.831cm" svg:x="17.008cm" svg:y="8.38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44" draw:text-style-name="P14" draw:layer="layout" svg:width="0.411cm" svg:height="1.759cm" svg:x="17.636cm" svg:y="7.62cm" svg:viewBox="0 0 412 1760" svg:d="M412 880c0-136-20-348-116-548-108-216-260-332-280-332-8 0-16 8-16 16s0 12 32 44c176 172 276 452 276 820 0 300-64 612-284 832-24 24-24 28-24 32 0 12 8 16 16 16 20 0 180-120 284-344 92-192 112-388 112-536z">
            <text:p/>
          </draw:path>
          <draw:path draw:style-name="gr44" draw:text-style-name="P14" draw:layer="layout" svg:width="1.175cm" svg:height="0.755cm" svg:x="18.804cm" svg:y="8.08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44" draw:text-style-name="P14" draw:layer="layout" svg:width="0.815cm" svg:height="1.139cm" svg:x="20.608cm" svg:y="8.16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44" draw:text-style-name="P14" draw:layer="layout" svg:width="0.375cm" svg:height="0.831cm" svg:x="21.472cm" svg:y="8.38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40§display§f(x) \approx y§svg§600§FALSE§</svg:desc>
          <draw:polygon draw:style-name="gr43" draw:text-style-name="P13" draw:layer="layout" svg:width="6.671cm" svg:height="1.755cm" svg:x="14.936cm" svg:y="12.722cm" svg:viewBox="0 0 6672 1756" draw:points="3336,1756 0,1756 0,0 6672,0 6672,1756">
            <text:p/>
          </draw:polygon>
          <draw:path draw:style-name="gr44" draw:text-style-name="P14" draw:layer="layout" svg:width="0.879cm" svg:height="1.603cm" svg:x="15.028cm" svg:y="12.798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44" draw:text-style-name="P14" draw:layer="layout" svg:width="0.411cm" svg:height="1.759cm" svg:x="16.156cm" svg:y="12.718cm" svg:viewBox="0 0 412 1760" svg:d="M412 1744c0-4 0-8-32-40-220-220-276-552-276-824 0-304 68-612 284-832 24-20 24-24 24-32 0-12-8-16-20-16-16 0-176 120-280 344-92 192-112 388-112 536 0 140 20 352 116 552 108 216 260 328 276 328 12 0 20-4 20-16z">
            <text:p/>
          </draw:path>
          <draw:path draw:style-name="gr44" draw:text-style-name="P14" draw:layer="layout" svg:width="0.879cm" svg:height="0.799cm" svg:x="16.716cm" svg:y="13.258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44" draw:text-style-name="P14" draw:layer="layout" svg:width="0.411cm" svg:height="1.759cm" svg:x="17.764cm" svg:y="12.718cm" svg:viewBox="0 0 412 1760" svg:d="M412 880c0-136-20-348-116-548-108-216-260-332-280-332-8 0-16 8-16 16s0 12 32 44c176 172 276 452 276 820 0 300-64 612-284 832-24 24-24 28-24 32 0 12 8 16 16 16 20 0 180-120 284-344 92-192 112-388 112-536z">
            <text:p/>
          </draw:path>
          <draw:path draw:style-name="gr44" draw:text-style-name="P14" draw:layer="layout" svg:width="1.175cm" svg:height="0.755cm" svg:x="18.928cm" svg:y="13.186cm" svg:viewBox="0 0 1176 756" svg:d="M1176 56c0-40-12-56-24-56-8 0-24 8-24 48-8 124-132 196-248 196-100 0-188-56-280-116-96-64-192-128-304-128-164 0-296 124-296 288 0 40 16 52 24 52 20 0 24-32 24-40 12-148 156-200 248-200 100 0 188 52 280 116 96 64 192 128 304 128 164 0 296-128 296-288zM1176 468c0-52-20-56-24-56-8 0-24 12-24 48-8 124-132 196-248 196-100 0-188-56-280-116-96-64-192-128-304-128-164 0-296 124-296 288 0 40 16 52 24 52 20 0 24-32 24-40 12-148 156-200 248-200 100 0 188 52 280 116 96 64 192 128 304 128 168 0 296-132 296-288z">
            <text:p/>
          </draw:path>
          <draw:path draw:style-name="gr44" draw:text-style-name="P14" draw:layer="layout" svg:width="0.815cm" svg:height="1.139cm" svg:x="20.732cm" svg:y="13.258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g>
        <draw:frame draw:style-name="gr45" draw:text-style-name="P11" draw:layer="layout" svg:width="6.35cm" svg:height="1.352cm" svg:x="1.524cm" svg:y="7.62cm">
          <draw:text-box>
            <text:p><text:span text:style-name="T9">Not only</text:span></text:p>
          </draw:text-box>
        </draw:frame>
        <draw:frame draw:style-name="gr46" draw:text-style-name="P11" draw:layer="layout" svg:width="8.89cm" svg:height="4.976cm" svg:x="1.27cm" svg:y="13.208cm">
          <draw:text-box>
            <text:p><text:span text:style-name="T9">Also for new data:</text:span></text:p>
          </draw:text-box>
        </draw:frame>
        <presentation:notes draw:style-name="dp2">
          <draw:page-thumbnail draw:style-name="gr6" draw:layer="layout" svg:width="13.968cm" svg:height="10.476cm" svg:x="3.81cm" svg:y="2.123cm" draw:page-number="6" presentation:class="page"/>
          <draw:frame presentation:style-name="pr3" draw:text-style-name="P6" draw:layer="layout" svg:width="17.271cm" svg:height="12.572cm" svg:x="2.159cm" svg:y="13.271cm" presentation:class="notes" presentation:user-transformed="true">
            <draw:text-box>
              <text:p><text:span text:style-name="T4">For both regression and classification, it’s important to keep in mind the concept of generalization.</text:span></text:p>
              <text:p><text:span text:style-name="T4">Let’s say we have a regression task. We have features, that is data vectors x_i and targets y_i drawn from a joint distribution.</text:span></text:p>
              <text:p><text:span text:style-name="T4">We now want to learn a function f, such that f(x) is approximately y, not on this training data, but on new data drawn from this distribution. This is what’s called generalization, and this is a core distinction to function approximation. In principle we don’t care about how well we do on x_i, we only care how well we do on new samples from the distribution</text:span></text:p>
              <text:p><text:span text:style-name="T4">We’ll go into much more detail about generalization in two weeks, when we dive into supervised learning. </text:span></text:p>
            </draw:text-box>
          </draw:frame>
        </presentation:notes>
      </draw:page>
      <draw:page draw:name="page7" draw:style-name="dp3" draw:master-page-name="Default" presentation:presentation-page-layout-name="AL4T1">
        <office:forms form:automatic-focus="false" form:apply-design-mode="false"/>
        <draw:frame draw:style-name="gr4" draw:text-style-name="P3" draw:layer="layout" svg:width="13.916cm" svg:height="9.325cm" svg:x="13.208cm" svg:y="0.254cm">
          <draw:image xlink:href="Pictures/1000020100000727000004CB28C92DB38D279840.png" xlink:type="simple" xlink:show="embed" xlink:actuate="onLoad">
            <text:p/>
          </draw:image>
        </draw:frame>
        <draw:frame draw:style-name="gr47" draw:text-style-name="P15" draw:layer="layout" svg:width="15.748cm" svg:height="13.97cm" svg:x="1.524cm" svg:y="3.302cm">
          <draw:text-box>
            <text:p><text:span text:style-name="T10">Classification</text:span></text:p>
            <text:p><text:span text:style-name="T10">Regression</text:span></text:p>
            <text:p><text:span text:style-name="T10">Clustering</text:span></text:p>
            <text:p><text:span text:style-name="T10">Semi-Supervised Learning</text:span></text:p>
            <text:p><text:span text:style-name="T10">Feature Selection</text:span></text:p>
            <text:p><text:span text:style-name="T10">Feature Extraction</text:span></text:p>
            <text:p><text:span text:style-name="T10">Manifold Learning</text:span></text:p>
            <text:p><text:span text:style-name="T10">Dimensionality Reduction</text:span></text:p>
            <text:p><text:span text:style-name="T10">Kernel Approximation</text:span></text:p>
            <text:p><text:span text:style-name="T10">Hyperparameter Optimization</text:span></text:p>
            <text:p><text:span text:style-name="T10">Evaluation Metrics</text:span></text:p>
            <text:p><text:span text:style-name="T10">Out-of-core learning</text:span></text:p>
            <text:p><text:span text:style-name="T10">…</text:span><text:span text:style-name="T10">...</text:span></text:p>
          </draw:text-box>
        </draw:frame>
        <presentation:notes draw:style-name="dp2">
          <draw:page-thumbnail draw:style-name="gr6" draw:layer="layout" svg:width="13.968cm" svg:height="10.476cm" svg:x="3.81cm" svg:y="2.123cm" draw:page-number="7" presentation:class="page"/>
          <draw:frame presentation:style-name="pr3" draw:text-style-name="P12" draw:layer="layout" svg:width="17.271cm" svg:height="12.572cm" svg:x="2.159cm" svg:y="13.271cm" presentation:class="notes" presentation:placeholder="true">
            <draw:text-box/>
          </draw:frame>
        </presentation:notes>
      </draw:page>
      <draw:page draw:name="page8" draw:style-name="dp4" draw:master-page-name="Default" presentation:presentation-page-layout-name="AL4T1" presentation:use-footer-name="ftr1">
        <office:forms form:automatic-focus="false" form:apply-design-mode="false"/>
        <draw:frame presentation:style-name="pr6"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draw:frame draw:style-name="gr4" draw:text-style-name="P3" draw:layer="layout" svg:width="4.114cm" svg:height="9.398cm" svg:x="1.4cm" svg:y="0.837cm">
          <draw:image xlink:href="Pictures/10000000000000D0000001DB1DE6DA8D188FE588.png" xlink:type="simple" xlink:show="embed" xlink:actuate="onLoad">
            <text:p/>
          </draw:image>
        </draw:frame>
        <draw:frame draw:style-name="gr4" draw:text-style-name="P3" draw:layer="layout" svg:width="5.027cm" svg:height="9.256cm" svg:x="8.435cm" svg:y="0.837cm">
          <draw:image xlink:href="Pictures/10000000000000FC000001D026048E3DE62E1E4C.png" xlink:type="simple" xlink:show="embed" xlink:actuate="onLoad">
            <text:p/>
          </draw:image>
        </draw:frame>
        <draw:frame draw:style-name="gr4" draw:text-style-name="P3" draw:layer="layout" svg:width="4.354cm" svg:height="9.256cm" svg:x="16.002cm" svg:y="0.837cm">
          <draw:image xlink:href="Pictures/10000000000000DF000001DA3AF8458E0357F874.png" xlink:type="simple" xlink:show="embed" xlink:actuate="onLoad">
            <text:p/>
          </draw:image>
        </draw:frame>
        <draw:frame draw:style-name="gr4" draw:text-style-name="P3" draw:layer="layout" svg:width="4.331cm" svg:height="9.51cm" svg:x="23.368cm" svg:y="0.762cm">
          <draw:image xlink:href="Pictures/10000000000000D7000001D838ECCC415B8F3EC6.png" xlink:type="simple" xlink:show="embed" xlink:actuate="onLoad">
            <text:p/>
          </draw:image>
        </draw:frame>
        <draw:frame draw:style-name="gr4" draw:text-style-name="P3" draw:layer="layout" svg:width="4.347cm" svg:height="9.398cm" svg:x="4.572cm" svg:y="10.668cm">
          <draw:image xlink:href="Pictures/10000000000000D8000001D34F22A58ABD8D1719.png" xlink:type="simple" xlink:show="embed" xlink:actuate="onLoad">
            <text:p/>
          </draw:image>
        </draw:frame>
        <draw:frame draw:style-name="gr4" draw:text-style-name="P3" draw:layer="layout" svg:width="5.742cm" svg:height="8.89cm" svg:x="11.43cm" svg:y="10.922cm">
          <draw:image xlink:href="Pictures/100000000000012D000001D2F62110A3AF6A3E1A.png" xlink:type="simple" xlink:show="embed" xlink:actuate="onLoad">
            <text:p/>
          </draw:image>
        </draw:frame>
        <draw:frame draw:style-name="gr4" draw:text-style-name="P3" draw:layer="layout" svg:width="4.387cm" svg:height="9.296cm" svg:x="19.558cm" svg:y="10.77cm">
          <draw:image xlink:href="Pictures/10000000000000DB000001D0F2450944FF803B0A.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8" presentation:class="page"/>
          <draw:frame presentation:style-name="pr3" draw:text-style-name="P12" draw:layer="layout" svg:width="17.271cm" svg:height="12.572cm" svg:x="2.159cm" svg:y="13.271cm" presentation:class="notes" presentation:placeholder="true">
            <draw:text-box/>
          </draw:frame>
        </presentation:notes>
      </draw:page>
      <draw:page draw:name="page9" draw:style-name="dp3" draw:master-page-name="Default" presentation:presentation-page-layout-name="AL4T1">
        <office:forms form:automatic-focus="false" form:apply-design-mode="false"/>
        <draw:frame presentation:style-name="pr6" draw:layer="layout" svg:width="25.199cm" svg:height="3.506cm" svg:x="1.4cm" svg:y="0.837cm" presentation:class="title">
          <draw:text-box>
            <text:p>Get the notebooks!</text:p>
          </draw:text-box>
        </draw:frame>
        <draw:frame presentation:style-name="pr11" draw:text-style-name="P17" draw:layer="layout" svg:width="27.178cm" svg:height="2.31cm" svg:x="0.254cm" svg:y="18.01cm">
          <draw:text-box>
            <text:list text:style-name="L3">
              <text:list-header>
                <text:p text:style-name="P16"><text:span text:style-name="T3">https://github.com/amueller/ml-training-intro</text:span></text:p>
              </text:list-header>
            </text:list>
          </draw:text-box>
        </draw:frame>
        <draw:frame draw:style-name="gr48" draw:text-style-name="P3" draw:layer="layout" svg:width="17.018cm" svg:height="12.065cm" svg:x="4.826cm" svg:y="3.81cm">
          <draw:image xlink:href="Pictures/100000000000049E00000346E35D74298E345DA6.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9" presentation:class="page"/>
          <draw:frame presentation:style-name="pr3" draw:text-style-name="P12"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4T1">
        <office:forms form:automatic-focus="false" form:apply-design-mode="false"/>
        <draw:frame presentation:style-name="pr9" draw:layer="layout" svg:width="25.199cm" svg:height="12.179cm" svg:x="1.4cm" svg:y="4.914cm" presentation:class="outline" presentation:placeholder="true">
          <draw:text-box/>
        </draw:frame>
        <draw:frame draw:style-name="gr49" draw:text-style-name="P18" draw:layer="layout" svg:width="12.694cm" svg:height="1.216cm" svg:x="7.366cm" svg:y="18.85cm">
          <draw:text-box>
            <text:p><text:span text:style-name="T11">http://scikit-learn.org/</text:span></text:p>
          </draw:text-box>
        </draw:frame>
        <draw:frame draw:style-name="gr48" draw:text-style-name="P3" draw:layer="layout" svg:width="26.987cm" svg:height="17.7cm" svg:x="0.508cm" svg:y="0.508cm">
          <draw:image xlink:href="Pictures/10000000000003FC0000029D48AC17B10590796B.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10" presentation:class="page"/>
          <draw:frame presentation:style-name="pr3" draw:text-style-name="P6" draw:layer="layout" svg:width="17.271cm" svg:height="12.572cm" svg:x="2.159cm" svg:y="13.271cm" presentation:class="notes" presentation:placeholder="true">
            <draw:text-box/>
          </draw:frame>
        </presentation:notes>
      </draw:page>
      <draw:page draw:name="page11" draw:style-name="dp4" draw:master-page-name="Default" presentation:presentation-page-layout-name="AL1T0" presentation:use-footer-name="ftr1">
        <office:forms form:automatic-focus="false" form:apply-design-mode="false"/>
        <draw:frame presentation:style-name="pr6" draw:layer="layout" svg:width="25.199cm" svg:height="3.506cm" svg:x="1.4cm" svg:y="0.837cm" presentation:class="title">
          <draw:text-box>
            <text:p>Representing Data</text:p>
          </draw:text-box>
        </draw:frame>
        <draw:frame draw:style-name="gr50" draw:text-style-name="P19" draw:layer="layout" svg:width="17.78cm" svg:height="4.04cm" svg:x="2.54cm" svg:y="9.283cm">
          <draw:text-box>
            <text:p><text:span text:style-name="T12"><text:s/></text:span><text:span text:style-name="T13"><text:s/></text:span></text:p>
          </draw:text-box>
        </draw:frame>
        <draw:path draw:style-name="gr51" draw:text-style-name="P3" draw:layer="layout" svg:width="8.889cm" svg:height="0.507cm" draw:transform="rotate (-1.5707963267949) translate (7.12cm 6.858cm)" svg:viewBox="0 0 8890 508" svg:d="M0 0c0 0 2286 508 4572 508 2540 0 4318-508 4318-508">
          <text:p/>
        </draw:path>
        <draw:path draw:style-name="gr51" draw:text-style-name="P3" xml:id="id28" draw:id="id28" draw:layer="layout" svg:width="8.889cm" svg:height="0.507cm" draw:transform="rotate (-1.5707963267949) translate (21.528cm 6.858cm)" svg:viewBox="0 0 8890 508" svg:d="M0 0c0 0 2286 508 4572 508 2540 0 4318-508 4318-508">
          <text:p/>
        </draw:path>
        <draw:path draw:style-name="gr51" draw:text-style-name="P3" xml:id="id29" draw:id="id29" draw:layer="layout" svg:width="8.889cm" svg:height="0.507cm" draw:transform="rotate (1.5707963267949) translate (23.56cm 15.748cm)" svg:viewBox="0 0 8890 508" svg:d="M8890 0c0 0-2286 508-4572 508-2540 0-4318-508-4318-508">
          <text:p/>
        </draw:path>
        <draw:path draw:style-name="gr51" draw:text-style-name="P3" draw:layer="layout" svg:width="8.889cm" svg:height="0.507cm" draw:transform="rotate (1.5707963267949) translate (15.494cm 15.748cm)" svg:viewBox="0 0 8890 508" svg:d="M8890 0c0 0-2286 508-4572 508-2540 0-4318-508-4318-508">
          <text:p/>
        </draw:path>
        <draw:frame draw:style-name="gr52" draw:text-style-name="P1" draw:layer="layout" svg:width="3.563cm" svg:height="2.148cm" svg:x="2.787cm" svg:y="10.229cm">
          <draw:text-box>
            <text:p><text:span text:style-name="T1">X = </text:span></text:p>
          </draw:text-box>
        </draw:frame>
        <draw:frame draw:style-name="gr53" draw:text-style-name="P1" xml:id="id30" draw:id="id30" draw:layer="layout" svg:width="3.279cm" svg:height="2.148cm" svg:x="18.027cm" svg:y="10.229cm">
          <draw:text-box>
            <text:p><text:span text:style-name="T1">y = </text:span></text:p>
          </draw:text-box>
        </draw:frame>
        <draw:frame draw:style-name="Default_5f_2"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2">1.1</text:span></text:p>
              </table:table-cell>
              <table:table-cell>
                <text:p><text:span text:style-name="T12">2.2</text:span></text:p>
              </table:table-cell>
              <table:table-cell>
                <text:p><text:span text:style-name="T12">3.4</text:span></text:p>
              </table:table-cell>
              <table:table-cell>
                <text:p><text:span text:style-name="T12">5.6</text:span></text:p>
              </table:table-cell>
              <table:table-cell>
                <text:p><text:span text:style-name="T12">1.0</text:span></text:p>
              </table:table-cell>
            </table:table-row>
            <table:table-row table:style-name="ro1" table:default-cell-style-name="ce1">
              <table:table-cell>
                <text:p><text:span text:style-name="T12">6.7</text:span></text:p>
              </table:table-cell>
              <table:table-cell>
                <text:p><text:span text:style-name="T12">0.5</text:span></text:p>
              </table:table-cell>
              <table:table-cell>
                <text:p><text:span text:style-name="T12">0.4</text:span></text:p>
              </table:table-cell>
              <table:table-cell>
                <text:p><text:span text:style-name="T12">2.6</text:span></text:p>
              </table:table-cell>
              <table:table-cell>
                <text:p><text:span text:style-name="T12">1.6</text:span></text:p>
              </table:table-cell>
            </table:table-row>
            <table:table-row table:style-name="ro1" table:default-cell-style-name="ce1">
              <table:table-cell>
                <text:p><text:span text:style-name="T12">2.4</text:span></text:p>
              </table:table-cell>
              <table:table-cell>
                <text:p><text:span text:style-name="T12">9.3</text:span></text:p>
              </table:table-cell>
              <table:table-cell>
                <text:p><text:span text:style-name="T12">7.3</text:span></text:p>
              </table:table-cell>
              <table:table-cell>
                <text:p><text:span text:style-name="T12">6.4</text:span></text:p>
              </table:table-cell>
              <table:table-cell>
                <text:p><text:span text:style-name="T12">2.8</text:span></text:p>
              </table:table-cell>
            </table:table-row>
            <table:table-row table:style-name="ro1" table:default-cell-style-name="ce1">
              <table:table-cell>
                <text:p><text:span text:style-name="T12">1.5</text:span></text:p>
              </table:table-cell>
              <table:table-cell>
                <text:p><text:span text:style-name="T12">0.0</text:span></text:p>
              </table:table-cell>
              <table:table-cell>
                <text:p><text:span text:style-name="T12">4.3</text:span></text:p>
              </table:table-cell>
              <table:table-cell>
                <text:p><text:span text:style-name="T12">8.3</text:span></text:p>
              </table:table-cell>
              <table:table-cell>
                <text:p><text:span text:style-name="T12">3.4</text:span></text:p>
              </table:table-cell>
            </table:table-row>
            <table:table-row table:style-name="ro1" table:default-cell-style-name="ce1">
              <table:table-cell>
                <text:p><text:span text:style-name="T12">0.5</text:span></text:p>
              </table:table-cell>
              <table:table-cell>
                <text:p><text:span text:style-name="T12">3.5</text:span></text:p>
              </table:table-cell>
              <table:table-cell>
                <text:p><text:span text:style-name="T12">8.1</text:span></text:p>
              </table:table-cell>
              <table:table-cell>
                <text:p><text:span text:style-name="T12">3.6</text:span></text:p>
              </table:table-cell>
              <table:table-cell>
                <text:p><text:span text:style-name="T12">4.6</text:span></text:p>
              </table:table-cell>
            </table:table-row>
            <table:table-row table:style-name="ro1" table:default-cell-style-name="ce1">
              <table:table-cell>
                <text:p><text:span text:style-name="T12">5.1</text:span></text:p>
              </table:table-cell>
              <table:table-cell>
                <text:p><text:span text:style-name="T12">9.7</text:span></text:p>
              </table:table-cell>
              <table:table-cell>
                <text:p><text:span text:style-name="T12">3.5</text:span></text:p>
              </table:table-cell>
              <table:table-cell>
                <text:p><text:span text:style-name="T12">7.9</text:span></text:p>
              </table:table-cell>
              <table:table-cell>
                <text:p><text:span text:style-name="T12">5.1</text:span></text:p>
              </table:table-cell>
            </table:table-row>
            <table:table-row table:style-name="ro2" table:default-cell-style-name="ce1">
              <table:table-cell>
                <text:p><text:span text:style-name="T12">3.7</text:span></text:p>
              </table:table-cell>
              <table:table-cell>
                <text:p><text:span text:style-name="T12">7.8</text:span></text:p>
              </table:table-cell>
              <table:table-cell>
                <text:p><text:span text:style-name="T12">2.6</text:span></text:p>
              </table:table-cell>
              <table:table-cell>
                <text:p><text:span text:style-name="T12">3.2</text:span></text:p>
              </table:table-cell>
              <table:table-cell>
                <text:p><text:span text:style-name="T12">6.3</text:span></text:p>
              </table:table-cell>
            </table:table-row>
          </table:table>
          <draw:image xlink:href="Pictures/TablePreview1.svm" xlink:type="simple" xlink:show="embed" xlink:actuate="onLoad"/>
        </draw:frame>
        <draw:frame draw:style-name="Default_5f_2" xml:id="id31" draw:id="id31" draw:layer="layout" svg:width="1.578cm" svg:height="8.536cm" svg:x="21.86cm" svg:y="7.22cm">
          <table:table table:template-name="bw">
            <table:table-column table:style-name="co1"/>
            <table:table-row table:style-name="ro1">
              <table:table-cell table:style-name="ce1">
                <text:p><text:span text:style-name="T12">1.6</text:span></text:p>
              </table:table-cell>
            </table:table-row>
            <table:table-row table:style-name="ro1">
              <table:table-cell table:style-name="ce1">
                <text:p><text:span text:style-name="T12">2.7</text:span></text:p>
              </table:table-cell>
            </table:table-row>
            <table:table-row table:style-name="ro1">
              <table:table-cell table:style-name="ce1">
                <text:p><text:span text:style-name="T12">4.4</text:span></text:p>
              </table:table-cell>
            </table:table-row>
            <table:table-row table:style-name="ro1">
              <table:table-cell table:style-name="ce1">
                <text:p><text:span text:style-name="T12">0.5</text:span></text:p>
              </table:table-cell>
            </table:table-row>
            <table:table-row table:style-name="ro1">
              <table:table-cell table:style-name="ce1">
                <text:p><text:span text:style-name="T12">0.2</text:span></text:p>
              </table:table-cell>
            </table:table-row>
            <table:table-row table:style-name="ro1">
              <table:table-cell table:style-name="ce1">
                <text:p><text:span text:style-name="T12">5.6</text:span></text:p>
              </table:table-cell>
            </table:table-row>
            <table:table-row table:style-name="ro2">
              <table:table-cell table:style-name="ce1">
                <text:p><text:span text:style-name="T12">6.7</text:span></text:p>
              </table:table-cell>
            </table:table-row>
          </table:table>
          <draw:image xlink:href="Pictures/TablePreview2.svm" xlink:type="simple" xlink:show="embed" xlink:actuate="onLoad"/>
        </draw:frame>
        <draw:frame draw:style-name="gr54" draw:text-style-name="P2" xml:id="id24" draw:id="id24" draw:layer="layout" svg:width="5.088cm" svg:height="1.204cm" svg:x="1.77cm" svg:y="7.166cm">
          <draw:text-box>
            <text:p><text:span text:style-name="T2">one sample</text:span></text:p>
          </draw:text-box>
        </draw:frame>
        <draw:custom-shape draw:style-name="gr55" draw:text-style-name="P3" xml:id="id25" draw:id="id25" draw:layer="layout" svg:width="8.374cm" svg:height="1.27cm" svg:x="7.12cm" svg:y="7.012cm">
          <text:p/>
          <draw:enhanced-geometry svg:viewBox="0 0 21600 21600" draw:type="rectangle" draw:enhanced-path="M 0 0 L 21600 0 21600 21600 0 21600 0 0 Z N"/>
        </draw:custom-shape>
        <draw:frame draw:style-name="gr54" draw:text-style-name="P2" xml:id="id26" draw:id="id26" draw:layer="layout" svg:width="7.62cm" svg:height="1.204cm" svg:x="7.366cm" svg:y="16.764cm">
          <draw:text-box>
            <text:p><text:span text:style-name="T2">one feature</text:span></text:p>
          </draw:text-box>
        </draw:frame>
        <draw:custom-shape draw:style-name="gr56" draw:text-style-name="P3" xml:id="id27" draw:id="id27" draw:layer="layout" svg:width="1.77cm" svg:height="8.636cm" svg:x="7.067cm" svg:y="6.961cm">
          <text:p/>
          <draw:enhanced-geometry svg:viewBox="0 0 21600 21600" draw:type="rectangle" draw:enhanced-path="M 0 0 L 21600 0 21600 21600 0 21600 0 0 Z N"/>
        </draw:custom-shape>
        <draw:frame draw:style-name="gr54" draw:text-style-name="P2" xml:id="id32" draw:id="id32" draw:layer="layout" svg:width="8.89cm" svg:height="1.204cm" svg:x="18.796cm" svg:y="16.564cm">
          <draw:text-box>
            <text:p><text:span text:style-name="T2">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11" presentation:class="page"/>
          <draw:frame presentation:style-name="pr3" draw:text-style-name="P6" draw:layer="layout" svg:width="17.271cm" svg:height="12.572cm" svg:x="2.159cm" svg:y="13.271cm" presentation:class="notes" presentation:placeholder="true">
            <draw:text-box/>
          </draw:frame>
        </presentation:notes>
      </draw:page>
      <draw:page draw:name="page12" draw:style-name="dp4" draw:master-page-name="Default" presentation:presentation-page-layout-name="AL4T1" presentation:use-footer-name="ftr1">
        <office:forms form:automatic-focus="false" form:apply-design-mode="false"/>
        <draw:frame presentation:style-name="pr6" draw:layer="layout" svg:width="25.199cm" svg:height="3.506cm" svg:x="1.4cm" svg:y="0.837cm" presentation:class="title">
          <draw:text-box>
            <text:p>Training and Testing Data</text:p>
          </draw:text-box>
        </draw:frame>
        <draw:path draw:style-name="gr51" draw:text-style-name="P3" draw:layer="layout" svg:width="8.889cm" svg:height="0.507cm" draw:transform="rotate (-1.5707963267949) translate (7.134cm 6.858cm)" svg:viewBox="0 0 8890 508" svg:d="M0 0c0 0 2286 508 4572 508 2540 0 4318-508 4318-508">
          <text:p/>
        </draw:path>
        <draw:path draw:style-name="gr51" draw:text-style-name="P3" draw:layer="layout" svg:width="8.889cm" svg:height="0.507cm" draw:transform="rotate (1.5707963267949) translate (15.508cm 15.748cm)" svg:viewBox="0 0 8890 508" svg:d="M8890 0c0 0-2286 508-4572 508-2540 0-4318-508-4318-508">
          <text:p/>
        </draw:path>
        <draw:frame draw:style-name="gr57" draw:text-style-name="P1" draw:layer="layout" svg:width="3.563cm" svg:height="2.148cm" svg:x="2.801cm" svg:y="10.229cm">
          <draw:text-box>
            <text:p><text:span text:style-name="T1">X =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2">1.1</text:span></text:p>
              </table:table-cell>
              <table:table-cell>
                <text:p><text:span text:style-name="T12">2.2</text:span></text:p>
              </table:table-cell>
              <table:table-cell>
                <text:p><text:span text:style-name="T12">3.4</text:span></text:p>
              </table:table-cell>
              <table:table-cell>
                <text:p><text:span text:style-name="T12">5.6</text:span></text:p>
              </table:table-cell>
              <table:table-cell>
                <text:p><text:span text:style-name="T12">1.0</text:span></text:p>
              </table:table-cell>
            </table:table-row>
            <table:table-row table:style-name="ro1" table:default-cell-style-name="ce1">
              <table:table-cell>
                <text:p><text:span text:style-name="T12">6.7</text:span></text:p>
              </table:table-cell>
              <table:table-cell>
                <text:p><text:span text:style-name="T12">0.5</text:span></text:p>
              </table:table-cell>
              <table:table-cell>
                <text:p><text:span text:style-name="T12">0.4</text:span></text:p>
              </table:table-cell>
              <table:table-cell>
                <text:p><text:span text:style-name="T12">2.6</text:span></text:p>
              </table:table-cell>
              <table:table-cell>
                <text:p><text:span text:style-name="T12">1.6</text:span></text:p>
              </table:table-cell>
            </table:table-row>
            <table:table-row table:style-name="ro1" table:default-cell-style-name="ce1">
              <table:table-cell>
                <text:p><text:span text:style-name="T12">2.4</text:span></text:p>
              </table:table-cell>
              <table:table-cell>
                <text:p><text:span text:style-name="T12">9.3</text:span></text:p>
              </table:table-cell>
              <table:table-cell>
                <text:p><text:span text:style-name="T12">7.3</text:span></text:p>
              </table:table-cell>
              <table:table-cell>
                <text:p><text:span text:style-name="T12">6.4</text:span></text:p>
              </table:table-cell>
              <table:table-cell>
                <text:p><text:span text:style-name="T12">2.8</text:span></text:p>
              </table:table-cell>
            </table:table-row>
            <table:table-row table:style-name="ro1" table:default-cell-style-name="ce1">
              <table:table-cell>
                <text:p><text:span text:style-name="T12">1.5</text:span></text:p>
              </table:table-cell>
              <table:table-cell>
                <text:p><text:span text:style-name="T12">0.0</text:span></text:p>
              </table:table-cell>
              <table:table-cell>
                <text:p><text:span text:style-name="T12">4.3</text:span></text:p>
              </table:table-cell>
              <table:table-cell>
                <text:p><text:span text:style-name="T12">8.3</text:span></text:p>
              </table:table-cell>
              <table:table-cell>
                <text:p><text:span text:style-name="T12">3.4</text:span></text:p>
              </table:table-cell>
            </table:table-row>
            <table:table-row table:style-name="ro1" table:default-cell-style-name="ce1">
              <table:table-cell>
                <text:p><text:span text:style-name="T12">0.5</text:span></text:p>
              </table:table-cell>
              <table:table-cell>
                <text:p><text:span text:style-name="T12">3.5</text:span></text:p>
              </table:table-cell>
              <table:table-cell>
                <text:p><text:span text:style-name="T12">8.1</text:span></text:p>
              </table:table-cell>
              <table:table-cell>
                <text:p><text:span text:style-name="T12">3.6</text:span></text:p>
              </table:table-cell>
              <table:table-cell>
                <text:p><text:span text:style-name="T12">4.6</text:span></text:p>
              </table:table-cell>
            </table:table-row>
            <table:table-row table:style-name="ro1" table:default-cell-style-name="ce1">
              <table:table-cell>
                <text:p><text:span text:style-name="T12">5.1</text:span></text:p>
              </table:table-cell>
              <table:table-cell>
                <text:p><text:span text:style-name="T12">9.7</text:span></text:p>
              </table:table-cell>
              <table:table-cell>
                <text:p><text:span text:style-name="T12">3.5</text:span></text:p>
              </table:table-cell>
              <table:table-cell>
                <text:p><text:span text:style-name="T12">7.9</text:span></text:p>
              </table:table-cell>
              <table:table-cell>
                <text:p><text:span text:style-name="T12">5.1</text:span></text:p>
              </table:table-cell>
            </table:table-row>
            <table:table-row table:style-name="ro2" table:default-cell-style-name="ce1">
              <table:table-cell>
                <text:p><text:span text:style-name="T12">3.7</text:span></text:p>
              </table:table-cell>
              <table:table-cell>
                <text:p><text:span text:style-name="T12">7.8</text:span></text:p>
              </table:table-cell>
              <table:table-cell>
                <text:p><text:span text:style-name="T12">2.6</text:span></text:p>
              </table:table-cell>
              <table:table-cell>
                <text:p><text:span text:style-name="T12">3.2</text:span></text:p>
              </table:table-cell>
              <table:table-cell>
                <text:p><text:span text:style-name="T12">6.3</text:span></text:p>
              </table:table-cell>
            </table:table-row>
          </table:table>
          <draw:image xlink:href="Pictures/TablePreview3.svm" xlink:type="simple" xlink:show="embed" xlink:actuate="onLoad"/>
        </draw:frame>
        <draw:path draw:style-name="gr51" draw:text-style-name="P3" draw:layer="layout" svg:width="8.889cm" svg:height="0.507cm" draw:transform="rotate (-1.5707963267949) translate (21.542cm 6.854cm)" svg:viewBox="0 0 8890 508" svg:d="M0 0c0 0 2286 508 4572 508 2540 0 4318-508 4318-508">
          <text:p/>
        </draw:path>
        <draw:path draw:style-name="gr51" draw:text-style-name="P3" draw:layer="layout" svg:width="8.889cm" svg:height="0.507cm" draw:transform="rotate (1.5707963267949) translate (23.574cm 15.744cm)" svg:viewBox="0 0 8890 508" svg:d="M8890 0c0 0-2286 508-4572 508-2540 0-4318-508-4318-508">
          <text:p/>
        </draw:path>
        <draw:frame draw:style-name="gr58" draw:text-style-name="P1" draw:layer="layout" svg:width="3.279cm" svg:height="2.148cm" svg:x="18.041cm" svg:y="10.225cm">
          <draw:text-box>
            <text:p><text:span text:style-name="T1">y = </text:span></text:p>
          </draw:text-box>
        </draw:frame>
        <draw:frame draw:style-name="standard" draw:layer="layout" svg:width="1.578cm" svg:height="8.536cm" svg:x="21.874cm" svg:y="7.216cm">
          <table:table table:template-name="bw">
            <table:table-column table:style-name="co1"/>
            <table:table-row table:style-name="ro1">
              <table:table-cell table:style-name="ce1">
                <text:p><text:span text:style-name="T12">1.6</text:span></text:p>
              </table:table-cell>
            </table:table-row>
            <table:table-row table:style-name="ro1">
              <table:table-cell table:style-name="ce1">
                <text:p><text:span text:style-name="T12">2.7</text:span></text:p>
              </table:table-cell>
            </table:table-row>
            <table:table-row table:style-name="ro1">
              <table:table-cell table:style-name="ce1">
                <text:p><text:span text:style-name="T12">4.4</text:span></text:p>
              </table:table-cell>
            </table:table-row>
            <table:table-row table:style-name="ro1">
              <table:table-cell table:style-name="ce1">
                <text:p><text:span text:style-name="T12">0.5</text:span></text:p>
              </table:table-cell>
            </table:table-row>
            <table:table-row table:style-name="ro1">
              <table:table-cell table:style-name="ce1">
                <text:p><text:span text:style-name="T12">0.2</text:span></text:p>
              </table:table-cell>
            </table:table-row>
            <table:table-row table:style-name="ro1">
              <table:table-cell table:style-name="ce1">
                <text:p><text:span text:style-name="T12">5.6</text:span></text:p>
              </table:table-cell>
            </table:table-row>
            <table:table-row table:style-name="ro2">
              <table:table-cell table:style-name="ce1">
                <text:p><text:span text:style-name="T12">6.7</text:span></text:p>
              </table:table-cell>
            </table:table-row>
          </table:table>
          <draw:image xlink:href="Pictures/TablePreview4.svm" xlink:type="simple" xlink:show="embed" xlink:actuate="onLoad"/>
        </draw:frame>
        <draw:custom-shape draw:style-name="gr59" draw:text-style-name="P3" xml:id="id33" draw:id="id33" draw:layer="layout" svg:width="9.906cm" svg:height="6.35cm" svg:x="6.35cm" svg:y="6.604cm">
          <text:p/>
          <draw:enhanced-geometry svg:viewBox="0 0 21600 21600" draw:type="rectangle" draw:enhanced-path="M 0 0 L 21600 0 21600 21600 0 21600 0 0 Z N"/>
        </draw:custom-shape>
        <draw:custom-shape draw:style-name="gr60" draw:text-style-name="P3" xml:id="id34" draw:id="id34" draw:layer="layout" svg:width="3.556cm" svg:height="6.35cm" svg:x="20.828cm" svg:y="6.604cm">
          <text:p/>
          <draw:enhanced-geometry svg:viewBox="0 0 21600 21600" draw:type="rectangle" draw:enhanced-path="M 0 0 L 21600 0 21600 21600 0 21600 0 0 Z N"/>
        </draw:custom-shape>
        <draw:frame draw:style-name="gr61" draw:text-style-name="P20" xml:id="id35" draw:id="id35" draw:layer="layout" svg:width="5.842cm" svg:height="1.204cm" svg:x="8.89cm" svg:y="5.334cm">
          <draw:text-box>
            <text:p><text:span text:style-name="T14">training set</text:span></text:p>
          </draw:text-box>
        </draw:frame>
        <draw:frame draw:style-name="gr61" draw:text-style-name="P21" xml:id="id36" draw:id="id36" draw:layer="layout" svg:width="5.842cm" svg:height="1.204cm" svg:x="9.144cm" svg:y="16.256cm">
          <draw:text-box>
            <text:p><text:span text:style-name="T15">test set</text:span></text:p>
          </draw:text-box>
        </draw:frame>
        <draw:custom-shape draw:style-name="gr62" draw:text-style-name="P3" xml:id="id37" draw:id="id37" draw:layer="layout" svg:width="9.906cm" svg:height="2.7cm" svg:x="6.35cm" svg:y="13.208cm">
          <text:p/>
          <draw:enhanced-geometry svg:viewBox="0 0 21600 21600" draw:type="rectangle" draw:enhanced-path="M 0 0 L 21600 0 21600 21600 0 21600 0 0 Z N"/>
        </draw:custom-shape>
        <draw:custom-shape draw:style-name="gr63" draw:text-style-name="P3" xml:id="id38" draw:id="id38" draw:layer="layout" svg:width="3.556cm" svg:height="2.7cm" svg:x="20.828cm" svg:y="13.20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draw:text-box>
            <text:p><text:span text:style-name="T6">IPython Notebook:</text:span><text:span text:style-name="T6"><text:line-break/></text:span><text:span text:style-name="T6">Part 0 – Data Loading</text:span></text:p>
          </draw:text-box>
        </draw:frame>
        <presentation:notes draw:style-name="dp2">
          <office:forms form:automatic-focus="false" form:apply-design-mode="false"/>
          <draw:page-thumbnail draw:style-name="gr6" draw:layer="layout" svg:width="13.968cm" svg:height="10.476cm" svg:x="3.81cm" svg:y="2.123cm" draw:page-number="13" presentation:class="page"/>
          <draw:frame presentation:style-name="pr3" draw:text-style-name="P6"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1T0">
        <office:forms form:automatic-focus="false" form:apply-design-mode="false"/>
        <draw:frame presentation:style-name="pr6" draw:layer="layout" svg:width="25.199cm" svg:height="3.506cm" svg:x="1.4cm" svg:y="0.837cm" presentation:class="title" presentation:user-transformed="true">
          <draw:text-box>
            <text:p>Supervised Machine Learning</text:p>
          </draw:text-box>
        </draw:frame>
        <draw:custom-shape draw:style-name="gr64" draw:text-style-name="P22" xml:id="id1" draw:id="id1" draw:layer="layout" svg:width="6.604cm" svg:height="2.032cm" svg:x="1.855cm" svg:y="4.572cm">
          <text:p text:style-name="P16"><text:span text:style-name="T12">Training Data</text:span></text:p>
          <draw:enhanced-geometry svg:viewBox="0 0 21600 21600" draw:type="rectangle" draw:enhanced-path="M 0 0 L 21600 0 21600 21600 0 21600 0 0 Z N"/>
        </draw:custom-shape>
        <draw:custom-shape draw:style-name="gr64" draw:text-style-name="P22" xml:id="id3" draw:id="id3" draw:layer="layout" svg:width="6.604cm" svg:height="2.032cm" svg:x="1.855cm" svg:y="12.7cm">
          <text:p text:style-name="P16"><text:span text:style-name="T12">Test Data</text:span></text:p>
          <draw:enhanced-geometry svg:viewBox="0 0 21600 21600" draw:type="rectangle" draw:enhanced-path="M 0 0 L 21600 0 21600 21600 0 21600 0 0 Z N"/>
        </draw:custom-shape>
        <draw:custom-shape draw:style-name="gr64" draw:text-style-name="P22" xml:id="id5" draw:id="id5" draw:layer="layout" svg:width="6.604cm" svg:height="2.032cm" svg:x="1.855cm" svg:y="8.636cm">
          <text:p text:style-name="P16"><text:span text:style-name="T12">Training Labels</text:span></text:p>
          <draw:enhanced-geometry svg:viewBox="0 0 21600 21600" draw:type="rectangle" draw:enhanced-path="M 0 0 L 21600 0 21600 21600 0 21600 0 0 Z N"/>
        </draw:custom-shape>
        <draw:custom-shape draw:style-name="gr65" draw:text-style-name="P23" xml:id="id2" draw:id="id2" draw:layer="layout" svg:width="6.096cm" svg:height="2.286cm" svg:x="11.404cm" svg:y="6.096cm">
          <text:p text:style-name="P16"><text:span text:style-name="T12">Model</text:span></text:p>
          <draw:enhanced-geometry svg:viewBox="0 0 21600 21600" draw:type="rectangle" draw:enhanced-path="M 0 0 L 21600 0 21600 21600 0 21600 0 0 Z N"/>
        </draw:custom-shape>
        <draw:custom-shape draw:style-name="gr66" draw:text-style-name="P22" xml:id="id4" draw:id="id4" draw:layer="layout" svg:width="5.588cm" svg:height="2.032cm" svg:x="11.658cm" svg:y="12.7cm">
          <text:p text:style-name="P16"><text:span text:style-name="T12">Prediction</text:span></text:p>
          <draw:enhanced-geometry svg:viewBox="0 0 21600 21600" draw:type="rectangle" draw:enhanced-path="M 0 0 L 21600 0 21600 21600 0 21600 0 0 Z N"/>
        </draw:custom-shape>
        <draw:connector draw:style-name="gr67" draw:text-style-name="P24" draw:layer="layout" svg:x1="8.459cm" svg:y1="5.588cm" svg:x2="11.404cm" svg:y2="7.239cm" draw:start-shape="id1" draw:start-glue-point="1" draw:end-shape="id2" draw:end-glue-point="3" svg:d="M8459 5588h1526v1651h1419" svg:viewBox="0 0 2946 1652">
          <text:p/>
        </draw:connector>
        <draw:connector draw:style-name="gr68" draw:text-style-name="P16" draw:layer="layout" svg:x1="8.459cm" svg:y1="13.716cm" svg:x2="11.658cm" svg:y2="13.716cm" draw:start-shape="id3" draw:start-glue-point="1" draw:end-shape="id4" svg:d="M8459 13716h3199" svg:viewBox="0 0 3200 1">
          <text:p/>
        </draw:connector>
        <draw:connector draw:style-name="gr69" draw:text-style-name="P25" xml:id="id39" draw:id="id39" draw:layer="layout" svg:x1="8.459cm" svg:y1="13.716cm" svg:x2="11.658cm" svg:y2="13.716cm" draw:start-shape="id3" draw:start-glue-point="1" draw:end-shape="id4" draw:end-glue-point="3" svg:d="M8459 13716h3199" svg:viewBox="0 0 3200 1">
          <text:p/>
        </draw:connector>
        <draw:connector draw:style-name="gr70" draw:text-style-name="P16" xml:id="id40" draw:id="id40" draw:layer="layout" svg:x1="14.452cm" svg:y1="8.382cm" svg:x2="14.452cm" svg:y2="12.7cm" draw:start-shape="id2" draw:start-glue-point="2" draw:end-shape="id4" draw:end-glue-point="0" svg:d="M14452 8382v4318" svg:viewBox="0 0 1 4319">
          <text:p/>
        </draw:connector>
        <draw:connector draw:style-name="gr70" draw:text-style-name="P16" draw:layer="layout" svg:x1="8.459cm" svg:y1="5.588cm" svg:x2="11.404cm" svg:y2="7.239cm" draw:start-shape="id1" draw:start-glue-point="1" draw:end-shape="id2" draw:end-glue-point="3" svg:d="M8459 5588h1526v1651h1419" svg:viewBox="0 0 2946 1652">
          <text:p/>
        </draw:connector>
        <draw:connector draw:style-name="gr70" draw:text-style-name="P16" draw:layer="layout" svg:x1="8.459cm" svg:y1="9.652cm" svg:x2="11.404cm" svg:y2="7.239cm" draw:start-shape="id5" draw:start-glue-point="1" draw:end-shape="id2" draw:end-glue-point="3" svg:d="M8459 9652h1526v-2413h1419" svg:viewBox="0 0 2946 2414">
          <text:p/>
        </draw:connector>
        <draw:custom-shape draw:style-name="gr64" draw:text-style-name="P22" xml:id="id41" draw:id="id41" draw:layer="layout" svg:width="6.604cm" svg:height="2.032cm" svg:x="1.855cm" svg:y="16.002cm">
          <text:p text:style-name="P16"><text:span text:style-name="T12">Test Labels</text:span></text:p>
          <draw:enhanced-geometry svg:viewBox="0 0 21600 21600" draw:type="rectangle" draw:enhanced-path="M 0 0 L 21600 0 21600 21600 0 21600 0 0 Z N"/>
        </draw:custom-shape>
        <draw:custom-shape draw:style-name="gr66" draw:text-style-name="P22" xml:id="id6" draw:id="id6" draw:layer="layout" svg:width="5.588cm" svg:height="2.032cm" svg:x="11.658cm" svg:y="16.002cm">
          <text:p text:style-name="P16"><text:span text:style-name="T12">Evaluation</text:span></text:p>
          <draw:enhanced-geometry svg:viewBox="0 0 21600 21600" draw:type="rectangle" draw:enhanced-path="M 0 0 L 21600 0 21600 21600 0 21600 0 0 Z N"/>
        </draw:custom-shape>
        <draw:connector draw:style-name="gr69" draw:text-style-name="P25" xml:id="id42" draw:id="id42" draw:layer="layout" svg:x1="8.536cm" svg:y1="17.018cm" svg:x2="11.584cm" svg:y2="17.018cm" svg:d="M8536 17018h3048" svg:viewBox="0 0 3049 1">
          <text:p/>
        </draw:connector>
        <draw:connector draw:style-name="gr70" draw:text-style-name="P16" xml:id="id43" draw:id="id43" draw:layer="layout" svg:x1="14.452cm" svg:y1="14.732cm" svg:x2="14.452cm" svg:y2="16.002cm" draw:start-shape="id4" draw:end-shape="id6" draw:end-glue-point="0" svg:d="M14452 14732v1270" svg:viewBox="0 0 1 1271">
          <text:p/>
        </draw:connector>
        <draw:frame draw:style-name="gr71" draw:text-style-name="P19" xml:id="id44" draw:id="id44" draw:layer="layout" svg:width="3.048cm" svg:height="0.962cm" svg:x="20.574cm" svg:y="6.35cm">
          <draw:text-box>
            <text:p><text:span text:style-name="T12">Training</text:span></text:p>
          </draw:text-box>
        </draw:frame>
        <draw:frame draw:style-name="gr71" draw:text-style-name="P19" xml:id="id45" draw:id="id45" draw:layer="layout" svg:width="5.334cm" svg:height="0.962cm" svg:x="20.574cm" svg:y="14.478cm">
          <draw:text-box>
            <text:p><text:span text:style-name="T12">Gener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14" presentation:class="page"/>
          <draw:frame presentation:style-name="pr3" draw:text-style-name="P6"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4T1">
        <office:forms form:automatic-focus="false" form:apply-design-mode="false"/>
        <draw:frame draw:style-name="gr72" draw:text-style-name="P26" draw:layer="layout" svg:width="22.471cm" svg:height="10.414cm" svg:x="1.405cm" svg:y="2.54cm">
          <draw:text-box>
            <text:p><text:span text:style-name="T11"/></text:p>
            <text:p><text:span text:style-name="T16">clf </text:span><text:span text:style-name="T17">=</text:span><text:span text:style-name="T16"> RandomForestClassifier</text:span><text:span text:style-name="T17">()</text:span><text:span text:style-name="T16"> <text:s text:c="7"/></text:span><text:span text:style-name="T16"><text:line-break/></text:span><text:span text:style-name="T16"><text:line-break/></text:span><text:span text:style-name="T16"><text:line-break/></text:span><text:span text:style-name="T16">clf</text:span><text:span text:style-name="T17">.</text:span><text:span text:style-name="T16">fit</text:span><text:span text:style-name="T17">(</text:span><text:span text:style-name="T16">X_train</text:span><text:span text:style-name="T17">,</text:span><text:span text:style-name="T16"> y_train</text:span><text:span text:style-name="T17">)</text:span><text:span text:style-name="T16"> <text:s text:c="3"/></text:span></text:p>
            <text:p><text:span text:style-name="T11"/></text:p>
          </draw:text-box>
        </draw:frame>
        <draw:frame draw:style-name="gr73" draw:text-style-name="P26" draw:layer="layout" svg:width="23.876cm" svg:height="2.54cm" svg:x="1.27cm" svg:y="13.716cm">
          <draw:text-box>
            <text:p xml:id="id49" text:id="id49"><text:span text:style-name="T16">clf</text:span><text:span text:style-name="T17">.</text:span><text:span text:style-name="T16">score</text:span><text:span text:style-name="T17">(</text:span><text:span text:style-name="T16">X_test, y_test</text:span><text:span text:style-name="T17">)</text:span></text:p>
          </draw:text-box>
        </draw:frame>
        <draw:custom-shape draw:style-name="gr74" draw:text-style-name="P27" xml:id="id7" draw:id="id7" draw:layer="layout" svg:width="4.17cm" svg:height="1.495cm" svg:x="17.043cm" svg:y="5.08cm">
          <text:p text:style-name="P16"><text:span text:style-name="T18">Training Data</text:span></text:p>
          <draw:enhanced-geometry svg:viewBox="0 0 21600 21600" draw:type="rectangle" draw:enhanced-path="M 0 0 L 21600 0 21600 21600 0 21600 0 0 Z N"/>
        </draw:custom-shape>
        <draw:custom-shape draw:style-name="gr74" draw:text-style-name="P27" xml:id="id9" draw:id="id9" draw:layer="layout" svg:width="4.17cm" svg:height="1.495cm" svg:x="17.043cm" svg:y="11.061cm">
          <text:p text:style-name="P16"><text:span text:style-name="T18">Test Data</text:span></text:p>
          <draw:enhanced-geometry svg:viewBox="0 0 21600 21600" draw:type="rectangle" draw:enhanced-path="M 0 0 L 21600 0 21600 21600 0 21600 0 0 Z N"/>
        </draw:custom-shape>
        <draw:custom-shape draw:style-name="gr74" draw:text-style-name="P27" xml:id="id11" draw:id="id11" draw:layer="layout" svg:width="4.17cm" svg:height="1.495cm" svg:x="17.043cm" svg:y="8.071cm">
          <text:p text:style-name="P16"><text:span text:style-name="T18">Training Labels</text:span></text:p>
          <draw:enhanced-geometry svg:viewBox="0 0 21600 21600" draw:type="rectangle" draw:enhanced-path="M 0 0 L 21600 0 21600 21600 0 21600 0 0 Z N"/>
        </draw:custom-shape>
        <draw:custom-shape draw:style-name="gr75" draw:text-style-name="P23" xml:id="id8" draw:id="id8" draw:layer="layout" svg:width="3.85cm" svg:height="1.681cm" svg:x="23.074cm" svg:y="6.202cm">
          <text:p text:style-name="P16"><text:span text:style-name="T18">Model</text:span></text:p>
          <draw:enhanced-geometry svg:viewBox="0 0 21600 21600" draw:type="rectangle" draw:enhanced-path="M 0 0 L 21600 0 21600 21600 0 21600 0 0 Z N"/>
        </draw:custom-shape>
        <draw:custom-shape draw:style-name="gr76" draw:text-style-name="P27" xml:id="id10" draw:id="id10" draw:layer="layout" svg:width="3.529cm" svg:height="1.495cm" svg:x="23.235cm" svg:y="11.061cm">
          <text:p text:style-name="P16"><text:span text:style-name="T18">Prediction</text:span></text:p>
          <draw:enhanced-geometry svg:viewBox="0 0 21600 21600" draw:type="rectangle" draw:enhanced-path="M 0 0 L 21600 0 21600 21600 0 21600 0 0 Z N"/>
        </draw:custom-shape>
        <draw:connector draw:style-name="gr67" draw:text-style-name="P24" draw:layer="layout" svg:x1="21.213cm" svg:y1="5.827cm" svg:x2="23.074cm" svg:y2="7.042cm" draw:start-shape="id7" draw:start-glue-point="1" draw:end-shape="id8" draw:end-glue-point="3" svg:d="M21213 5827h984v1215h877" svg:viewBox="0 0 1862 1216">
          <text:p/>
        </draw:connector>
        <draw:connector draw:style-name="gr68" draw:text-style-name="P16" draw:layer="layout" svg:x1="21.213cm" svg:y1="11.808cm" svg:x2="23.235cm" svg:y2="11.808cm" draw:start-shape="id9" draw:start-glue-point="1" draw:end-shape="id10" svg:d="M21213 11808h2022" svg:viewBox="0 0 2023 1">
          <text:p/>
        </draw:connector>
        <draw:connector draw:style-name="gr77" draw:text-style-name="P25" xml:id="id46" draw:id="id46" draw:layer="layout" svg:x1="21.213cm" svg:y1="11.808cm" svg:x2="23.235cm" svg:y2="11.808cm" draw:start-shape="id9" draw:start-glue-point="1" draw:end-shape="id10" draw:end-glue-point="3" svg:d="M21213 11808h2022" svg:viewBox="0 0 2023 1">
          <text:p/>
        </draw:connector>
        <draw:connector draw:style-name="gr78" draw:text-style-name="P16" xml:id="id47" draw:id="id47" draw:layer="layout" svg:x1="24.999cm" svg:y1="7.883cm" svg:x2="24.999cm" svg:y2="11.061cm" draw:start-shape="id8" draw:start-glue-point="2" draw:end-shape="id10" draw:end-glue-point="0" svg:d="M24999 7883v3178" svg:viewBox="0 0 1 3179">
          <text:p/>
        </draw:connector>
        <draw:connector draw:style-name="gr78" draw:text-style-name="P16" draw:layer="layout" svg:x1="21.213cm" svg:y1="5.827cm" svg:x2="23.074cm" svg:y2="7.042cm" draw:start-shape="id7" draw:start-glue-point="1" draw:end-shape="id8" draw:end-glue-point="3" svg:d="M21213 5827h984v1215h877" svg:viewBox="0 0 1862 1216">
          <text:p/>
        </draw:connector>
        <draw:connector draw:style-name="gr78" draw:text-style-name="P16" draw:layer="layout" svg:x1="21.213cm" svg:y1="8.818cm" svg:x2="23.074cm" svg:y2="7.042cm" draw:start-shape="id11" draw:start-glue-point="1" draw:end-shape="id8" draw:end-glue-point="3" svg:d="M21213 8818h984v-1776h877" svg:viewBox="0 0 1862 1777">
          <text:p/>
        </draw:connector>
        <draw:custom-shape draw:style-name="gr74" draw:text-style-name="P27" xml:id="id50" draw:id="id50" draw:layer="layout" svg:width="4.17cm" svg:height="1.495cm" svg:x="17.043cm" svg:y="13.491cm">
          <text:p text:style-name="P16"><text:span text:style-name="T18">Test Labels</text:span></text:p>
          <draw:enhanced-geometry svg:viewBox="0 0 21600 21600" draw:type="rectangle" draw:enhanced-path="M 0 0 L 21600 0 21600 21600 0 21600 0 0 Z N"/>
        </draw:custom-shape>
        <draw:custom-shape draw:style-name="gr76" draw:text-style-name="P27" xml:id="id12" draw:id="id12" draw:layer="layout" svg:width="3.529cm" svg:height="1.495cm" svg:x="23.235cm" svg:y="13.491cm">
          <text:p text:style-name="P16"><text:span text:style-name="T18">Evaluation</text:span></text:p>
          <draw:enhanced-geometry svg:viewBox="0 0 21600 21600" draw:type="rectangle" draw:enhanced-path="M 0 0 L 21600 0 21600 21600 0 21600 0 0 Z N"/>
        </draw:custom-shape>
        <draw:connector draw:style-name="gr77" draw:text-style-name="P25" xml:id="id51" draw:id="id51" draw:layer="layout" svg:x1="21.262cm" svg:y1="14.239cm" svg:x2="23.188cm" svg:y2="14.239cm" svg:d="M21262 14239h1926" svg:viewBox="0 0 1927 1">
          <text:p/>
        </draw:connector>
        <draw:connector draw:style-name="gr78" draw:text-style-name="P16" xml:id="id52" draw:id="id52" draw:layer="layout" svg:x1="24.999cm" svg:y1="12.556cm" svg:x2="24.999cm" svg:y2="13.491cm" draw:start-shape="id10" draw:end-shape="id12" draw:end-glue-point="0" svg:d="M24999 12556v935" svg:viewBox="0 0 1 936">
          <text:p/>
        </draw:connector>
        <draw:frame draw:style-name="gr79" draw:text-style-name="P28" xml:id="id48" draw:id="id48" draw:layer="layout" svg:width="14.478cm" svg:height="1.524cm" svg:x="1.016cm" svg:y="11.43cm">
          <draw:text-box>
            <text:p><text:span text:style-name="T16">y_pred </text:span><text:span text:style-name="T17">=</text:span><text:span text:style-name="T16"> clf</text:span><text:span text:style-name="T17">.</text:span><text:span text:style-name="T16">predict</text:span><text:span text:style-name="T17">(</text:span><text:span text:style-name="T16">X_test</text:span><text:span text:style-name="T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15" presentation:class="page"/>
          <draw:frame presentation:style-name="pr3" draw:text-style-name="P6"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draw:text-box>
            <text:p><text:span text:style-name="T6">IPython Notebook:</text:span><text:span text:style-name="T6"><text:line-break/></text:span><text:span text:style-name="T6">Part 1 - Introduction to Scikit-learn</text:span></text:p>
          </draw:text-box>
        </draw:frame>
        <presentation:notes draw:style-name="dp2">
          <office:forms form:automatic-focus="false" form:apply-design-mode="false"/>
          <draw:page-thumbnail draw:style-name="gr6" draw:layer="layout" svg:width="13.968cm" svg:height="10.476cm" svg:x="3.81cm" svg:y="2.123cm" draw:page-number="16" presentation:class="page"/>
          <draw:frame presentation:style-name="pr3" draw:text-style-name="P6"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1T0">
        <office:forms form:automatic-focus="false" form:apply-design-mode="false"/>
        <draw:frame presentation:style-name="pr6" draw:layer="layout" svg:width="25.199cm" svg:height="3.506cm" svg:x="1.4cm" svg:y="0.837cm" presentation:class="title" presentation:user-transformed="true">
          <draw:text-box>
            <text:p>Unsupervised Machine Learning</text:p>
          </draw:text-box>
        </draw:frame>
        <draw:custom-shape draw:style-name="gr74" draw:text-style-name="P22" xml:id="id13" draw:id="id13" draw:layer="layout" svg:width="6.604cm" svg:height="2.032cm" svg:x="2.016cm" svg:y="6.223cm">
          <text:p text:style-name="P16"><text:span text:style-name="T12">Training Data</text:span></text:p>
          <draw:enhanced-geometry svg:viewBox="0 0 21600 21600" draw:type="rectangle" draw:enhanced-path="M 0 0 L 21600 0 21600 21600 0 21600 0 0 Z N"/>
        </draw:custom-shape>
        <draw:custom-shape draw:style-name="gr74" draw:text-style-name="P22" xml:id="id15" draw:id="id15" draw:layer="layout" svg:width="6.604cm" svg:height="2.032cm" svg:x="1.855cm" svg:y="12.7cm">
          <text:p text:style-name="P16"><text:span text:style-name="T12">Test Data</text:span></text:p>
          <draw:enhanced-geometry svg:viewBox="0 0 21600 21600" draw:type="rectangle" draw:enhanced-path="M 0 0 L 21600 0 21600 21600 0 21600 0 0 Z N"/>
        </draw:custom-shape>
        <draw:custom-shape draw:style-name="gr75" draw:text-style-name="P23" xml:id="id14" draw:id="id14" draw:layer="layout" svg:width="6.096cm" svg:height="2.286cm" svg:x="11.43cm" svg:y="6.096cm">
          <text:p text:style-name="P16"><text:span text:style-name="T12">Model</text:span></text:p>
          <draw:enhanced-geometry svg:viewBox="0 0 21600 21600" draw:type="rectangle" draw:enhanced-path="M 0 0 L 21600 0 21600 21600 0 21600 0 0 Z N"/>
        </draw:custom-shape>
        <draw:custom-shape draw:style-name="gr76" draw:text-style-name="P22" xml:id="id16" draw:id="id16" draw:layer="layout" svg:width="5.588cm" svg:height="2.032cm" svg:x="11.684cm" svg:y="12.7cm">
          <text:p text:style-name="P16"><text:span text:style-name="T12">New View</text:span></text:p>
          <draw:enhanced-geometry svg:viewBox="0 0 21600 21600" draw:type="rectangle" draw:enhanced-path="M 0 0 L 21600 0 21600 21600 0 21600 0 0 Z N"/>
        </draw:custom-shape>
        <draw:connector draw:style-name="gr67" draw:text-style-name="P24" draw:layer="layout" svg:x1="8.62cm" svg:y1="7.239cm" svg:x2="11.43cm" svg:y2="7.239cm" draw:start-shape="id13" draw:start-glue-point="1" draw:end-shape="id14" draw:end-glue-point="3" svg:d="M8620 7239h2810" svg:viewBox="0 0 2811 1">
          <text:p/>
        </draw:connector>
        <draw:connector draw:style-name="gr68" draw:text-style-name="P16" draw:layer="layout" svg:x1="8.459cm" svg:y1="13.716cm" svg:x2="11.684cm" svg:y2="13.716cm" draw:start-shape="id15" draw:start-glue-point="1" draw:end-shape="id16" svg:d="M8459 13716h3225" svg:viewBox="0 0 3226 1">
          <text:p/>
        </draw:connector>
        <draw:connector draw:style-name="gr69" draw:text-style-name="P25" xml:id="id53" draw:id="id53" draw:layer="layout" svg:x1="8.459cm" svg:y1="13.716cm" svg:x2="11.684cm" svg:y2="13.716cm" draw:start-shape="id15" draw:start-glue-point="1" draw:end-shape="id16" draw:end-glue-point="3" svg:d="M8459 13716h3225" svg:viewBox="0 0 3226 1">
          <text:p/>
        </draw:connector>
        <draw:connector draw:style-name="gr70" draw:text-style-name="P16" xml:id="id54" draw:id="id54" draw:layer="layout" svg:x1="14.478cm" svg:y1="8.382cm" svg:x2="14.478cm" svg:y2="12.7cm" draw:start-shape="id14" draw:start-glue-point="2" draw:end-shape="id16" draw:end-glue-point="0" svg:d="M14478 8382v4318" svg:viewBox="0 0 1 4319">
          <text:p/>
        </draw:connector>
        <draw:connector draw:style-name="gr70" draw:text-style-name="P16"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17" presentation:class="page"/>
          <draw:frame presentation:style-name="pr3" draw:text-style-name="P6"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4T1">
        <office:forms form:automatic-focus="false" form:apply-design-mode="false"/>
        <draw:frame draw:style-name="gr72" draw:text-style-name="P26" draw:layer="layout" svg:width="22.471cm" svg:height="10.414cm" svg:x="1.405cm" svg:y="6.64cm">
          <draw:text-box>
            <text:p><text:span text:style-name="T16">pca </text:span><text:span text:style-name="T17">=</text:span><text:span text:style-name="T16"> PCA</text:span><text:span text:style-name="T17">()</text:span><text:span text:style-name="T16"> <text:s text:c="7"/></text:span><text:span text:style-name="T16"><text:line-break/></text:span><text:span text:style-name="T16"><text:line-break/></text:span><text:span text:style-name="T16"/></text:p>
            <text:p><text:span text:style-name="T16"><text:line-break/></text:span><text:span text:style-name="T16">pca</text:span><text:span text:style-name="T17">.</text:span><text:span text:style-name="T16">fit</text:span><text:span text:style-name="T17">(</text:span><text:span text:style-name="T16">X_train</text:span><text:span text:style-name="T17">)</text:span><text:span text:style-name="T16"> <text:s text:c="3"/></text:span></text:p>
            <text:p><text:span text:style-name="T16"><text:line-break/></text:span><text:span text:style-name="T16"><text:line-break/></text:span><text:span text:style-name="T16"><text:line-break/></text:span><text:span text:style-name="T16"><text:line-break/></text:span><text:span text:style-name="T16">X_new </text:span><text:span text:style-name="T17">=</text:span><text:span text:style-name="T16"> pca</text:span><text:span text:style-name="T17">.</text:span><text:span text:style-name="T16">transform</text:span><text:span text:style-name="T17">(</text:span><text:span text:style-name="T16">X_test</text:span><text:span text:style-name="T17">)</text:span></text:p>
          </draw:text-box>
        </draw:frame>
        <draw:custom-shape draw:style-name="gr74" draw:text-style-name="P27" xml:id="id17" draw:id="id17" draw:layer="layout" svg:width="4.17cm" svg:height="1.495cm" svg:x="17.043cm" svg:y="10.395cm">
          <text:p text:style-name="P16"><text:span text:style-name="T18">Training Data</text:span></text:p>
          <draw:enhanced-geometry svg:viewBox="0 0 21600 21600" draw:type="rectangle" draw:enhanced-path="M 0 0 L 21600 0 21600 21600 0 21600 0 0 Z N"/>
        </draw:custom-shape>
        <draw:custom-shape draw:style-name="gr74" draw:text-style-name="P27" xml:id="id19" draw:id="id19" draw:layer="layout" svg:width="4.17cm" svg:height="1.495cm" svg:x="17.043cm" svg:y="15.161cm">
          <text:p text:style-name="P16"><text:span text:style-name="T18">Test Data</text:span></text:p>
          <draw:enhanced-geometry svg:viewBox="0 0 21600 21600" draw:type="rectangle" draw:enhanced-path="M 0 0 L 21600 0 21600 21600 0 21600 0 0 Z N"/>
        </draw:custom-shape>
        <draw:custom-shape draw:style-name="gr75" draw:text-style-name="P23" xml:id="id18" draw:id="id18" draw:layer="layout" svg:width="4.358cm" svg:height="1.681cm" svg:x="23.074cm" svg:y="10.302cm">
          <text:p text:style-name="P16"><text:span text:style-name="T18">Model</text:span></text:p>
          <draw:enhanced-geometry svg:viewBox="0 0 21600 21600" draw:type="rectangle" draw:enhanced-path="M 0 0 L 21600 0 21600 21600 0 21600 0 0 Z N"/>
        </draw:custom-shape>
        <draw:custom-shape draw:style-name="gr76" draw:text-style-name="P27" xml:id="id20" draw:id="id20" draw:layer="layout" svg:width="4.197cm" svg:height="1.777cm" svg:x="23.155cm" svg:y="15.02cm">
          <text:p text:style-name="P16"><text:span text:style-name="T18">Transformation</text:span></text:p>
          <draw:enhanced-geometry svg:viewBox="0 0 21600 21600" draw:type="rectangle" draw:enhanced-path="M 0 0 L 21600 0 21600 21600 0 21600 0 0 Z N"/>
        </draw:custom-shape>
        <draw:connector draw:style-name="gr67" draw:text-style-name="P24" draw:layer="layout" svg:x1="21.213cm" svg:y1="11.142cm" svg:x2="23.074cm" svg:y2="11.142cm" draw:start-shape="id17" draw:start-glue-point="1" draw:end-shape="id18" draw:end-glue-point="3" svg:d="M21213 11142h1861" svg:viewBox="0 0 1862 1">
          <text:p/>
        </draw:connector>
        <draw:connector draw:style-name="gr68" draw:text-style-name="P16" draw:layer="layout" svg:x1="21.213cm" svg:y1="15.908cm" svg:x2="23.155cm" svg:y2="15.908cm" draw:start-shape="id19" draw:start-glue-point="1" draw:end-shape="id20" svg:d="M21213 15908h1942" svg:viewBox="0 0 1943 1">
          <text:p/>
        </draw:connector>
        <draw:connector draw:style-name="gr77" draw:text-style-name="P25" draw:layer="layout" svg:x1="21.213cm" svg:y1="15.908cm" svg:x2="23.155cm" svg:y2="15.908cm" draw:start-shape="id19" draw:start-glue-point="1" draw:end-shape="id20" draw:end-glue-point="3" svg:d="M21213 15908h1942" svg:viewBox="0 0 1943 1">
          <text:p/>
        </draw:connector>
        <draw:connector draw:style-name="gr78" draw:text-style-name="P16" draw:layer="layout" svg:x1="25.253cm" svg:y1="11.983cm" svg:x2="25.253cm" svg:y2="15.02cm" draw:start-shape="id18" draw:start-glue-point="2" draw:end-shape="id20" draw:end-glue-point="0" svg:d="M25253 11983v3037" svg:viewBox="0 0 1 3038">
          <text:p/>
        </draw:connector>
        <draw:connector draw:style-name="gr78" draw:text-style-name="P16" draw:layer="layout" svg:x1="21.213cm" svg:y1="11.142cm" svg:x2="23.074cm" svg:y2="11.142cm" draw:start-shape="id17" draw:start-glue-point="1" draw:end-shape="id18" draw:end-glue-point="3" svg:d="M21213 11142h1861" svg:viewBox="0 0 1862 1">
          <text:p/>
        </draw:connector>
        <draw:frame presentation:style-name="pr6" draw:layer="layout" svg:width="25.199cm" svg:height="3.506cm" svg:x="1.401cm" svg:y="0.837cm" presentation:class="title" presentation:user-transformed="true">
          <draw:text-box>
            <text:p>Unsupervised Transformations</text:p>
          </draw:text-box>
        </draw:frame>
        <presentation:notes draw:style-name="dp2">
          <office:forms form:automatic-focus="false" form:apply-design-mode="false"/>
          <draw:page-thumbnail draw:style-name="gr6" draw:layer="layout" svg:width="13.968cm" svg:height="10.476cm" svg:x="3.81cm" svg:y="2.123cm" draw:page-number="18" presentation:class="page"/>
          <draw:frame presentation:style-name="pr3" draw:text-style-name="P6"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draw:text-box>
            <text:p><text:span text:style-name="T6">IPython Notebook:</text:span><text:span text:style-name="T6"><text:line-break/></text:span><text:span text:style-name="T6">Part 2 – Unsupervised Transformers</text:span></text:p>
          </draw:text-box>
        </draw:frame>
        <presentation:notes draw:style-name="dp2">
          <office:forms form:automatic-focus="false" form:apply-design-mode="false"/>
          <draw:page-thumbnail draw:style-name="gr6" draw:layer="layout" svg:width="13.968cm" svg:height="10.476cm" svg:x="3.81cm" svg:y="2.123cm" draw:page-number="19" presentation:class="page"/>
          <draw:frame presentation:style-name="pr3" draw:text-style-name="P6" draw:layer="layout" svg:width="17.271cm" svg:height="12.572cm" svg:x="2.159cm" svg:y="13.271cm" presentation:class="notes" presentation:placeholder="true">
            <draw:text-box/>
          </draw:frame>
        </presentation:notes>
      </draw:page>
      <draw:page draw:name="page20" draw:style-name="dp4" draw:master-page-name="Default" presentation:presentation-page-layout-name="AL4T1">
        <office:forms form:automatic-focus="false" form:apply-design-mode="false"/>
        <draw:frame presentation:style-name="pr6" draw:layer="layout" svg:width="25.199cm" svg:height="3.506cm" svg:x="1.4cm" svg:y="0.837cm" presentation:class="title" presentation:user-transformed="true">
          <draw:text-box>
            <text:p>Basic API</text:p>
          </draw:text-box>
        </draw:frame>
        <draw:frame presentation:style-name="pr9" draw:text-style-name="P29" draw:layer="layout" svg:width="25.199cm" svg:height="12.179cm" svg:x="1.4cm" svg:y="4.914cm" presentation:class="outline" presentation:user-transformed="true">
          <draw:text-box>
            <text:list text:style-name="L3">
              <text:list-header>
                <text:p text:style-name="P16"><text:span text:style-name="T19">estimator.fit(X, [y])</text:span><text:span text:style-name="T19"><text:line-break/></text:span><text:span text:style-name="T19"/></text:p>
              </text:list-header>
            </text:list>
          </draw:text-box>
        </draw:frame>
        <draw:frame draw:style-name="Default_5f_3" draw:layer="layout" svg:width="23.874cm" svg:height="12.074cm" svg:x="2.062cm" svg:y="7.52cm">
          <table:table table:template-name="bw">
            <table:table-column table:style-name="co3"/>
            <table:table-column table:style-name="co4"/>
            <table:table-row table:style-name="ro3" table:default-cell-style-name="ce2">
              <table:table-cell>
                <text:p><text:span text:style-name="T20">estimator.predict</text:span></text:p>
              </table:table-cell>
              <table:table-cell>
                <text:p><text:span text:style-name="T20">estimator.transform</text:span></text:p>
              </table:table-cell>
            </table:table-row>
            <table:table-row table:style-name="ro4" table:default-cell-style-name="ce3">
              <table:table-cell>
                <text:p><text:span text:style-name="T10">Classification</text:span></text:p>
              </table:table-cell>
              <table:table-cell>
                <text:p><text:span text:style-name="T10">Preprocessing</text:span></text:p>
              </table:table-cell>
            </table:table-row>
            <table:table-row table:style-name="ro4" table:default-cell-style-name="ce4">
              <table:table-cell>
                <text:p><text:span text:style-name="T10">Regression</text:span></text:p>
              </table:table-cell>
              <table:table-cell>
                <text:p><text:span text:style-name="T10">Dimensionality reduction</text:span></text:p>
              </table:table-cell>
            </table:table-row>
            <table:table-row table:style-name="ro4" table:default-cell-style-name="ce5">
              <table:table-cell>
                <text:p><text:span text:style-name="T10">Clustering</text:span></text:p>
              </table:table-cell>
              <table:table-cell>
                <text:p><text:span text:style-name="T10">Feature selection</text:span></text:p>
              </table:table-cell>
            </table:table-row>
            <table:table-row table:style-name="ro5" table:default-cell-style-name="ce5">
              <table:table-cell/>
              <table:table-cell>
                <text:p><text:span text:style-name="T10">Feature extraction</text:span></text:p>
              </table:table-cell>
            </table:table-row>
          </table:table>
          <draw:image xlink:href="Pictures/TablePreview5.svm" xlink:type="simple" xlink:show="embed" xlink:actuate="onLoad"/>
        </draw:frame>
        <draw:line draw:style-name="gr80" draw:text-style-name="P3" draw:layer="layout" svg:x1="1.496cm" svg:y1="9.398cm" svg:x2="25.654cm" svg:y2="9.398cm">
          <text:p/>
        </draw:line>
        <presentation:notes draw:style-name="dp2">
          <office:forms form:automatic-focus="false" form:apply-design-mode="false"/>
          <draw:page-thumbnail draw:style-name="gr6" draw:layer="layout" svg:width="13.968cm" svg:height="10.476cm" svg:x="3.81cm" svg:y="2.123cm" draw:page-number="20" presentation:class="page"/>
          <draw:frame presentation:style-name="pr3"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Nearest neighbors</text:p>
          </draw:text-box>
        </draw:frame>
        <draw:frame presentation:style-name="pr9" draw:layer="layout" svg:width="25.199cm" svg:height="12.179cm" svg:x="1.4cm" svg:y="4.914cm" presentation:class="outline" presentation:placeholder="true">
          <draw:text-box/>
        </draw:frame>
        <draw:frame draw:style-name="gr4" draw:text-style-name="P3" draw:layer="layout" svg:width="11.059cm" svg:height="11.482cm" svg:x="8.382cm" svg:y="4.914cm">
          <draw:image xlink:href="Pictures/10000000000001A2000001B2C239D8F5D5B21B57.png" xlink:type="simple" xlink:show="embed" xlink:actuate="onLoad">
            <text:p/>
          </draw:image>
        </draw:frame>
        <draw:frame draw:style-name="gr4" draw:text-style-name="P3" draw:layer="layout" svg:width="10.08cm" svg:height="11.535cm" svg:x="8.716cm" svg:y="5.294cm">
          <draw:image xlink:href="Pictures/100000000000017D000001B4F7BFE3DDC2017D66.png" xlink:type="simple" xlink:show="embed" xlink:actuate="onLoad">
            <text:p/>
          </draw:image>
        </draw:frame>
        <draw:frame draw:style-name="gr4" draw:text-style-name="P3" xml:id="id55" draw:id="id55" draw:layer="layout" svg:width="11.694cm" svg:height="11.799cm" svg:x="8.118cm" svg:y="5.294cm">
          <draw:image xlink:href="Pictures/10000000000001BA000001BE87FCA5CED954ACFC.png" xlink:type="simple" xlink:show="embed" xlink:actuate="onLoad">
            <text:p/>
          </draw:image>
        </draw:frame>
        <draw:g draw:name="bla">
          <svg:title>TexMaths</svg:title>
          <svg:desc>12§display§f(x) = y_i, i = \text{argmin}_j || x_j - x||§svg§600§FALSE§bla</svg:desc>
          <draw:polygon draw:style-name="gr81" draw:text-style-name="P9" draw:layer="layout" svg:width="15.125cm" svg:height="1.256cm" svg:x="5.842cm" svg:y="18.342cm" svg:viewBox="0 0 15126 1257" draw:points="7562,1257 0,1257 0,0 15126,0 15126,1257">
            <text:p/>
          </draw:polygon>
          <draw:path draw:style-name="gr82" draw:text-style-name="P10" draw:layer="layout" svg:width="0.557cm" svg:height="1.016cm" svg:x="5.9cm" svg:y="18.39cm" svg:viewBox="0 0 558 1017" svg:d="M352 340h97c20 0 33 0 33-21 0-12-13-12-31-12h-93l22-130c5-22 21-101 28-114 10-22 31-38 54-38 5 0 32 0 53 21-48 2-59 43-59 58 0 28 21 40 41 40 28 0 61-25 61-68 0-51-51-76-96-76-39 0-110 20-142 132-8 23-11 33-39 175h-76c-22 0-33 0-33 20 0 13 8 13 31 13h73l-83 441c-21 109-41 210-97 210-5 0-33 0-55-20 53-3 63-43 63-61 0-25-20-38-43-38-28 0-61 25-61 66 0 51 48 79 96 79 61 0 104-66 125-109 38-71 63-206 63-213z">
            <text:p/>
          </draw:path>
          <draw:path draw:style-name="gr83" draw:text-style-name="P10" draw:layer="layout" svg:width="0.26cm" svg:height="1.114cm" svg:x="6.616cm" svg:y="18.339cm" svg:viewBox="0 0 261 1115" svg:d="M261 1105c0-2 0-5-20-25-140-140-175-350-175-522 0-193 43-388 180-528 15-12 15-15 15-20 0-7-5-10-12-10-11 0-112 76-178 218-58 122-71 246-71 340 0 88 13 223 74 350 68 136 164 207 175 207 7 0 12-2 12-10z">
            <text:p/>
          </draw:path>
          <draw:path draw:style-name="gr84" draw:text-style-name="P10" draw:layer="layout" svg:width="0.557cm" svg:height="0.506cm" svg:x="6.971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4 74 76 0 114-79 119-86 13 43 53 86 119 86 117 0 180-145 180-172 0-11-10-11-12-11-10 0-13 3-16 11-35 121-114 147-149 147-43 0-61-36-61-74 0-25 8-48 20-99z">
            <text:p/>
          </draw:path>
          <draw:path draw:style-name="gr85" draw:text-style-name="P10" draw:layer="layout" svg:width="0.26cm" svg:height="1.114cm" svg:x="7.635cm" svg:y="18.339cm" svg:viewBox="0 0 261 1115" svg:d="M261 558c0-87-12-221-73-348-69-136-165-210-178-210-5 0-10 5-10 10s0 8 20 28c112 109 175 286 175 520 0 190-40 388-180 527-15 15-15 18-15 20 0 8 5 10 10 10 13 0 114-76 180-218 59-121 71-246 71-339z">
            <text:p/>
          </draw:path>
          <draw:path draw:style-name="gr86" draw:text-style-name="P10" draw:layer="layout" svg:width="0.742cm" svg:height="0.263cm" svg:x="8.375cm" svg:y="18.765cm" svg:viewBox="0 0 743 264" svg:d="M705 46c18 0 38 0 38-23s-20-23-36-23h-669c-18 0-38 0-38 23s20 23 38 23zM707 264c16 0 36 0 36-23s-20-23-38-23h-667c-18 0-38 0-38 23s20 23 38 23z">
            <text:p/>
          </draw:path>
          <draw:path draw:style-name="gr87" draw:text-style-name="P10" draw:layer="layout" svg:width="0.516cm" svg:height="0.721cm" svg:x="9.516cm" svg:y="18.681cm" svg:viewBox="0 0 517 722" svg:d="M512 68c5-15 5-17 5-25 0-20-17-30-33-30-12 0-30 5-40 22-3 6-10 41-15 61-8 28-16 59-23 89l-51 203c-3 15-51 94-127 94-56 0-68-49-68-92 0-50 20-119 58-218 18-45 20-58 20-81 0-50-35-91-91-91-106 0-147 162-147 172 0 11 10 11 13 11 12 0 12-3 17-21 31-104 77-137 115-137 7 0 27 0 27 36 0 28-10 56-20 78-43 117-63 183-63 234 0 98 71 134 137 134 43 0 81-20 111-51-12 59-28 112-71 173-30 38-73 71-124 71-15 0-66-5-84-49 18 0 31 0 46-12 13-10 23-26 23-46 0-35-31-40-41-40-25 0-63 17-63 73s51 96 119 96c117 0 231-101 261-228z">
            <text:p/>
          </draw:path>
          <draw:path draw:style-name="gr88" draw:text-style-name="P10" draw:layer="layout" svg:width="0.237cm" svg:height="0.526cm" svg:x="10.067cm" svg:y="18.823cm" svg:viewBox="0 0 238 527" svg:d="M218 30c0-12-10-30-30-30-23 0-46 20-46 43 0 13 10 31 33 31s43-23 43-44zM58 428c-5 11-7 18-7 33 0 36 30 66 73 66 79 0 114-109 114-119s-10-10-12-10c-10 0-10 5-16 13-17 63-53 93-83 93-15 0-18-10-18-27 0-18 5-31 13-49 7-22 15-43 23-63 7-18 35-91 40-99 3-7 5-18 5-25 0-38-33-66-76-66-78 0-114 106-114 119 0 10 10 10 13 10 12 0 12-5 15-12 20-69 56-97 84-97 12 0 20 8 20 28 0 18-5 30-25 79z">
            <text:p/>
          </draw:path>
          <draw:path draw:style-name="gr89" draw:text-style-name="P10" draw:layer="layout" svg:width="0.131cm" svg:height="0.334cm" svg:x="10.495cm" svg:y="19.056cm" svg:viewBox="0 0 132 335" svg:d="M132 117c0-74-28-117-71-117-38 0-61 28-61 58 0 31 23 61 61 61 13 0 28-5 38-15 5-3 5-3 8-3 0 0 2 0 2 16 0 83-41 152-79 187-12 13-12 15-12 18 0 10 5 13 12 13 13 0 102-87 102-218z">
            <text:p/>
          </draw:path>
          <draw:path draw:style-name="gr90" draw:text-style-name="P10" draw:layer="layout" svg:width="0.296cm" svg:height="0.749cm" svg:x="10.926cm" svg:y="18.438cm" svg:viewBox="0 0 297 750" svg:d="M287 41c0-23-16-41-41-41-30 0-61 28-61 58 0 23 15 41 43 41 26 0 59-25 59-58zM200 461c16-33 16-35 26-66 10-22 15-38 15-58 0-51-36-91-91-91-107 0-150 160-150 170 0 12 10 12 13 12 12 0 12-2 17-20 31-106 77-139 115-139 10 0 27 0 27 35 0 26-7 48-12 58-8 31-59 160-76 208-13 28-26 66-26 89 0 53 38 91 92 91 106 0 147-162 147-172s-10-10-13-10c-13 0-13 2-18 20-20 71-58 140-114 140-20 0-28-13-28-38 0-28 8-44 33-112z">
            <text:p/>
          </draw:path>
          <draw:path draw:style-name="gr91" draw:text-style-name="P10" draw:layer="layout" svg:width="0.742cm" svg:height="0.263cm" svg:x="11.649cm" svg:y="18.765cm" svg:viewBox="0 0 743 264" svg:d="M705 46c18 0 38 0 38-23s-20-23-36-23h-669c-18 0-38 0-38 23s20 23 38 23zM707 264c16 0 36 0 36-23s-20-23-38-23h-667c-18 0-38 0-38 23s20 23 38 23z">
            <text:p/>
          </draw:path>
          <draw:path draw:style-name="gr92" draw:text-style-name="P10" draw:layer="layout" svg:width="0.504cm" svg:height="0.514cm" svg:x="12.805cm" svg:y="18.674cm" svg:viewBox="0 0 505 515" svg:d="M325 416c5 45 35 91 88 91 23 0 92-15 92-106v-61h-28v61c0 65-28 73-41 73-35 0-40-51-40-56v-225c0-46 0-89-41-132-43-43-99-61-155-61-91 0-167 53-167 127 0 33 23 53 51 53 30 0 50-23 50-53 0-13-5-51-55-51 30-38 83-51 121-51 54 0 117 43 117 142v43c-56 3-134 5-205 38-84 38-112 97-112 147 0 92 109 120 180 120 74 0 124-46 145-99zM317 233v112c0 106-79 144-129 144-56 0-102-40-102-96 0-61 48-155 231-160z">
            <text:p/>
          </draw:path>
          <draw:path draw:style-name="gr93" draw:text-style-name="P10" draw:layer="layout" svg:width="0.377cm" svg:height="0.493cm" svg:x="13.345cm" svg:y="18.681cm" svg:viewBox="0 0 378 494" svg:d="M155 124v-124l-155 13v35c79 0 86 8 86 61v302c0 48-10 48-86 48v35c43 0 96-2 127-2 45 0 99 0 144 2v-35h-25c-81 0-84-10-84-51v-172c0-112 46-211 132-211 8 0 10 0 13 0-5 3-26 16-26 43 0 33 23 49 49 49 20 0 48-13 48-49 0-35-36-68-84-68-81 0-122 76-139 124z">
            <text:p/>
          </draw:path>
          <draw:path draw:style-name="gr94" draw:text-style-name="P10" draw:layer="layout" svg:width="0.511cm" svg:height="0.737cm" svg:x="13.779cm" svg:y="18.669cm" svg:viewBox="0 0 512 738" svg:d="M218 314c-99 0-99-111-99-137 0-30 3-65 18-93 10-16 35-46 81-46 96 0 96 112 96 137 0 30 0 66-17 94-10 15-36 45-79 45zM86 357c0-5 0-30 21-53 43 33 88 36 111 36 104 0 180-76 180-163 0-43-18-83-46-109 41-38 82-43 102-43 2 0 8 0 10 0-13 5-18 18-18 31 0 20 16 33 33 33 10 0 33-8 33-33 0-21-15-56-58-56-23 0-71 8-119 53-46-38-94-40-117-40-104 0-182 76-182 162 0 51 25 91 53 117-15 15-36 53-36 91 0 35 15 78 51 99-68 20-104 68-104 114 0 78 112 142 249 142 131 0 248-59 248-145 0-40-18-96-74-129-60-31-124-31-192-31-28 0-76 0-84 0-35-5-61-40-61-76zM249 710c-115 0-191-56-191-114 0-54 43-94 92-97h66c96 0 223 0 223 97 0 58-81 114-190 114z">
            <text:p/>
          </draw:path>
          <draw:path draw:style-name="gr95" draw:text-style-name="P10" draw:layer="layout" svg:width="0.871cm" svg:height="0.493cm" svg:x="14.339cm" svg:y="18.681cm" svg:viewBox="0 0 872 494" svg:d="M86 109v302c0 48-10 48-86 48v35c38 0 96-2 127-2 28 0 86 2 124 2v-35c-73 0-86 0-86-48v-208c0-117 78-178 149-178s84 61 84 125v261c0 48-13 48-86 48v35c38 0 94-2 124-2 31 0 89 2 127 2v-35c-76 0-89 0-89-48v-208c0-117 81-178 152-178s81 61 81 125v261c0 48-10 48-86 48v35c38 0 97-2 127-2 28 0 86 2 124 2v-35c-58 0-86 0-86-33v-213c0-96 0-132-35-172-16-18-54-41-117-41-94 0-145 66-162 109-16-96-99-109-150-109-81 0-134 48-165 117v-117l-157 13v35c79 0 86 8 86 61z">
            <text:p/>
          </draw:path>
          <draw:path draw:style-name="gr96" draw:text-style-name="P10" draw:layer="layout" svg:width="0.24cm" svg:height="0.747cm" svg:x="15.265cm" svg:y="18.428cm" svg:viewBox="0 0 241 748" svg:d="M162 253l-157 13v36c74 0 84 5 84 60v300c0 50-13 50-89 50v36c36-3 96-3 124-3 38 0 79 0 117 3v-36c-74 0-79-5-79-48zM167 58c0-35-28-58-60-58-36 0-59 30-59 58 0 31 23 61 59 61 32 0 60-25 60-61z">
            <text:p/>
          </draw:path>
          <draw:path draw:style-name="gr97" draw:text-style-name="P10" draw:layer="layout" svg:width="0.562cm" svg:height="0.493cm" svg:x="15.572cm" svg:y="18.681cm" svg:viewBox="0 0 563 494" svg:d="M86 109v302c0 48-10 48-86 48v35c38 0 96-2 127-2 28 0 86 2 124 2v-35c-73 0-86 0-86-48v-208c0-117 78-178 149-178s84 61 84 125v261c0 48-13 48-86 48v35c38 0 96-2 127-2 28 0 86 2 124 2v-35c-58 0-86 0-86-33v-213c0-96 0-132-36-172-15-18-53-41-116-41-84 0-135 48-168 117v-117l-157 13v35c79 0 86 8 86 61z">
            <text:p/>
          </draw:path>
          <draw:path draw:style-name="gr98" draw:text-style-name="P10" draw:layer="layout" svg:width="0.344cm" svg:height="0.678cm" svg:x="16.165cm" svg:y="18.93cm" svg:viewBox="0 0 345 679" svg:d="M345 30c0-15-10-30-31-30-22 0-45 23-45 43 0 13 10 31 33 31 20 0 43-21 43-44zM178 558c-13 53-54 99-102 99-10 0-18-3-28-6 20-10 28-27 28-40 0-18-15-28-30-28-26 0-46 20-46 46 0 30 30 50 79 50 45 0 137-28 162-124l71-281c2-8 5-15 5-26 0-43-38-73-86-73-86 0-137 106-137 119 0 10 10 10 13 10 10 0 10-2 17-15 18-46 59-94 104-94 21 0 28 13 28 38 0 10-2 20-2 26z">
            <text:p/>
          </draw:path>
          <draw:path draw:style-name="gr99" draw:text-style-name="P10" draw:layer="layout" svg:width="0.047cm" svg:height="1.114cm" svg:x="16.769cm" svg:y="18.339cm" svg:viewBox="0 0 48 1115" svg:d="M48 41c0-21 0-41-25-41-23 0-23 20-23 41v1034c0 20 0 40 23 40 25 0 25-20 25-40z">
            <text:p/>
          </draw:path>
          <draw:path draw:style-name="gr100" draw:text-style-name="P10" draw:layer="layout" svg:width="0.047cm" svg:height="1.114cm" svg:x="17.076cm" svg:y="18.339cm" svg:viewBox="0 0 48 1115" svg:d="M48 41c0-21 0-41-25-41-23 0-23 20-23 41v1034c0 20 0 40 23 40 25 0 25-20 25-40z">
            <text:p/>
          </draw:path>
          <draw:path draw:style-name="gr101" draw:text-style-name="P10" draw:layer="layout" svg:width="0.557cm" svg:height="0.506cm" svg:x="17.284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102" draw:text-style-name="P10" draw:layer="layout" svg:width="0.344cm" svg:height="0.678cm" svg:x="17.887cm" svg:y="18.823cm" svg:viewBox="0 0 345 679" svg:d="M345 30c0-15-10-30-31-30-22 0-45 23-45 43 0 13 10 31 33 31 20 0 43-21 43-44zM178 558c-13 53-54 99-102 99-10 0-18-3-28-6 20-10 28-27 28-40 0-18-15-28-30-28-26 0-46 20-46 46 0 30 30 50 79 50 45 0 139-28 162-124l71-281c2-8 5-15 5-26 0-43-38-73-86-73-86 0-137 106-137 119 0 10 13 10 13 10 10 0 10-2 17-15 18-46 59-94 104-94 21 0 28 13 28 38 0 10-2 20-2 26z">
            <text:p/>
          </draw:path>
          <draw:path draw:style-name="gr103" draw:text-style-name="P10" draw:layer="layout" svg:width="0.681cm" svg:height="0.047cm" svg:x="18.696cm" svg:y="18.874cm" svg:viewBox="0 0 682 48" svg:d="M644 48c18 0 38 0 38-25 0-23-20-23-38-23h-606c-18 0-38 0-38 23 0 25 20 25 38 25z">
            <text:p/>
          </draw:path>
          <draw:path draw:style-name="gr104" draw:text-style-name="P10" draw:layer="layout" svg:width="0.557cm" svg:height="0.506cm" svg:x="19.746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105" draw:text-style-name="P10" draw:layer="layout" svg:width="0.047cm" svg:height="1.114cm" svg:x="20.481cm" svg:y="18.339cm" svg:viewBox="0 0 48 1115" svg:d="M48 41c0-21 0-41-25-41-23 0-23 20-23 41v1034c0 20 0 40 23 40 25 0 25-20 25-40z">
            <text:p/>
          </draw:path>
          <draw:path draw:style-name="gr106" draw:text-style-name="P10" draw:layer="layout" svg:width="0.047cm" svg:height="1.114cm" svg:x="20.788cm" svg:y="18.339cm" svg:viewBox="0 0 48 1115" svg:d="M48 41c0-21 0-41-25-41-23 0-23 20-23 41v1034c0 20 0 40 23 40 25 0 25-20 25-40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21" presentation:class="page"/>
          <draw:frame presentation:style-name="pr12" draw:text-style-name="P6" draw:layer="layout" svg:width="17.271cm" svg:height="14.954cm" svg:x="2.159cm" svg:y="13.271cm" presentation:class="notes" presentation:user-transformed="true">
            <draw:text-box>
              <text:p><text:span text:style-name="T4">Let’s say we have this two-class classification dataset here, with two features, one on the x axis and one on the y axis.</text:span></text:p>
              <text:p><text:span text:style-name="T4">And we have three new points as marked by the stars here.</text:span></text:p>
              <text:p><text:span text:style-name="T4">If I make a prediction using a one nearest neighbor classifier, what will it predict?</text:span></text:p>
              <text:p><text:span text:style-name="T4">It will predict the label of the closest data point in the training set.</text:span></text:p>
              <text:p><text:span text:style-name="T4">That is basically the simplest machine learning algorithm I can come up with.</text:span></text:p>
              <text:p><text:span text:style-name="T4"/></text:p>
              <text:p><text:span text:style-name="T4">Here’s the formula:</text:span></text:p>
              <text:p><text:span text:style-name="T4">the prediction for a new x is the y_i so that x_i is the closest point in the training set.</text:span></text:p>
              <text:p><text:span text:style-name="T4">Ok, so now how do we find out whether this model is any good?</text:span></text:p>
              <text:p><text:span text:style-name="T4"/></text:p>
              <text:p><text:span text:style-name="T4"/></text:p>
            </draw:text-box>
          </draw:frame>
        </presentation:notes>
      </draw:page>
      <draw:page draw:name="page22"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Nearest neighbors</text:p>
          </draw:text-box>
        </draw:frame>
        <draw:frame presentation:style-name="pr9" draw:layer="layout" svg:width="25.199cm" svg:height="12.179cm" svg:x="1.4cm" svg:y="4.914cm" presentation:class="outline" presentation:placeholder="true">
          <draw:text-box/>
        </draw:frame>
        <draw:frame draw:style-name="gr4" draw:text-style-name="P3" draw:layer="layout" svg:width="11.694cm" svg:height="11.799cm" svg:x="7.366cm" svg:y="3.949cm">
          <draw:image xlink:href="Pictures/10000000000001BA000001BE87FCA5CED954ACFC.png" xlink:type="simple" xlink:show="embed" xlink:actuate="onLoad">
            <text:p/>
          </draw:image>
        </draw:frame>
        <draw:frame draw:style-name="gr4" draw:text-style-name="P3" xml:id="id56" draw:id="id56" draw:layer="layout" svg:width="11.641cm" svg:height="11.614cm" svg:x="7.366cm" svg:y="4.134cm">
          <draw:image xlink:href="Pictures/10000000000001B8000001B78CF64F1A45745C8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22" presentation:class="page"/>
          <draw:frame presentation:style-name="pr13" draw:text-style-name="P6" draw:layer="layout" svg:width="17.271cm" svg:height="12.593cm" svg:x="2.159cm" svg:y="13.271cm" presentation:class="notes" presentation:user-transformed="true">
            <draw:text-box>
              <text:p>So this was the predictions as made by one-nearest neighbor.</text:p>
              <text:p>But we can also consider more neighbors, for example three. Here is the three nearest neighbors for each of the points and the corresponding labels.</text:p>
              <text:p>We can then make a prediction by considering the majority among these three neighbors.</text:p>
              <text:p>And as you can see, in this case all the points changed their labels! (I was actually quite surprised when I saw that, I just picked some points at random).</text:p>
              <text:p>Clearly the number of neighbors that we consider matters a lot. But what is the right number?</text:p>
              <text:p>The is a problem you’ll encounter a lot in machine learning, the problem of tuning parameters of the model, also called hyper-parameters, which can not be learned directly from the data.</text:p>
            </draw:text-box>
          </draw:frame>
        </presentation:notes>
      </draw:page>
      <draw:page draw:name="page23" draw:style-name="dp1" draw:master-page-name="Default" presentation:presentation-page-layout-name="AL4T1">
        <office:forms form:automatic-focus="false" form:apply-design-mode="false"/>
        <draw:frame presentation:style-name="pr8" draw:layer="layout" svg:width="25.199cm" svg:height="3.506cm" svg:x="1.4cm" svg:y="0.837cm" presentation:class="title">
          <draw:text-box>
            <text:p>Influence of n_neighbors</text:p>
          </draw:text-box>
        </draw:frame>
        <draw:frame draw:style-name="gr4" draw:text-style-name="P3" draw:layer="layout" svg:width="16.324cm" svg:height="17.272cm" svg:x="6.085cm" svg:y="3.556cm">
          <draw:image xlink:href="Pictures/100000000000028F000002B5C3829945089E408A.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23" presentation:class="page"/>
          <draw:frame presentation:style-name="pr14" draw:text-style-name="P6" draw:layer="layout" svg:width="17.271cm" svg:height="13.38cm" svg:x="2.159cm" svg:y="13.271cm" presentation:class="notes" presentation:user-transformed="true">
            <draw:text-box>
              <text:p><text:span text:style-name="T4">Here’s an overview of how the classification changes if we consider different numbers of neighbors.</text:span></text:p>
              <text:p><text:span text:style-name="T4">You can see as red and blue circles the training data. And the background is colored according to which class a datapoint would be assigned to for each location.</text:span></text:p>
              <text:p><text:span text:style-name="T4">For one neighbor, you can see that each point in the training set has a little area around it that would be classified according to it’s label. This means all the training points would be classified correctly, but it leads to a very complex shape of the decision boundary.</text:span></text:p>
              <text:p><text:span text:style-name="T4">If we increase the number of neighbors, the boundary between red and blue simplifies, and with 40 neighbors we mostly end up with a line.</text:span></text:p>
              <text:p><text:span text:style-name="T4">This also means that now many of the training data points would be labeled incorrectly.</text:span></text:p>
            </draw:text-box>
          </draw:frame>
        </presentation:notes>
      </draw:page>
      <draw:page draw:name="page24"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Model Complexity</text:p>
          </draw:text-box>
        </draw:frame>
        <draw:frame presentation:style-name="pr9" draw:layer="layout" svg:width="25.199cm" svg:height="12.179cm" svg:x="1.4cm" svg:y="4.914cm" presentation:class="outline" presentation:placeholder="true">
          <draw:text-box/>
        </draw:frame>
        <draw:frame draw:style-name="gr4" draw:text-style-name="P3" draw:layer="layout" svg:width="21.018cm" svg:height="14.64cm" svg:x="3.366cm" svg:y="4.41cm">
          <draw:image xlink:href="Pictures/1000000000000286000001C2F80E2E6E183B19EC.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24" presentation:class="page"/>
          <draw:frame presentation:style-name="pr3" draw:text-style-name="P6" draw:layer="layout" svg:width="17.271cm" svg:height="12.572cm" svg:x="2.159cm" svg:y="13.271cm" presentation:class="notes">
            <draw:text-box>
              <text:p><text:span text:style-name="T4">We can look at this in more detail by comparing training and test set scores for the different numbers of neighbors.</text:span></text:p>
              <text:p><text:span text:style-name="T4">Here, I did a random 75%/25% split again. This is a very noisy plot as the dataset is very small and I only did a random split, but you can see a trend here.</text:span></text:p>
              <text:p><text:span text:style-name="T4">You can see that for a single neighbor, the training score is 1 so perfect accuracy, but the test score is only 70%. <text:s/>If we increase the number of neighbors we consider, the training score goes down, but the test score goes up, with an optimum at 19 and 21, but then both go down again.</text:span></text:p>
              <text:p><text:span text:style-name="T4"/></text:p>
              <text:p><text:span text:style-name="T4">This is a very typical behavior, that I sketched in a schematic for you.</text:span></text:p>
            </draw:text-box>
          </draw:frame>
        </presentation:notes>
      </draw:page>
      <draw:page draw:name="page25" draw:style-name="dp4" draw:master-page-name="Default" presentation:presentation-page-layout-name="AL1T0">
        <office:forms form:automatic-focus="false" form:apply-design-mode="false"/>
        <draw:frame presentation:style-name="pr6" draw:layer="layout" svg:width="25.199cm" svg:height="3.506cm" svg:x="1.4cm" svg:y="0.837cm" presentation:class="title">
          <draw:text-box>
            <text:p>Overfitting and Underfitting</text:p>
          </draw:text-box>
        </draw:frame>
        <draw:custom-shape draw:style-name="gr107" draw:text-style-name="P3" draw:layer="layout" svg:width="21.59cm" svg:height="12.7cm" svg:x="4.356cm" svg:y="4.572cm">
          <text:p/>
          <draw:enhanced-geometry svg:viewBox="0 0 21600 21600" draw:type="rectangle" draw:enhanced-path="M 0 0 L 21600 0 21600 21600 0 21600 0 0 Z N"/>
        </draw:custom-shape>
        <draw:path draw:style-name="gr108" draw:text-style-name="P3" draw:layer="layout" svg:width="23.986cm" svg:height="5.373cm" draw:transform="rotate (0.370358867273197) translate (2.41099439065256cm 10.2306632383047cm)" svg:viewBox="0 0 23987 5374" svg:d="M0 5374c4273-1883 8867-5428 13530-5373 2170 25 6814 2100 10457 3243">
          <text:p/>
        </draw:path>
        <draw:path draw:style-name="gr109" draw:text-style-name="P3" xml:id="id57" draw:id="id57" draw:layer="layout" svg:width="20.224cm" svg:height="9.973cm" draw:transform="rotate (0.603709388264839) translate (3.63364528756052cm 14.1924961405211cm)" svg:viewBox="0 0 20225 9974" svg:d="M0 1272c0 0 9293-2433 13043-570 3502 1740 4788 6182 7182 9272">
          <text:p/>
        </draw:path>
        <draw:frame draw:style-name="gr110" draw:text-style-name="P30" draw:layer="layout" svg:width="8.382cm" svg:height="0.962cm" svg:x="10.96cm" svg:y="17.78cm">
          <draw:text-box>
            <text:p text:style-name="P16"><text:span text:style-name="T12">Model complexity</text:span></text:p>
          </draw:text-box>
        </draw:frame>
        <draw:frame draw:style-name="gr110" draw:text-style-name="P19" draw:layer="layout" svg:width="5.334cm" svg:height="0.962cm" svg:x="1.308cm" svg:y="10.214cm">
          <draw:text-box>
            <text:p><text:span text:style-name="T12">Accuracy</text:span></text:p>
          </draw:text-box>
        </draw:frame>
        <draw:frame draw:style-name="gr110" draw:text-style-name="P31" draw:layer="layout" svg:width="3.556cm" svg:height="0.962cm" svg:x="22.098cm" svg:y="5.08cm">
          <draw:text-box>
            <text:p><text:span text:style-name="T21">Training</text:span></text:p>
          </draw:text-box>
        </draw:frame>
        <draw:frame draw:style-name="gr111" draw:text-style-name="P19" xml:id="id58" draw:id="id58" draw:layer="layout" svg:width="4.583cm" svg:height="0.962cm" svg:x="21.363cm" svg:y="11.176cm">
          <draw:text-box>
            <text:p><text:span text:style-name="T12">Generalization</text:span></text:p>
          </draw:text-box>
        </draw:frame>
        <draw:frame draw:style-name="gr112" draw:text-style-name="P19" xml:id="id59" draw:id="id59" draw:layer="layout" svg:width="3.741cm" svg:height="0.962cm" svg:x="4.826cm" svg:y="16.002cm">
          <draw:text-box>
            <text:p><text:span text:style-name="T12">Underfitting</text:span></text:p>
          </draw:text-box>
        </draw:frame>
        <draw:frame draw:style-name="gr113" draw:text-style-name="P19" xml:id="id60" draw:id="id60" draw:layer="layout" svg:width="3.81cm" svg:height="1.27cm" svg:x="21.59cm" svg:y="15.848cm">
          <draw:text-box>
            <text:p><text:span text:style-name="T12">Overfitting</text:span></text:p>
          </draw:text-box>
        </draw:frame>
        <draw:frame draw:style-name="gr110" draw:text-style-name="P19" xml:id="id61" draw:id="id61" draw:layer="layout" svg:width="4.572cm" svg:height="0.962cm" svg:x="13.462cm" svg:y="8.636cm">
          <draw:text-box>
            <text:p><text:span text:style-name="T12">Sweet spot</text:span></text:p>
          </draw:text-box>
        </draw:frame>
        <draw:polyline draw:style-name="gr114" draw:text-style-name="P3" xml:id="id62" draw:id="id62"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25" presentation:class="page"/>
          <draw:frame presentation:style-name="pr15" draw:text-style-name="P8" draw:layer="layout" svg:width="17.271cm" svg:height="14.221cm" svg:x="2.159cm" svg:y="13.271cm" presentation:class="notes" presentation:user-transformed="true">
            <draw:text-box>
              <text:p><text:span text:style-name="T7">This chart has accuracy on the y axis, and an abstract concept of model complexity on the x axis.</text:span></text:p>
              <text:p><text:span text:style-name="T7">If we make our machine learning models more complex, we will get better training set accuracy, as the model will be able to capture more of the variations in the data.</text:span></text:p>
              <text:p><text:span text:style-name="T7">But if we look at the generalization performance, we get a different story. If the model complexity is too low, the model will not be able to capture the main trends, and a more complex model means better generalization.</text:span></text:p>
              <text:p><text:span text:style-name="T7">However, if we make the model too complex, generalization performance drops again, because we basically learn to memorize the dataset.</text:span></text:p>
              <text:p><text:span text:style-name="T7">If we use too simple a model, this is often called underfitting, while if we use to complex a model, this is called overfitting. And somewhere in the middle is a sweet spot.</text:span></text:p>
              <text:p><text:span text:style-name="T7">Most models have some way to tune model complexity, and we’ll see many of them in the next couple of weeks.</text:span></text:p>
              <text:p><text:span text:style-name="T7">So going back to nearest neighbors, what parameters correspond to high model complexity and what to low model complexity? high n_neighbors = low complexity!</text:span></text:p>
            </draw:text-box>
          </draw:frame>
        </presentation:notes>
      </draw:page>
      <draw:page draw:name="page26" draw:style-name="dp4" draw:master-page-name="Default" presentation:presentation-page-layout-name="AL4T1">
        <office:forms form:automatic-focus="false" form:apply-design-mode="false"/>
        <draw:frame presentation:style-name="pr6" draw:layer="layout" svg:width="25.199cm" svg:height="3.506cm" svg:x="1.4cm" svg:y="0.837cm" presentation:class="title">
          <draw:text-box>
            <text:p>Three-fold split</text:p>
          </draw:text-box>
        </draw:frame>
        <draw:frame draw:style-name="gr4" draw:text-style-name="P3" draw:layer="layout" svg:width="24.325cm" svg:height="3.085cm" svg:x="1.837cm" svg:y="8.128cm">
          <draw:image xlink:href="Pictures/10000000000003530000006C54F6DD3536176975.png" xlink:type="simple" xlink:show="embed" xlink:actuate="onLoad">
            <text:p/>
          </draw:image>
        </draw:frame>
        <draw:frame draw:style-name="gr115" draw:text-style-name="P32" draw:layer="layout" svg:width="17.526cm" svg:height="1.673cm" svg:x="6.096cm" svg:y="14.224cm">
          <draw:text-box>
            <text:p xml:id="id63" text:id="id63">pro: fast, simple</text:p>
            <text:p xml:id="id64" text:id="id64">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26" presentation:class="page"/>
          <draw:frame presentation:style-name="pr3" draw:text-style-name="P12"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27" draw:style-name="dp4" draw:master-page-name="Default" presentation:presentation-page-layout-name="AL4T1">
        <office:forms form:automatic-focus="false" form:apply-design-mode="false"/>
        <draw:frame presentation:style-name="pr6"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draw:frame draw:style-name="gr4" draw:text-style-name="P3" draw:layer="layout" svg:width="24.334cm" svg:height="12.269cm" svg:x="1.828cm" svg:y="4.824cm">
          <draw:image xlink:href="Pictures/100000000000033F000001A323BF15776C9DAF2D.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27" presentation:class="page"/>
          <draw:frame presentation:style-name="pr3" draw:text-style-name="P12" draw:layer="layout" svg:width="17.271cm" svg:height="12.572cm" svg:x="2.159cm" svg:y="13.271cm" presentation:class="notes">
            <draw:text-box>
              <text:p>Here is an implementation of the three-fold split for selecting the number of neighbors.</text:p>
              <text:p>For each number of neighbors that we want to try, we build a model on the training set, and evaluate it on the validation set.</text:p>
              <text:p>We then pick the best validation set score, here that’s 97.2%, achieved when using three neighbors.</text:p>
              <text:p>We then retrain the model with this parameter, and evaluate on the test set.</text:p>
              <text:p/>
              <text:p>Do you have any idea how to make this more robust?</text:p>
            </draw:text-box>
          </draw:frame>
        </presentation:notes>
      </draw:page>
      <draw:page draw:name="page28" draw:style-name="dp4" draw:master-page-name="Default" presentation:presentation-page-layout-name="AL4T1">
        <office:forms form:automatic-focus="false" form:apply-design-mode="false"/>
        <draw:frame presentation:style-name="pr6" draw:layer="layout" svg:width="25.199cm" svg:height="3.506cm" svg:x="1.4cm" svg:y="0.837cm" presentation:class="title">
          <draw:text-box>
            <text:p><text:span text:style-name="T22">Cross-validation</text:span></text:p>
          </draw:text-box>
        </draw:frame>
        <draw:frame presentation:style-name="pr9" draw:layer="layout" svg:width="25.199cm" svg:height="12.179cm" svg:x="1.4cm" svg:y="4.914cm" presentation:class="outline" presentation:placeholder="true">
          <draw:text-box/>
        </draw:frame>
        <draw:frame draw:style-name="gr4" draw:text-style-name="P3" draw:layer="layout" svg:width="26.924cm" svg:height="5.128cm" svg:x="0.762cm" svg:y="7.874cm">
          <draw:image xlink:href="Pictures/100000000000037C000000AAD50C062825A9AE38.png" xlink:type="simple" xlink:show="embed" xlink:actuate="onLoad">
            <text:p/>
          </draw:image>
        </draw:frame>
        <draw:frame draw:style-name="gr115" draw:text-style-name="P32" draw:layer="layout" svg:width="16.51cm" svg:height="1.673cm" svg:x="2.032cm" svg:y="14.478cm">
          <draw:text-box>
            <text:p>Pro: more stable, more data</text:p>
            <text:p>con: slower</text:p>
          </draw:text-box>
        </draw:frame>
        <presentation:notes draw:style-name="dp2">
          <office:forms form:automatic-focus="false" form:apply-design-mode="false"/>
          <draw:page-thumbnail draw:style-name="gr6" draw:layer="layout" svg:width="13.968cm" svg:height="10.476cm" svg:x="3.81cm" svg:y="2.123cm" draw:page-number="28" presentation:class="page"/>
          <draw:frame presentation:style-name="pr14" draw:text-style-name="P12" draw:layer="layout" svg:width="17.271cm" svg:height="13.38cm" svg:x="2.159cm" svg:y="13.271cm" presentation:class="notes" presentation:user-transformed="true">
            <draw:text-box>
              <text:p>The answer is of course cross-validation. In cross-validation, you split your data into multiple folds, usually 5 or 10, and built multiple models.</text:p>
              <text:p>You start by using fold1 as the test data, and the remaining ones as the training data. You build your model on the training data, and evaluate it on the test fold.</text:p>
              <text:p>For each of the splits of the data, you get a model evaluation and a score. In the end, you can aggregate the scores, for example by taking the mean.</text:p>
              <text:p>What are the pros and cons of this?</text:p>
              <text:p>Each data point is in the test-set exactly once!</text:p>
              <text:p>Takes 5 or 10 times longer!</text:p>
              <text:p>Better data use (larger training sets).</text:p>
              <text:p>Does that solve all problems? No, it replaces only one of the splits, usually the inner one!</text:p>
            </draw:text-box>
          </draw:frame>
        </presentation:notes>
      </draw:page>
      <draw:page draw:name="page29" draw:style-name="dp4" draw:master-page-name="Default" presentation:presentation-page-layout-name="AL4T1">
        <office:forms form:automatic-focus="false" form:apply-design-mode="false"/>
        <draw:frame presentation:style-name="pr6" draw:layer="layout" svg:width="25.199cm" svg:height="3.506cm" svg:x="1.4cm" svg:y="0.837cm" presentation:class="title">
          <draw:text-box>
            <text:p>Cross-validation + test-set</text:p>
          </draw:text-box>
        </draw:frame>
        <draw:frame draw:style-name="gr4" draw:text-style-name="P3" draw:layer="layout" svg:width="21.17cm" svg:height="14.661cm" svg:x="3.048cm" svg:y="4.135cm">
          <draw:image xlink:href="Pictures/1001421100006195000043942E3783373F18E6FF.svg" xlink:type="simple" xlink:show="embed" xlink:actuate="onLoad">
            <text:p/>
          </draw:image>
          <draw:image xlink:href="Pictures/10000201000003520000024DF1C2476E8B61A914.png" xlink:type="simple" xlink:show="embed" xlink:actuate="onLoad"/>
        </draw:frame>
        <presentation:notes draw:style-name="dp2">
          <office:forms form:automatic-focus="false" form:apply-design-mode="false"/>
          <draw:page-thumbnail draw:style-name="gr6" draw:layer="layout" svg:width="13.968cm" svg:height="10.476cm" svg:x="3.81cm" svg:y="2.123cm" draw:page-number="29" presentation:class="page"/>
          <draw:frame presentation:style-name="pr3" draw:text-style-name="P6" draw:layer="layout" svg:width="17.271cm" svg:height="12.572cm" svg:x="2.159cm" svg:y="13.271cm" presentation:class="notes" presentation:user-transformed="true">
            <draw:text-box>
              <text:p>Here is how the workflow looks like when we are using five-fold cross-validation together with a test-set split for adjusting parameters.</text:p>
              <text:p>We start out by splitting of the test data, and then we perform cross-validation on the training set.</text:p>
              <text:p>Once we found the right setting of the parameters, we retrain on the whole training set and evaluate on the test set.</text:p>
            </draw:text-box>
          </draw:frame>
        </presentation:notes>
      </draw:page>
      <draw:page draw:name="page30" draw:style-name="dp4" draw:master-page-name="Default" presentation:presentation-page-layout-name="AL4T1">
        <office:forms form:automatic-focus="false" form:apply-design-mode="false"/>
        <draw:frame presentation:style-name="pr6"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draw:frame draw:style-name="gr4" draw:text-style-name="P3" draw:layer="layout" svg:width="25.875cm" svg:height="14.154cm" svg:x="1.27cm" svg:y="2.54cm">
          <draw:image xlink:href="Pictures/10000000000003D200000217A9F7317230037180.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30" presentation:class="page"/>
          <draw:frame presentation:style-name="pr3" draw:text-style-name="P12" draw:layer="layout" svg:width="17.271cm" svg:height="12.572cm" svg:x="2.159cm" svg:y="13.271cm" presentation:class="notes">
            <draw:text-box>
              <text:p>Here is an implementation of this <text:s/>for k nearest neighbors.</text:p>
              <text:p/>
              <text:p>We split the data, then we iterate over all parameters and for each of them we do cross-validation.</text:p>
              <text:p/>
              <text:p>We had seven different values of n_neighbors, and we are running 10 fold cross-validation. How many models to we train in total?</text:p>
              <text:p>10 * 7 + 1 = 71 (the one is the final model)</text:p>
            </draw:text-box>
          </draw:frame>
        </presentation:notes>
      </draw:page>
      <draw:page draw:name="page31" draw:style-name="dp4" draw:master-page-name="Default" presentation:presentation-page-layout-name="AL4T1">
        <office:forms form:automatic-focus="false" form:apply-design-mode="false"/>
        <draw:frame presentation:style-name="pr6"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draw:frame draw:style-name="gr4" draw:text-style-name="P3" draw:layer="layout" svg:width="25.75cm" svg:height="12.7cm" svg:x="1.016cm" svg:y="5.08cm">
          <draw:image xlink:href="Pictures/100000000000040E000002005E1F3563D2225292.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31" presentation:class="page"/>
          <draw:frame presentation:style-name="pr3" draw:text-style-name="P6" draw:layer="layout" svg:width="17.271cm" svg:height="12.572cm" svg:x="2.159cm" svg:y="13.271cm" presentation:class="notes">
            <draw:text-box>
              <text:p><text:span text:style-name="T4">Here is a conceptual overview of this way of tuning parameters, we start of with the dataset and a candidate set of parameters we want to try, labeled parameter grid, for example the number of neighbors.</text:span></text:p>
              <text:p><text:span text:style-name="T4"/></text:p>
              <text:p><text:span text:style-name="T4">We split the dataset in to training and test set. We use cross-validation and the parameter grid to find the best parameters.</text:span></text:p>
              <text:p><text:span text:style-name="T4">We use the best parameters and the training set to build a model with the best parameters,</text:span></text:p>
              <text:p><text:span text:style-name="T4">and finally evaluate it on the test set.</text:span></text:p>
            </draw:text-box>
          </draw:frame>
        </presentation:notes>
      </draw:page>
      <draw:page draw:name="page32" draw:style-name="dp3"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draw:text-box>
            <text:p><text:span text:style-name="T6">IPython Notebook:</text:span></text:p>
            <text:p><text:span text:style-name="T6">Part 3 – Cross-validation and grid-search</text:span></text:p>
          </draw:text-box>
        </draw:frame>
        <presentation:notes draw:style-name="dp2">
          <office:forms form:automatic-focus="false" form:apply-design-mode="false"/>
          <draw:page-thumbnail draw:style-name="gr6" draw:layer="layout" svg:width="13.968cm" svg:height="10.476cm" svg:x="3.81cm" svg:y="2.123cm" draw:page-number="32" presentation:class="page"/>
          <draw:frame presentation:style-name="pr3" draw:text-style-name="P6"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32">
        <office:forms form:automatic-focus="false" form:apply-design-mode="false"/>
        <draw:frame presentation:style-name="pr2" draw:layer="layout" svg:width="25.199cm" svg:height="16.255cm" svg:x="1.4cm" svg:y="0.837cm" presentation:class="subtitle">
          <draw:text-box>
            <text:p>Preprocessing</text:p>
          </draw:text-box>
        </draw:frame>
        <presentation:notes draw:style-name="dp2">
          <office:forms form:automatic-focus="false" form:apply-design-mode="false"/>
          <draw:page-thumbnail draw:style-name="gr6" draw:layer="layout" svg:width="13.968cm" svg:height="10.476cm" svg:x="3.81cm" svg:y="2.123cm" draw:page-number="33" presentation:class="page"/>
          <draw:frame presentation:style-name="pr3" draw:text-style-name="P12" draw:layer="layout" svg:width="17.271cm" svg:height="12.572cm" svg:x="2.159cm" svg:y="13.271cm" presentation:class="notes" presentation:placeholder="true">
            <draw:text-box/>
          </draw:frame>
        </presentation:notes>
      </draw:page>
      <draw:page draw:name="page34" draw:style-name="dp4" draw:master-page-name="APM_25_20_28_all_25_20gillus_29_" presentation:presentation-page-layout-name="AL4T1">
        <office:forms form:automatic-focus="false" form:apply-design-mode="false"/>
        <draw:frame presentation:style-name="pr16" draw:layer="layout" svg:width="25.199cm" svg:height="3.506cm" svg:x="1.4cm" svg:y="0.837cm" presentation:class="title" presentation:placeholder="true">
          <draw:text-box/>
        </draw:frame>
        <draw:frame presentation:style-name="pr17" draw:layer="layout" svg:width="25.199cm" svg:height="12.179cm" svg:x="1.4cm" svg:y="4.914cm" presentation:class="outline" presentation:placeholder="true">
          <draw:text-box/>
        </draw:frame>
        <draw:frame draw:style-name="gr4" draw:text-style-name="P3" draw:layer="layout" svg:width="26.272cm" svg:height="13.255cm" svg:x="1.016cm" svg:y="4.525cm">
          <draw:image xlink:href="Pictures/10000000000003E1000001F599F4AB241073839B.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34" presentation:class="page"/>
          <draw:frame presentation:style-name="pr18" draw:text-style-name="P12" draw:layer="layout" svg:width="17.271cm" svg:height="12.572cm" svg:x="2.159cm" svg:y="13.271cm" presentation:class="notes">
            <draw:text-box>
              <text:p>Let’s go back to the boston housing dataset. The idea was to predict house prices. Here are the features on the x axis and the response, so price, on the y axis.</text:p>
              <text:p/>
              <text:p>What are some thing you can notice? (concentrated distributions, skewed distibutions, discrete variable, linear and non-linear effects, different scales)</text:p>
              <text:p/>
              <text:p/>
            </draw:text-box>
          </draw:frame>
        </presentation:notes>
      </draw:page>
      <draw:page draw:name="page35" draw:style-name="dp4" draw:master-page-name="APM_25_20_28_all_25_20gillus_29_" presentation:presentation-page-layout-name="AL1T0">
        <office:forms form:automatic-focus="false" form:apply-design-mode="false"/>
        <draw:frame presentation:style-name="pr16" draw:layer="layout" svg:width="25.199cm" svg:height="3.506cm" svg:x="1.4cm" svg:y="0.837cm" presentation:class="title" presentation:placeholder="true" presentation:user-transformed="true">
          <draw:text-box/>
        </draw:frame>
        <draw:frame presentation:style-name="pr19" draw:text-style-name="P12" draw:layer="layout" svg:width="25.199cm" svg:height="12.179cm" svg:x="1.4cm" svg:y="4.914cm" presentation:class="subtitle" presentation:placeholder="true">
          <draw:text-box/>
        </draw:frame>
        <draw:frame draw:style-name="gr4" draw:text-style-name="P3" draw:layer="layout" svg:width="26.087cm" svg:height="20.425cm" svg:x="1.016cm" svg:y="0.403cm">
          <draw:image xlink:href="Pictures/10000000000003DA00000304FF521FFFC4CD1C88.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35" presentation:class="page"/>
          <draw:frame presentation:style-name="pr18" draw:text-style-name="P12" draw:layer="layout" svg:width="17.271cm" svg:height="12.572cm" svg:x="2.159cm" svg:y="13.271cm" presentation:class="notes">
            <draw:text-box>
              <text:p>Let’s start with the different scales.</text:p>
              <text:p>Many model want data that is on the same scale. KNearestNeighbors: If the distance in TAX is between 300 and 400 then the distance difference in <text:s/>CHArS doesn’t matter!</text:p>
              <text:p>Linear models: the different scales mean different penalty. L2 is the same for all!</text:p>
              <text:p/>
              <text:p>We can also see non-gaussian distributions here btw!</text:p>
            </draw:text-box>
          </draw:frame>
        </presentation:notes>
      </draw:page>
      <draw:page draw:name="page36" draw:style-name="dp4" draw:master-page-name="APM_25_20_28_all_25_20gillus_29_" presentation:presentation-page-layout-name="AL4T1">
        <office:forms form:automatic-focus="false" form:apply-design-mode="false"/>
        <draw:frame presentation:style-name="pr16" draw:layer="layout" svg:width="25.199cm" svg:height="3.506cm" svg:x="1.4cm" svg:y="0.837cm" presentation:class="title" presentation:placeholder="true">
          <draw:text-box/>
        </draw:frame>
        <draw:frame presentation:style-name="pr17" draw:layer="layout" svg:width="25.199cm" svg:height="12.179cm" svg:x="1.4cm" svg:y="4.914cm" presentation:class="outline" presentation:placeholder="true">
          <draw:text-box/>
        </draw:frame>
        <draw:frame draw:style-name="gr4" draw:text-style-name="P3" draw:layer="layout" svg:width="27.86cm" svg:height="9.868cm" svg:x="0.334cm" svg:y="5.626cm">
          <draw:image xlink:href="Pictures/100000000000041D000001753287FDDB8A51F35E.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36" presentation:class="page"/>
          <draw:frame presentation:style-name="pr18" draw:text-style-name="P6" draw:layer="layout" svg:width="17.271cm" svg:height="12.572cm" svg:x="2.159cm" svg:y="13.271cm" presentation:class="notes">
            <draw:text-box>
              <text:p><text:span text:style-name="T4">Here’s how you do the scaling with StandardScaler in scikit-learn. Similar interface to models, but “transform” instead of “predict”. “transform” is always used when you want a new representation of the data.</text:span></text:p>
              <text:p><text:span text:style-name="T4">Fit on training set, transform training set, fit ridge on scaled data, transform test data, score scaled test data.</text:span></text:p>
              <text:p><text:span text:style-name="T4">The fit computes mean and standard deviation on the training set, transform subtracts the mean and the standard deviation.</text:span></text:p>
              <text:p><text:span text:style-name="T4">We fit on the training set and apply transform on both the training and the test set. That means the training set mean gets subtracted from the test set, not the test-set mean. That’s quite important.</text:span></text:p>
            </draw:text-box>
          </draw:frame>
        </presentation:notes>
      </draw:page>
      <draw:page draw:name="page37" draw:style-name="dp4" draw:master-page-name="APM_25_20_28_all_25_20gillus_29_" presentation:presentation-page-layout-name="AL4T1">
        <office:forms form:automatic-focus="false" form:apply-design-mode="false"/>
        <draw:frame presentation:style-name="pr16" draw:layer="layout" svg:width="25.199cm" svg:height="3.506cm" svg:x="1.4cm" svg:y="0.837cm" presentation:class="title" presentation:placeholder="true">
          <draw:text-box/>
        </draw:frame>
        <draw:frame presentation:style-name="pr17" draw:layer="layout" svg:width="25.199cm" svg:height="12.179cm" svg:x="1.4cm" svg:y="4.914cm" presentation:class="outline" presentation:placeholder="true">
          <draw:text-box/>
        </draw:frame>
        <draw:frame draw:style-name="gr4" draw:text-style-name="P3" draw:layer="layout" svg:width="26.163cm" svg:height="7.62cm" svg:x="1.016cm" svg:y="4.826cm">
          <draw:image xlink:href="Pictures/100000000000061D000001C8194428383B58B256.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37" presentation:class="page"/>
          <draw:frame presentation:style-name="pr20" draw:text-style-name="P12" draw:layer="layout" svg:width="17.271cm" svg:height="14.167cm" svg:x="2.159cm" svg:y="13.271cm" presentation:class="notes" presentation:user-transformed="true">
            <draw:text-box>
              <text:p>Here’s an illustration why this is important using the min-max scaler. Left is the original data. Center is what happens when we fit on the training set and then transform the training and test set using this transformer. The data looks exactly the same, but the ticks changed. Now the data has a minimum of zero and a maximum of one on the training set. That’s not true for the test set, though. No particular range is ensured for the test-set. It could even be outside of 0 and 1. But the transformation is consistent with the transformation on the training set, so the data looks the same.</text:p>
              <text:p>On the right you see what happens when you use the test-set minimum and maximum for scaling the test set. <text:s/>That’s what would happen if you’d fit again on the test set. Now the test set also has minimum at 0 and maximum at 1, but the data is totally distorted from what it was before. So don’t do that.</text:p>
            </draw:text-box>
          </draw:frame>
        </presentation:notes>
      </draw:page>
      <draw:page draw:name="page38" draw:style-name="dp4" draw:master-page-name="APM_25_20_28_all_25_20gillus_29_" presentation:presentation-page-layout-name="AL2T32">
        <office:forms form:automatic-focus="false" form:apply-design-mode="false"/>
        <draw:frame presentation:style-name="pr21" draw:text-style-name="P12" draw:layer="layout" svg:width="25.199cm" svg:height="16.255cm" svg:x="1.4cm" svg:y="0.837cm" presentation:class="subtitle">
          <draw:text-box>
            <text:p>Categorical Features</text:p>
          </draw:text-box>
        </draw:frame>
        <presentation:notes draw:style-name="dp2">
          <office:forms form:automatic-focus="false" form:apply-design-mode="false"/>
          <draw:page-thumbnail draw:style-name="gr6" draw:layer="layout" svg:width="13.968cm" svg:height="10.476cm" svg:x="3.81cm" svg:y="2.123cm" draw:page-number="38" presentation:class="page"/>
          <draw:frame presentation:style-name="pr18" draw:text-style-name="P12" draw:layer="layout" svg:width="17.271cm" svg:height="12.572cm" svg:x="2.159cm" svg:y="13.271cm" presentation:class="notes" presentation:placeholder="true">
            <draw:text-box/>
          </draw:frame>
        </presentation:notes>
      </draw:page>
      <draw:page draw:name="page39" draw:style-name="dp4" draw:master-page-name="Default" presentation:presentation-page-layout-name="AL4T1">
        <office:forms form:automatic-focus="false" form:apply-design-mode="false"/>
        <draw:frame presentation:style-name="pr8" draw:layer="layout" svg:width="25.199cm" svg:height="3.506cm" svg:x="1.4cm" svg:y="0.837cm" presentation:class="title">
          <draw:text-box>
            <text:p>Categorical Features</text:p>
          </draw:text-box>
        </draw:frame>
        <draw:frame presentation:style-name="pr9" draw:layer="layout" svg:width="25.199cm" svg:height="12.179cm" svg:x="1.4cm" svg:y="4.914cm" presentation:class="outline">
          <draw:text-box>
            <text:list text:style-name="L3">
              <text:list-header>
                <text:p/>
                <text:p/>
              </text:list-header>
            </text:list>
          </draw:text-box>
        </draw:frame>
        <draw:frame draw:style-name="gr116" draw:text-style-name="P34" draw:layer="layout" svg:width="25.199cm" svg:height="12.179cm" svg:x="1.466cm" svg:y="6.486cm">
          <draw:text-box>
            <text:list text:style-name="L3">
              <text:list-header>
                <text:p text:style-name="P33"><text:span text:style-name="T23"/></text:p>
                <text:p text:style-name="P33"><text:span text:style-name="T23"/></text:p>
              </text:list-header>
            </text:list>
          </draw:text-box>
        </draw:frame>
        <draw:g>
          <svg:title>TexMaths</svg:title>
          <svg:desc>36§display§\{\text{"red"} , \text{"green"}, \text{"blue"}\} \subset \mathbb{R}^p§svg§600§FALSE§</svg:desc>
          <draw:polygon draw:style-name="gr117" draw:text-style-name="P13" draw:layer="layout" svg:width="20.411cm" svg:height="1.579cm" svg:x="0.508cm" svg:y="10.104cm" svg:viewBox="0 0 20412 1580" draw:points="10206,1580 0,1580 0,0 20412,0 20412,1580">
            <text:p/>
          </draw:polygon>
          <draw:path draw:style-name="gr118" draw:text-style-name="P14" draw:layer="layout" svg:width="0.564cm" svg:height="1.583cm" svg:x="0.623cm" svg:y="10.1cm" svg:viewBox="0 0 565 1584" svg:d="M335 212c0-64 43-165 216-176 7-4 14-11 14-18 0-18-14-18-29-18-162 0-306 79-306 198v360c0 65 0 115-64 166-54 46-116 50-152 50-7 4-14 11-14 18 0 18 11 18 25 18 105 7 180 65 198 140 7 18 7 22 7 80v313c0 65 0 119 76 176 61 47 166 65 230 65 15 0 29 0 29-18 0-14-11-14-25-14-101-8-180-58-198-141-7-14-7-18-7-72v-335c0-72-11-100-61-151-36-32-83-47-126-61 129-36 187-108 187-202z">
            <text:p/>
          </draw:path>
          <draw:path draw:style-name="gr118" draw:text-style-name="P14" draw:layer="layout" svg:width="0.499cm" svg:height="0.474cm" svg:x="1.347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8" draw:text-style-name="P14" draw:layer="layout" svg:width="0.535cm" svg:height="0.701cm" svg:x="2.12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118" draw:text-style-name="P14" draw:layer="layout" svg:width="0.615cm" svg:height="0.73cm" svg:x="2.744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8" draw:text-style-name="P14" draw:layer="layout" svg:width="0.784cm" svg:height="1.119cm" svg:x="3.456cm" svg:y="10.186cm" svg:viewBox="0 0 785 1120" svg:d="M551 1015v105l234-18v-51c-112 0-126-11-126-86v-965l-227 18v50c112 0 122 11 122 87v342c-46-54-115-97-201-97-187 0-353 154-353 360 0 201 155 360 338 360 101 0 173-54 213-105zM551 590v324c0 29 0 33-18 58-47 76-119 112-187 112-72 0-130-40-170-101-39-65-43-155-43-220 0-61 4-155 47-227 36-50 94-100 180-100 58 0 122 21 173 93 18 29 18 33 18 61z">
            <text:p/>
          </draw:path>
          <draw:path draw:style-name="gr118" draw:text-style-name="P14" draw:layer="layout" svg:width="0.499cm" svg:height="0.474cm" svg:x="4.328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118" draw:text-style-name="P14" draw:layer="layout" svg:width="0.186cm" svg:height="0.474cm" svg:x="5.213cm" svg:y="11.119cm" svg:viewBox="0 0 187 475" svg:d="M187 166c0-105-39-166-101-166-54 0-86 40-86 83s32 86 86 86c18 0 40-7 54-21 8-4 8-4 11-4 0 0 4 0 4 22 0 118-58 216-112 266-18 18-18 22-18 25 0 15 7 18 18 18 18 0 144-122 144-309z">
            <text:p/>
          </draw:path>
          <draw:path draw:style-name="gr118" draw:text-style-name="P14" draw:layer="layout" svg:width="0.499cm" svg:height="0.474cm" svg:x="5.832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8" draw:text-style-name="P14" draw:layer="layout" svg:width="0.726cm" svg:height="1.047cm" svg:x="6.614cm" svg:y="10.568cm" svg:viewBox="0 0 727 1048" svg:d="M310 446c-141 0-141-158-141-194 0-43 4-94 25-133 15-22 51-65 116-65 136 0 136 158 136 194 0 44 0 94-25 134-14 21-50 64-111 64zM122 508c0-8 0-44 29-76 61 47 126 50 159 50 147 0 255-108 255-230 0-61-25-119-65-155 58-54 116-61 144-61 4 0 11 0 15 0-18 7-25 25-25 43 0 29 21 47 46 47 15 0 47-11 47-47 0-29-21-79-83-79-32 0-100 11-169 76-65-54-133-58-165-58-148 0-260 108-260 230 0 72 36 130 76 166-22 22-50 76-50 130 0 50 21 111 72 140-98 29-148 97-148 162 0 112 158 202 353 202 187 0 353-83 353-206 0-57-26-136-105-183-86-43-176-43-273-43-40 0-108 0-119 0-51-8-87-58-87-108zM353 1008c-162 0-270-79-270-162 0-76 61-133 129-137h94c137 0 317 0 317 137 0 83-115 162-270 162z">
            <text:p/>
          </draw:path>
          <draw:path draw:style-name="gr118" draw:text-style-name="P14" draw:layer="layout" svg:width="0.535cm" svg:height="0.701cm" svg:x="7.39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118" draw:text-style-name="P14" draw:layer="layout" svg:width="0.615cm" svg:height="0.73cm" svg:x="8.01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8" draw:text-style-name="P14" draw:layer="layout" svg:width="0.615cm" svg:height="0.73cm" svg:x="8.716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8" draw:text-style-name="P14" draw:layer="layout" svg:width="0.798cm" svg:height="0.701cm" svg:x="9.425cm" svg:y="10.586cm" svg:viewBox="0 0 799 702" svg:d="M122 155v428c0 69-14 69-122 69v50c54 0 137-4 180-4 40 0 122 4 176 4v-50c-104 0-122 0-122-69v-295c0-166 112-252 212-252 101 0 119 86 119 176v371c0 69-18 69-122 69v50c54 0 137-4 180-4 39 0 122 4 176 4v-50c-83 0-122 0-122-47v-303c0-136 0-187-51-244-21-26-75-58-165-58-119 0-191 68-238 166v-166l-223 18v50c112 0 122 11 122 87z">
            <text:p/>
          </draw:path>
          <draw:path draw:style-name="gr118" draw:text-style-name="P14" draw:layer="layout" svg:width="0.499cm" svg:height="0.474cm" svg:x="10.3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118" draw:text-style-name="P14" draw:layer="layout" svg:width="0.186cm" svg:height="0.474cm" svg:x="11.193cm" svg:y="11.119cm" svg:viewBox="0 0 187 475" svg:d="M187 166c0-105-39-166-101-166-54 0-86 40-86 83s32 86 86 86c18 0 40-7 54-21 8-4 8-4 11-4 0 0 4 0 4 22 0 118-58 216-112 266-18 18-18 22-18 25 0 15 7 18 18 18 18 0 144-122 144-309z">
            <text:p/>
          </draw:path>
          <draw:path draw:style-name="gr118" draw:text-style-name="P14" draw:layer="layout" svg:width="0.499cm" svg:height="0.474cm" svg:x="11.808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8" draw:text-style-name="P14" draw:layer="layout" svg:width="0.784cm" svg:height="1.119cm" svg:x="12.59cm" svg:y="10.186cm" svg:viewBox="0 0 785 1120" svg:d="M230 504v-504l-230 18v50c112 0 122 11 122 87v947h40c4-4 14-26 58-98 25 36 90 116 208 116 191 0 357-155 357-360 0-202-159-360-339-360-122 0-190 75-216 104zM234 922v-328c0-32 0-32 18-58 61-90 148-100 187-100 72 0 130 39 166 100 43 65 47 155 47 220 0 61-4 155-51 227-32 47-93 101-180 101-68 0-126-40-165-98-22-32-22-36-22-64z">
            <text:p/>
          </draw:path>
          <draw:path draw:style-name="gr118" draw:text-style-name="P14" draw:layer="layout" svg:width="0.355cm" svg:height="1.101cm" svg:x="13.472cm" svg:y="10.186cm" svg:viewBox="0 0 356 1102" svg:d="M230 0l-230 18v50c112 0 126 11 126 87v824c0 72-18 72-126 72v51c54-4 137-4 176-4 40 0 119 0 180 4v-51c-108 0-126 0-126-72z">
            <text:p/>
          </draw:path>
          <draw:path draw:style-name="gr118" draw:text-style-name="P14" draw:layer="layout" svg:width="0.798cm" svg:height="0.719cm" svg:x="13.907cm" svg:y="10.586cm" svg:viewBox="0 0 799 720" svg:d="M569 576v144l230-18v-50c-111 0-122-11-122-87v-565l-234 18v50c111 0 122 11 122 87v284c0 137-75 245-191 245-133 0-140-72-140-155v-529l-234 18v50c122 0 122 4 122 144v238c0 126 0 270 242 270 90 0 162-43 205-144z">
            <text:p/>
          </draw:path>
          <draw:path draw:style-name="gr118" draw:text-style-name="P14" draw:layer="layout" svg:width="0.615cm" svg:height="0.73cm" svg:x="14.77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8" draw:text-style-name="P14" draw:layer="layout" svg:width="0.499cm" svg:height="0.474cm" svg:x="15.488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8" draw:text-style-name="P14" draw:layer="layout" svg:width="0.564cm" svg:height="1.583cm" svg:x="16.352cm" svg:y="10.1cm" svg:viewBox="0 0 565 1584" svg:d="M230 1375c0 61-43 166-216 177-7 0-14 7-14 14 0 18 18 18 32 18 155 0 303-76 303-198v-360c0-61 0-112 65-166 54-46 115-50 151-50 7 0 14-7 14-18 0-14-11-14-25-18-104-4-184-61-198-140-7-18-7-22-7-76v-317c0-65 0-115-76-176-65-51-173-65-227-65-14 0-32 0-32 18 0 14 11 14 25 18 101 4 180 58 198 137 7 14 7 18 7 75v332c0 72 11 100 62 151 36 32 79 50 126 61-130 36-188 112-188 202z">
            <text:p/>
          </draw:path>
          <draw:path draw:style-name="gr118" draw:text-style-name="P14" draw:layer="layout" svg:width="0.967cm" svg:height="0.921cm" svg:x="17.597cm" svg:y="10.431cm" svg:viewBox="0 0 968 922" svg:d="M914 65c26 0 54 0 54-33 0-32-28-32-54-32h-428c-270 0-486 205-486 461 0 252 216 461 486 461h428c26 0 54 0 54-33 0-32-28-32-54-32h-424c-249 0-425-184-425-396 0-213 176-396 425-396z">
            <text:p/>
          </draw:path>
          <draw:path draw:style-name="gr118" draw:text-style-name="P14" draw:layer="layout" svg:width="1.09cm" svg:height="1.086cm" svg:x="19.156cm" svg:y="10.201cm" svg:viewBox="0 0 1091 1087" svg:d="M400 590h57l238 368c14 25 54 86 72 111 11 18 14 18 50 18h220c29 0 54 0 54-29 0-14-11-25-25-25-58-14-137-119-173-169-11-18-90-122-198-292 140-25 277-86 277-277 0-219-234-295-421-295h-497c-29 0-54 0-54 29 0 25 29 25 43 25 90 0 97 14 97 94v792c0 79-7 93-97 93-14 0-43 0-43 25 0 29 25 29 54 29h436c28 0 50 0 50-29 0-25-25-25-43-25-90 0-97-14-97-93zM706 511c43-57 50-144 50-212 0-76-11-162-61-227 65 14 223 65 223 223 0 105-47 187-212 216zM400 140c0-32 0-86 97-86 137 0 201 58 201 245 0 205-46 234-298 234zM184 1033c14-29 14-75 14-90v-799c0-18 0-61-14-90h180c-18 25-18 58-18 83v806c0 18 0 61 10 90zM522 590c11-3 18-3 29-3 25 0 61-4 83-7 25 36 198 320 327 453h-155z">
            <text:p/>
          </draw:path>
          <draw:path draw:style-name="gr118" draw:text-style-name="P14" draw:layer="layout" svg:width="0.622cm" svg:height="0.705cm" svg:x="20.268cm" svg:y="10.143cm" svg:viewBox="0 0 623 706" svg:d="M86 626c-10 33-10 40-57 40-15 0-29 0-29 25 0 11 11 15 14 15 29 0 69-4 98-4 36 0 79 4 115 4 11 0 25-4 25-26 0-14-18-14-29-14-25 0-57 0-57-14 0-4 10-33 14-51 14-57 29-119 40-165 14 21 50 64 115 64 137 0 288-147 288-313 0-133-90-187-169-187-69 0-126 47-159 79-18-65-79-79-115-79-43 0-68 29-86 58-22 39-40 104-40 111 0 15 14 15 18 15 14 0 18-4 25-33 18-65 36-119 79-119 33 0 40 22 40 54 0 11-4 26-4 33zM295 133c65-86 119-101 155-101 43 0 83 33 83 108 0 44-25 159-58 224-29 54-83 108-140 108-79 0-97-87-97-98 0-3 0-14 0-18z">
            <text:p/>
          </draw:path>
        </draw:g>
        <draw:frame draw:style-name="gr119" draw:text-style-name="P35" draw:layer="layout" svg:width="3.81cm" svg:height="3.718cm" svg:x="21.59cm" svg:y="8.89cm">
          <draw:text-box>
            <text:p><text:span text:style-name="T24">?</text:span></text:p>
          </draw:text-box>
        </draw:frame>
        <presentation:notes draw:style-name="dp2">
          <office:forms form:automatic-focus="false" form:apply-design-mode="false"/>
          <draw:page-thumbnail draw:style-name="gr6" draw:layer="layout" svg:width="13.968cm" svg:height="10.476cm" svg:x="3.81cm" svg:y="2.123cm" draw:page-number="39" presentation:class="page"/>
          <draw:frame presentation:style-name="pr14" draw:text-style-name="P6" draw:layer="layout" svg:width="17.271cm" svg:height="13.38cm" svg:x="2.159cm" svg:y="13.271cm" presentation:class="notes" presentation:user-transformed="true">
            <draw:text-box>
              <text:p><text:span text:style-name="T4">Before we can apply a machine learning algorithm, we first need to think about how we represent our data.</text:span></text:p>
              <text:p><text:span text:style-name="T4">Earlier, I said x \in R^n. That’s not how you usually get data. Often data has units, possibly different units for different sensors, it has a mixture of continuous values and discrete values, and different measurements might be on totally different scales.</text:span></text:p>
              <text:p><text:span text:style-name="T4"/></text:p>
              <text:p><text:span text:style-name="T4">First, let me explain how to deal with discrete input variables, also known as categorical features. They come up in nearly all applications.</text:span></text:p>
              <text:p><text:span text:style-name="T4">Let’s say you have three possible values for a given measurement, whether you used setup1 setup2 or setup3. You could try to encode these into a single real number, say 0, 1 and 2, or e, \pi, \tau.</text:span></text:p>
              <text:p><text:span text:style-name="T4">However, that would be a bad idea for algorithms like linear regression.</text:span></text:p>
            </draw:text-box>
          </draw:frame>
        </presentation:notes>
      </draw:page>
      <draw:page draw:name="page40" draw:style-name="dp4" draw:master-page-name="Default" presentation:presentation-page-layout-name="AL1T0">
        <office:forms form:automatic-focus="false" form:apply-design-mode="false"/>
        <draw:frame presentation:style-name="pr6" draw:layer="layout" svg:width="25.199cm" svg:height="3.506cm" svg:x="1.4cm" svg:y="0.837cm" presentation:class="title">
          <draw:text-box>
            <text:p>Categorical Variables</text:p>
          </draw:text-box>
        </draw:frame>
        <draw:path draw:style-name="gr120" draw:text-style-name="P3" draw:layer="layout" svg:width="6.19cm" svg:height="0.714cm" draw:transform="rotate (-1.5707963267949) translate (8.33455420660277cm 8.88994262193008cm)" svg:viewBox="0 0 6191 715" svg:d="M0 0c0 0 1592 715 3184 715 1769 0 3007-715 3007-715">
          <text:p/>
        </draw:path>
        <draw:path draw:style-name="gr120" draw:text-style-name="P3" draw:layer="layout" svg:width="6.19cm" svg:height="0.714cm" draw:transform="rotate (1.5707963267949) translate (20.1134457933972cm 15.0813394195685cm)" svg:viewBox="0 0 6191 715" svg:d="M6191 0c0 0-1592 715-3184 715-1769 0-3007-715-3007-715">
          <text:p/>
        </draw:path>
        <draw:frame draw:style-name="gr121" draw:text-style-name="P36" draw:layer="layout" svg:width="10.628cm" svg:height="9.652cm" svg:x="8.89cm" svg:y="8.382cm">
          <draw:text-box>
            <text:p><text:span text:style-name="T25">1 <text:s text:c="4"/>0 <text:s text:c="4"/>0</text:span></text:p>
            <text:p><text:span text:style-name="T25">0 <text:s text:c="4"/>1 <text:s text:c="4"/>0</text:span></text:p>
            <text:p><text:span text:style-name="T25">0 <text:s text:c="4"/>0 <text:s text:c="4"/>1</text:span></text:p>
          </draw:text-box>
        </draw:frame>
        <draw:frame draw:style-name="gr22" draw:text-style-name="P11" draw:layer="layout" svg:width="12.192cm" svg:height="1.352cm" svg:x="8.382cm" svg:y="7.112cm">
          <draw:text-box>
            <text:p><text:span text:style-name="T9">“</text:span><text:span text:style-name="T9">red” <text:s text:c="4"/>“green” <text:s text:c="4"/>“blue”</text:span></text:p>
          </draw:text-box>
        </draw:frame>
        <presentation:notes draw:style-name="dp2">
          <office:forms form:automatic-focus="false" form:apply-design-mode="false"/>
          <draw:page-thumbnail draw:style-name="gr6" draw:layer="layout" svg:width="13.968cm" svg:height="10.476cm" svg:x="3.81cm" svg:y="2.123cm" draw:page-number="40" presentation:class="page"/>
          <draw:frame presentation:style-name="pr3" draw:text-style-name="P6" draw:layer="layout" svg:width="17.271cm" svg:height="12.572cm" svg:x="2.159cm" svg:y="13.271cm" presentation:class="notes" presentation:user-transformed="true">
            <draw:text-box>
              <text:p><text:span text:style-name="T4">If you encode all three values using the same feature, then you are imposing a linear relation between them, and in particular you define an order between the categories. Usually, there is no semantic ordering of the categories, and so we shouldn’t introduce one in our representation of the data.</text:span></text:p>
              <text:p><text:span text:style-name="T4">Instead, we add one new feature for each category,</text:span></text:p>
              <text:p><text:span text:style-name="T4">And that feature encodes whether a sample belongs to this category or not.</text:span></text:p>
              <text:p><text:span text:style-name="T4">That’s called a one-hot encoding, because only one of the three features in this example is active at a time.</text:span></text:p>
              <text:p><text:span text:style-name="T4">You could actually get away with n-1 features, but in machine learning that usually doesn’t matter.</text:span></text:p>
            </draw:text-box>
          </draw:frame>
        </presentation:notes>
      </draw:page>
      <draw:page draw:name="page41" draw:style-name="dp3"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draw:text-box>
            <text:p><text:span text:style-name="T6">IPython Notebook:</text:span></text:p>
            <text:p><text:span text:style-name="T6">Part 4 – Preprocessing</text:span></text:p>
          </draw:text-box>
        </draw:frame>
        <presentation:notes draw:style-name="dp2">
          <office:forms form:automatic-focus="false" form:apply-design-mode="false"/>
          <draw:page-thumbnail draw:style-name="gr6" draw:layer="layout" svg:width="13.968cm" svg:height="10.476cm" svg:x="3.81cm" svg:y="2.123cm" draw:page-number="41" presentation:class="page"/>
          <draw:frame presentation:style-name="pr3" draw:text-style-name="P6"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32">
        <office:forms form:automatic-focus="false" form:apply-design-mode="false"/>
        <draw:frame presentation:style-name="pr2" draw:layer="layout" svg:width="25.199cm" svg:height="16.255cm" svg:x="1.4cm" svg:y="0.837cm" presentation:class="subtitle">
          <draw:text-box>
            <text:p>Linear Models for Regression</text:p>
          </draw:text-box>
        </draw:frame>
        <presentation:notes draw:style-name="dp2">
          <office:forms form:automatic-focus="false" form:apply-design-mode="false"/>
          <draw:page-thumbnail draw:style-name="gr6" draw:layer="layout" svg:width="13.968cm" svg:height="10.476cm" svg:x="3.81cm" svg:y="2.123cm" draw:page-number="42" presentation:class="page"/>
          <draw:frame presentation:style-name="pr3" draw:text-style-name="P12" draw:layer="layout" svg:width="17.271cm" svg:height="12.572cm" svg:x="2.159cm" svg:y="13.271cm" presentation:class="notes" presentation:placeholder="true">
            <draw:text-box/>
          </draw:frame>
        </presentation:notes>
      </draw:page>
      <draw:page draw:name="page43" draw:style-name="dp1" draw:master-page-name="Applied_25_20Machine_25_20Learning" presentation:presentation-page-layout-name="AL4T1">
        <office:forms form:automatic-focus="false" form:apply-design-mode="false"/>
        <draw:frame presentation:style-name="pr22" draw:layer="layout" svg:width="25.199cm" svg:height="3.506cm" svg:x="1.4cm" svg:y="0.837cm" presentation:class="title">
          <draw:text-box>
            <text:p>Linear Models for Regression</text:p>
          </draw:text-box>
        </draw:frame>
        <draw:frame draw:style-name="gr122" draw:text-style-name="P37" draw:layer="layout" svg:width="13.969cm" svg:height="9.418cm" svg:x="7.366cm" svg:y="4.064cm">
          <draw:image xlink:href="Pictures/1000020100000210000001643836D3EAFD290578.png" xlink:type="simple" xlink:show="embed" xlink:actuate="onLoad">
            <text:p/>
          </draw:image>
        </draw:frame>
        <draw:g draw:name="asdf">
          <svg:title>TexMaths</svg:title>
          <svg:desc>28§display§\hat{y} = w^T \mathbf{x} + b = \sum_{i=1}^p w_i x_i +b§svg§600§FALSE§asdf</svg:desc>
          <draw:polygon draw:style-name="gr123" draw:text-style-name="P13" draw:layer="layout" svg:width="14.783cm" svg:height="3.417cm" svg:x="7.871cm" svg:y="15.495cm" svg:viewBox="0 0 14784 3418" draw:points="7392,3418 0,3418 0,0 14784,0 14784,3418">
            <text:p/>
          </draw:polygon>
          <draw:polygon draw:style-name="gr124" draw:text-style-name="P14" draw:layer="layout" svg:width="0.329cm" svg:height="0.192cm" svg:x="8.098cm" svg:y="16.607cm" svg:viewBox="0 0 330 193" draw:points="165,0 0,171 22,193 165,64 308,193 330,171">
            <text:p/>
          </draw:polygon>
          <draw:path draw:style-name="gr124" draw:text-style-name="P14" draw:layer="layout" svg:width="0.57cm" svg:height="0.797cm" svg:x="7.907cm" svg:y="16.917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4" draw:text-style-name="P14" draw:layer="layout" svg:width="0.819cm" svg:height="0.29cm" svg:x="8.929cm" svg:y="17.01cm" svg:viewBox="0 0 820 291" svg:d="M778 50c20 0 42 0 42-25s-22-25-39-25h-739c-20 0-42 0-42 25s22 25 42 25zM781 291c17 0 39 0 39-25s-22-25-42-25h-736c-20 0-42 0-42 25s22 25 42 25z">
            <text:p/>
          </draw:path>
          <draw:path draw:style-name="gr124" draw:text-style-name="P14" draw:layer="layout" svg:width="0.817cm" svg:height="0.559cm" svg:x="10.189cm" svg:y="16.91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4" draw:text-style-name="P14" draw:layer="layout" svg:width="0.646cm" svg:height="0.584cm" svg:x="11.102cm" svg:y="16.371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24" draw:text-style-name="P14" draw:layer="layout" svg:width="0.693cm" svg:height="0.548cm" svg:x="11.867cm" svg:y="16.91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4" draw:text-style-name="P14" draw:layer="layout" svg:width="0.819cm" svg:height="0.822cm" svg:x="12.925cm" svg:y="16.744cm" svg:viewBox="0 0 820 823" svg:d="M437 437h344c17 0 39 0 39-25 0-26-22-26-39-26h-344v-344c0-20 0-42-25-42-26 0-26 22-26 42v344h-344c-20 0-42 0-42 26 0 25 22 25 42 25h344v344c0 17 0 42 26 42 25 0 25-25 25-42z">
            <text:p/>
          </draw:path>
          <draw:path draw:style-name="gr124" draw:text-style-name="P14" draw:layer="layout" svg:width="0.455cm" svg:height="0.87cm" svg:x="14.143cm" svg:y="16.607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24" draw:text-style-name="P14" draw:layer="layout" svg:width="0.819cm" svg:height="0.29cm" svg:x="15.019cm" svg:y="17.01cm" svg:viewBox="0 0 820 291" svg:d="M778 50c20 0 42 0 42-25s-22-25-39-25h-739c-20 0-42 0-42 25s22 25 42 25zM781 291c17 0 39 0 39-25s-22-25-42-25h-736c-20 0-42 0-42 25s22 25 42 25z">
            <text:p/>
          </draw:path>
          <draw:path draw:style-name="gr124" draw:text-style-name="P14" draw:layer="layout" svg:width="0.483cm" svg:height="0.548cm" svg:x="16.881cm" svg:y="15.484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24" draw:text-style-name="P14" draw:layer="layout" svg:width="1.64cm" svg:height="1.724cm" svg:x="16.316cm" svg:y="16.29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4" draw:text-style-name="P14" draw:layer="layout" svg:width="0.262cm" svg:height="0.581cm" svg:x="16.377cm" svg:y="18.3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4" draw:text-style-name="P14" draw:layer="layout" svg:width="0.635cm" svg:height="0.234cm" svg:x="16.744cm" svg:y="18.58cm" svg:viewBox="0 0 636 235" svg:d="M605 42c11 0 31 0 31-22 0-20-20-20-31-20h-574c-11 0-31 0-31 20 0 22 20 22 34 22zM605 235c11 0 31 0 31-22 0-23-20-23-31-23h-571c-14 0-34 0-34 23 0 22 20 22 31 22z">
            <text:p/>
          </draw:path>
          <draw:path draw:style-name="gr124" draw:text-style-name="P14" draw:layer="layout" svg:width="0.315cm" svg:height="0.573cm" svg:x="17.531cm" svg:y="18.34cm" svg:viewBox="0 0 316 574" svg:d="M196 25c0-25-3-25-25-25-56 53-135 56-171 56v31c20 0 78 0 126-25v442c0 28 0 39-87 39h-33v31c16 0 123-3 154-3 28 0 137 3 156 3v-31h-33c-87 0-87-11-87-39z">
            <text:p/>
          </draw:path>
          <draw:path draw:style-name="gr124" draw:text-style-name="P14" draw:layer="layout" svg:width="0.817cm" svg:height="0.559cm" svg:x="18.265cm" svg:y="16.917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4" draw:text-style-name="P14" draw:layer="layout" svg:width="0.262cm" svg:height="0.581cm" svg:x="19.147cm" svg:y="17.07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4" draw:text-style-name="P14" draw:layer="layout" svg:width="0.615cm" svg:height="0.559cm" svg:x="19.55cm" svg:y="16.917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24" draw:text-style-name="P14" draw:layer="layout" svg:width="0.262cm" svg:height="0.581cm" svg:x="20.255cm" svg:y="17.074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24" draw:text-style-name="P14" draw:layer="layout" svg:width="0.819cm" svg:height="0.822cm" svg:x="20.967cm" svg:y="16.744cm" svg:viewBox="0 0 820 823" svg:d="M437 437h344c17 0 39 0 39-25 0-26-22-26-39-26h-344v-344c0-20 0-42-25-42-26 0-26 22-26 42v344h-344c-20 0-42 0-42 26 0 25 22 25 42 25h344v344c0 17 0 42 26 42 25 0 25-25 25-42z">
            <text:p/>
          </draw:path>
          <draw:path draw:style-name="gr124" draw:text-style-name="P14" draw:layer="layout" svg:width="0.455cm" svg:height="0.87cm" svg:x="22.182cm" svg:y="16.607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presentation:notes draw:style-name="dp2">
          <office:forms form:automatic-focus="false" form:apply-design-mode="false"/>
          <draw:page-thumbnail draw:style-name="gr6" draw:layer="layout" svg:width="13.968cm" svg:height="10.476cm" svg:x="3.81cm" svg:y="2.123cm" draw:page-number="43" presentation:class="page"/>
          <draw:frame presentation:style-name="pr23" draw:text-style-name="P12" draw:layer="layout" svg:width="17.271cm" svg:height="12.572cm" svg:x="2.159cm" svg:y="13.271cm" presentation:class="notes" presentation:placeholder="true">
            <draw:text-box/>
          </draw:frame>
        </presentation:notes>
      </draw:page>
      <draw:page draw:name="page44" draw:style-name="dp1" draw:master-page-name="Applied_25_20Machine_25_20Learning" presentation:presentation-page-layout-name="AL4T1">
        <office:forms form:automatic-focus="false" form:apply-design-mode="false"/>
        <draw:frame presentation:style-name="pr24" draw:layer="layout" svg:width="25.199cm" svg:height="3.819cm" svg:x="1.4cm" svg:y="0.681cm" presentation:class="title" presentation:user-transformed="true">
          <draw:text-box>
            <text:p>Linear Regression<text:line-break/>Ordinary Least Squares</text:p>
          </draw:text-box>
        </draw:frame>
        <draw:g draw:name="asdf">
          <svg:title>TexMaths</svg:title>
          <svg:desc>28§display§\hat{y} = w^T \mathbf{x} + b = \sum_{i=1}^p w_i x_i +b§svg§600§FALSE§asdf</svg:desc>
          <draw:polygon draw:style-name="gr123" draw:text-style-name="P13" draw:layer="layout" svg:width="14.783cm" svg:height="3.417cm" svg:x="6.854cm" svg:y="6.362cm" svg:viewBox="0 0 14784 3418" draw:points="7392,3418 0,3418 0,0 14784,0 14784,3418">
            <text:p/>
          </draw:polygon>
          <draw:polygon draw:style-name="gr124" draw:text-style-name="P14" draw:layer="layout" svg:width="0.329cm" svg:height="0.192cm" svg:x="7.081cm" svg:y="7.474cm" svg:viewBox="0 0 330 193" draw:points="165,0 0,171 22,193 165,64 308,193 330,171">
            <text:p/>
          </draw:polygon>
          <draw:path draw:style-name="gr124" draw:text-style-name="P14" draw:layer="layout" svg:width="0.57cm" svg:height="0.797cm" svg:x="6.89cm" svg:y="7.784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4" draw:text-style-name="P14" draw:layer="layout" svg:width="0.819cm" svg:height="0.29cm" svg:x="7.912cm" svg:y="7.877cm" svg:viewBox="0 0 820 291" svg:d="M778 50c20 0 42 0 42-25s-22-25-39-25h-739c-20 0-42 0-42 25s22 25 42 25zM781 291c17 0 39 0 39-25s-22-25-42-25h-736c-20 0-42 0-42 25s22 25 42 25z">
            <text:p/>
          </draw:path>
          <draw:path draw:style-name="gr124" draw:text-style-name="P14" draw:layer="layout" svg:width="0.817cm" svg:height="0.559cm" svg:x="9.172cm" svg:y="7.78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4" draw:text-style-name="P14" draw:layer="layout" svg:width="0.646cm" svg:height="0.584cm" svg:x="10.085cm" svg:y="7.238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24" draw:text-style-name="P14" draw:layer="layout" svg:width="0.693cm" svg:height="0.548cm" svg:x="10.85cm" svg:y="7.782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4" draw:text-style-name="P14" draw:layer="layout" svg:width="0.819cm" svg:height="0.822cm" svg:x="11.908cm" svg:y="7.611cm" svg:viewBox="0 0 820 823" svg:d="M437 437h344c17 0 39 0 39-25 0-26-22-26-39-26h-344v-344c0-20 0-42-25-42-26 0-26 22-26 42v344h-344c-20 0-42 0-42 26 0 25 22 25 42 25h344v344c0 17 0 42 26 42 25 0 25-25 25-42z">
            <text:p/>
          </draw:path>
          <draw:path draw:style-name="gr124" draw:text-style-name="P14" draw:layer="layout" svg:width="0.455cm" svg:height="0.87cm" svg:x="13.126cm" svg:y="7.474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24" draw:text-style-name="P14" draw:layer="layout" svg:width="0.819cm" svg:height="0.29cm" svg:x="14.002cm" svg:y="7.877cm" svg:viewBox="0 0 820 291" svg:d="M778 50c20 0 42 0 42-25s-22-25-39-25h-739c-20 0-42 0-42 25s22 25 42 25zM781 291c17 0 39 0 39-25s-22-25-42-25h-736c-20 0-42 0-42 25s22 25 42 25z">
            <text:p/>
          </draw:path>
          <draw:path draw:style-name="gr124" draw:text-style-name="P14" draw:layer="layout" svg:width="0.483cm" svg:height="0.548cm" svg:x="15.864cm" svg:y="6.351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24" draw:text-style-name="P14" draw:layer="layout" svg:width="1.64cm" svg:height="1.724cm" svg:x="15.299cm" svg:y="7.157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4" draw:text-style-name="P14" draw:layer="layout" svg:width="0.262cm" svg:height="0.581cm" svg:x="15.36cm" svg:y="9.207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4" draw:text-style-name="P14" draw:layer="layout" svg:width="0.635cm" svg:height="0.234cm" svg:x="15.727cm" svg:y="9.447cm" svg:viewBox="0 0 636 235" svg:d="M605 42c11 0 31 0 31-22 0-20-20-20-31-20h-574c-11 0-31 0-31 20 0 22 20 22 34 22zM605 235c11 0 31 0 31-22 0-23-20-23-31-23h-571c-14 0-34 0-34 23 0 22 20 22 31 22z">
            <text:p/>
          </draw:path>
          <draw:path draw:style-name="gr124" draw:text-style-name="P14" draw:layer="layout" svg:width="0.315cm" svg:height="0.573cm" svg:x="16.514cm" svg:y="9.207cm" svg:viewBox="0 0 316 574" svg:d="M196 25c0-25-3-25-25-25-56 53-135 56-171 56v31c20 0 78 0 126-25v442c0 28 0 39-87 39h-33v31c16 0 123-3 154-3 28 0 137 3 156 3v-31h-33c-87 0-87-11-87-39z">
            <text:p/>
          </draw:path>
          <draw:path draw:style-name="gr124" draw:text-style-name="P14" draw:layer="layout" svg:width="0.817cm" svg:height="0.559cm" svg:x="17.248cm" svg:y="7.784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4" draw:text-style-name="P14" draw:layer="layout" svg:width="0.262cm" svg:height="0.581cm" svg:x="18.13cm" svg:y="7.94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4" draw:text-style-name="P14" draw:layer="layout" svg:width="0.615cm" svg:height="0.559cm" svg:x="18.533cm" svg:y="7.78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24" draw:text-style-name="P14" draw:layer="layout" svg:width="0.262cm" svg:height="0.581cm" svg:x="19.238cm" svg:y="7.941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24" draw:text-style-name="P14" draw:layer="layout" svg:width="0.819cm" svg:height="0.822cm" svg:x="19.95cm" svg:y="7.611cm" svg:viewBox="0 0 820 823" svg:d="M437 437h344c17 0 39 0 39-25 0-26-22-26-39-26h-344v-344c0-20 0-42-25-42-26 0-26 22-26 42v344h-344c-20 0-42 0-42 26 0 25 22 25 42 25h344v344c0 17 0 42 26 42 25 0 25-25 25-42z">
            <text:p/>
          </draw:path>
          <draw:path draw:style-name="gr124" draw:text-style-name="P14" draw:layer="layout" svg:width="0.455cm" svg:height="0.87cm" svg:x="21.165cm" svg:y="7.474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draw:g draw:name="bla">
          <svg:title>TexMaths</svg:title>
          <svg:desc>28§display§\min_{w \in \mathbb{R}^p} \sum_{i=1}^p ||w^T\mathbf{x}_i - y_i||^2§svg§600§FALSE§bla</svg:desc>
          <draw:polygon draw:style-name="gr123" draw:text-style-name="P13" draw:layer="layout" svg:width="11.924cm" svg:height="3.417cm" svg:x="6.617cm" svg:y="10.679cm" svg:viewBox="0 0 11925 3418" draw:points="5961,3418 0,3418 0,0 11925,0 11925,3418">
            <text:p/>
          </draw:polygon>
          <draw:path draw:style-name="gr124" draw:text-style-name="P14" draw:layer="layout" svg:width="0.962cm" svg:height="0.545cm" svg:x="6.9cm" svg:y="12.101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24" draw:text-style-name="P14" draw:layer="layout" svg:width="0.265cm" svg:height="0.825cm" svg:x="7.922cm" svg:y="11.821cm" svg:viewBox="0 0 266 826" svg:d="M179 280l-173 14v39c81 0 92 6 92 67v331c0 56-14 56-98 56v39c39-3 106-3 137-3 42 0 87 0 129 3v-39c-81 0-87-6-87-53zM185 64c0-39-31-64-67-64-40 0-65 34-65 64 0 34 25 68 65 68 36 0 67-28 67-68z">
            <text:p/>
          </draw:path>
          <draw:path draw:style-name="gr124" draw:text-style-name="P14" draw:layer="layout" svg:width="0.621cm" svg:height="0.545cm" svg:x="8.261cm" svg:y="12.10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24" draw:text-style-name="P14" draw:layer="layout" svg:width="0.632cm" svg:height="0.391cm" svg:x="6.656cm" svg:y="13.06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24" draw:text-style-name="P14" draw:layer="layout" svg:width="0.478cm" svg:height="0.565cm" svg:x="7.443cm" svg:y="12.944cm" svg:viewBox="0 0 479 566" svg:d="M445 302c14 0 34 0 34-19 0-23-20-23-34-23h-403c14-123 120-218 255-218h148c14 0 34 0 34-20 0-22-20-22-34-22h-151c-162 0-294 126-294 283 0 159 134 283 294 283h151c14 0 34 0 34-23 0-19-20-19-34-19h-148c-135 0-241-96-255-222z">
            <text:p/>
          </draw:path>
          <draw:path draw:style-name="gr124" draw:text-style-name="P14" draw:layer="layout" svg:width="0.593cm" svg:height="0.593cm" svg:x="8.023cm" svg:y="12.852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8c0-19 0-47 54-47 72 0 109 31 109 131 0 112-25 129-163 129zM101 563c5-17 5-39 5-48v-437c0-8 0-33-5-47h98c-11 14-11 31-11 45v439c0 9 0 31 8 48zM286 322c5-3 8-3 16-3 12 0 31-3 45-3 11 20 107 174 177 247h-84z">
            <text:p/>
          </draw:path>
          <draw:path draw:style-name="gr124" draw:text-style-name="P14" draw:layer="layout" svg:width="0.38cm" svg:height="0.394cm" svg:x="8.664cm" svg:y="12.925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24" draw:text-style-name="P14" draw:layer="layout" svg:width="0.483cm" svg:height="0.548cm" svg:x="9.991cm" svg:y="10.668cm" svg:viewBox="0 0 484 549" svg:d="M67 487c-8 25-8 31-45 31-11 0-22 0-22 20 0 8 8 11 11 11 23 0 53-3 76-3 28 0 61 3 89 3 9 0 20-3 20-20 0-11-14-11-22-11-20 0-45 0-45-11 0-3 8-25 11-39 8-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0-14z">
            <text:p/>
          </draw:path>
          <draw:path draw:style-name="gr124" draw:text-style-name="P14" draw:layer="layout" svg:width="1.64cm" svg:height="1.724cm" svg:x="9.428cm" svg:y="11.474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4" draw:text-style-name="P14" draw:layer="layout" svg:width="0.262cm" svg:height="0.581cm" svg:x="9.49cm" svg:y="13.52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4" draw:text-style-name="P14" draw:layer="layout" svg:width="0.635cm" svg:height="0.234cm" svg:x="9.857cm" svg:y="13.764cm" svg:viewBox="0 0 636 235" svg:d="M605 42c11 0 31 0 31-22 0-20-20-20-31-20h-574c-11 0-31 0-31 20 0 22 20 22 34 22zM605 235c11 0 31 0 31-22 0-23-20-23-31-23h-571c-14 0-34 0-34 23 0 22 20 22 31 22z">
            <text:p/>
          </draw:path>
          <draw:path draw:style-name="gr124" draw:text-style-name="P14" draw:layer="layout" svg:width="0.315cm" svg:height="0.573cm" svg:x="10.643cm" svg:y="13.524cm" svg:viewBox="0 0 316 574" svg:d="M196 25c0-25-3-25-25-25-56 53-135 56-171 56v31c20 0 78 0 126-25v442c0 28 0 39-87 39h-33v31c16 0 123-3 154-3 28 0 137 3 156 3v-31h-33c-87 0-87-11-87-39z">
            <text:p/>
          </draw:path>
          <draw:path draw:style-name="gr124" draw:text-style-name="P14" draw:layer="layout" svg:width="0.052cm" svg:height="1.231cm" svg:x="11.486cm" svg:y="11.721cm" svg:viewBox="0 0 53 1232" svg:d="M53 45c0-23 0-45-28-45-25 0-25 22-25 45v1142c0 22 0 45 25 45 28 0 28-23 28-45z">
            <text:p/>
          </draw:path>
          <draw:path draw:style-name="gr124" draw:text-style-name="P14" draw:layer="layout" svg:width="0.052cm" svg:height="1.231cm" svg:x="11.828cm" svg:y="11.721cm" svg:viewBox="0 0 53 1232" svg:d="M53 45c0-23 0-45-28-45-25 0-25 22-25 45v1142c0 22 0 45 25 45 28 0 28-23 28-45z">
            <text:p/>
          </draw:path>
          <draw:path draw:style-name="gr124" draw:text-style-name="P14" draw:layer="layout" svg:width="0.817cm" svg:height="0.559cm" svg:x="12.057cm" svg:y="12.10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4" draw:text-style-name="P14" draw:layer="layout" svg:width="0.646cm" svg:height="0.584cm" svg:x="12.967cm" svg:y="11.555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24" draw:text-style-name="P14" draw:layer="layout" svg:width="0.693cm" svg:height="0.548cm" svg:x="13.732cm" svg:y="12.09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4" draw:text-style-name="P14" draw:layer="layout" svg:width="0.262cm" svg:height="0.581cm" svg:x="14.4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4" draw:text-style-name="P14" draw:layer="layout" svg:width="0.752cm" svg:height="0.052cm" svg:x="15.235cm" svg:y="12.311cm" svg:viewBox="0 0 753 53" svg:d="M711 53c20 0 42 0 42-28 0-25-22-25-42-25h-669c-20 0-42 0-42 25 0 28 22 28 42 28z">
            <text:p/>
          </draw:path>
          <draw:path draw:style-name="gr124" draw:text-style-name="P14" draw:layer="layout" svg:width="0.567cm" svg:height="0.797cm" svg:x="16.394cm" svg:y="12.101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124" draw:text-style-name="P14" draw:layer="layout" svg:width="0.262cm" svg:height="0.581cm" svg:x="16.99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4" draw:text-style-name="P14" draw:layer="layout" svg:width="0.052cm" svg:height="1.231cm" svg:x="17.517cm" svg:y="11.721cm" svg:viewBox="0 0 53 1232" svg:d="M53 45c0-23 0-45-28-45-25 0-25 22-25 45v1142c0 22 0 45 25 45 28 0 28-23 28-45z">
            <text:p/>
          </draw:path>
          <draw:path draw:style-name="gr124" draw:text-style-name="P14" draw:layer="layout" svg:width="0.052cm" svg:height="1.231cm" svg:x="17.856cm" svg:y="11.721cm" svg:viewBox="0 0 53 1232" svg:d="M53 45c0-23 0-45-28-45-25 0-25 22-25 45v1142c0 22 0 45 25 45 28 0 28-23 28-45z">
            <text:p/>
          </draw:path>
          <draw:path draw:style-name="gr124" draw:text-style-name="P14" draw:layer="layout" svg:width="0.383cm" svg:height="0.573cm" svg:x="18.105cm" svg:y="11.564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25" draw:layer="layout" svg:width="20.32cm" svg:height="0.89cm" svg:x="3.302cm" svg:y="15.494cm">
          <draw:text-box>
            <text:p><text:span text:style-name="T26">Unique solution if <text:s text:c="35"/>has full rank.</text:span></text:p>
          </draw:text-box>
        </draw:frame>
        <draw:g>
          <svg:title>TexMaths</svg:title>
          <svg:desc>12§display§\mathbf{X} = (\mathbf{x}_1, ... \mathbf{x}_n)^T§svg§600§FALSE§</svg:desc>
          <draw:polygon draw:style-name="gr126" draw:text-style-name="P9" draw:layer="layout" svg:width="5.69cm" svg:height="0.922cm" svg:x="8.872cm" svg:y="15.533cm" svg:viewBox="0 0 5691 923" draw:points="2846,923 0,923 0,0 5691,0 5691,923">
            <text:p/>
          </draw:polygon>
          <draw:path draw:style-name="gr127" draw:text-style-name="P10" draw:layer="layout" svg:width="0.65cm" svg:height="0.556cm" svg:x="8.9cm" svg:y="15.697cm" svg:viewBox="0 0 651 557" svg:d="M365 234l136-179c10-11 12-13 39-14 20-2 24-2 48-2h22v-39c-33 2-74 2-109 2-31 0-94 0-123-2v39c15 0 46 0 76 9-2 0-6 5-8 7l-107 144-116-160h68v-39c-33 2-110 2-147 2-33 0-103 0-131-2v39h79l181 249-164 215c-8 9-9 11-35 13-17 2-33 4-50 4h-24v37c35-2 74-2 109-2 31 0 94 0 123 2v-37c-14 0-46 0-75-9 2-2 5-8 7-10l135-178 140 197h-67v37c34-2 111-2 148-2 31 0 101 0 131 2v-37h-80z">
            <text:p/>
          </draw:path>
          <draw:path draw:style-name="gr128" draw:text-style-name="P10" draw:layer="layout" svg:width="0.539cm" svg:height="0.191cm" svg:x="9.844cm" svg:y="15.957cm" svg:viewBox="0 0 540 192" svg:d="M513 33c12 0 27 0 27-16 0-17-15-17-26-17h-486c-13 0-28 0-28 17 0 16 15 16 28 16zM514 192c11 0 26 0 26-17 0-16-15-16-27-16h-485c-13 0-28 0-28 16 0 17 15 17 28 17z">
            <text:p/>
          </draw:path>
          <draw:path draw:style-name="gr129" draw:text-style-name="P10" draw:layer="layout" svg:width="0.189cm" svg:height="0.81cm" svg:x="10.732cm" svg:y="15.645cm" svg:viewBox="0 0 190 811" svg:d="M190 804c0-2 0-4-15-19-101-101-127-254-127-380 0-140 31-282 131-383 11-9 11-11 11-15 0-5-4-7-9-7-8 0-81 55-129 159-43 88-52 178-52 246 0 65 9 163 53 255 50 99 120 151 128 151 5 0 9-2 9-7z">
            <text:p/>
          </draw:path>
          <draw:path draw:style-name="gr130" draw:text-style-name="P10" draw:layer="layout" svg:width="0.456cm" svg:height="0.36cm" svg:x="10.983cm" svg:y="15.894cm" svg:viewBox="0 0 457 361" svg:d="M264 160l95-105c10-11 15-16 83-16v-39c-29 2-71 2-75 2-20 0-61-2-83-2v39c11 0 20 2 29 7-1 4-1 6-5 9l-68 78-81-94h33v-39c-21 0-72 2-98 2s-63-2-90-2v39h59l125 149-105 120c-15 15-44 15-83 15v38c28-2 70-2 76-2 20 0 66 2 83 2v-38c-15 0-30-4-30-10l6-7 79-89 88 106h-31v38c20 0 70-2 98-2 26 0 62 2 88 2v-38h-57z">
            <text:p/>
          </draw:path>
          <draw:path draw:style-name="gr131" draw:text-style-name="P10" draw:layer="layout" svg:width="0.207cm" svg:height="0.377cm" svg:x="11.516cm" svg:y="15.997cm" svg:viewBox="0 0 208 378" svg:d="M129 17c0-17-2-17-17-17-36 35-88 37-112 37v20c13 0 52 0 83-16v291c0 18 0 26-57 26h-22v20c11 0 81-2 101-2 19 0 90 2 103 2v-20h-22c-57 0-57-8-57-26z">
            <text:p/>
          </draw:path>
          <draw:path draw:style-name="gr132" draw:text-style-name="P10" draw:layer="layout" svg:width="0.095cm" svg:height="0.242cm" svg:x="11.888cm" svg:y="16.167cm" svg:viewBox="0 0 96 243" svg:d="M96 85c0-54-20-85-52-85-27 0-44 20-44 42 0 23 17 45 44 45 9 0 21-4 28-11 4-2 4-2 5-2 0 0 2 0 2 11 0 61-29 110-57 136-9 9-9 11-9 13 0 7 4 9 9 9 9 0 74-62 74-158z">
            <text:p/>
          </draw:path>
          <draw:path draw:style-name="gr133" draw:text-style-name="P10" draw:layer="layout" svg:width="0.087cm" svg:height="0.087cm" svg:x="12.248cm" svg:y="16.167cm" svg:viewBox="0 0 88 88" svg:d="M88 44c0-24-20-44-44-44s-44 20-44 44 20 44 44 44 44-20 44-44z">
            <text:p/>
          </draw:path>
          <draw:path draw:style-name="gr134" draw:text-style-name="P10" draw:layer="layout" svg:width="0.087cm" svg:height="0.087cm" svg:x="12.471cm" svg:y="16.167cm" svg:viewBox="0 0 88 88" svg:d="M88 44c0-24-20-44-44-44s-44 20-44 44 20 44 44 44 44-20 44-44z">
            <text:p/>
          </draw:path>
          <draw:path draw:style-name="gr135" draw:text-style-name="P10" draw:layer="layout" svg:width="0.087cm" svg:height="0.087cm" svg:x="12.695cm" svg:y="16.167cm" svg:viewBox="0 0 88 88" svg:d="M88 44c0-24-20-44-44-44s-44 20-44 44 20 44 44 44 44-20 44-44z">
            <text:p/>
          </draw:path>
          <draw:path draw:style-name="gr136" draw:text-style-name="P10" draw:layer="layout" svg:width="0.456cm" svg:height="0.36cm" svg:x="12.867cm" svg:y="15.894cm" svg:viewBox="0 0 457 361" svg:d="M264 160l95-105c10-11 15-16 82-16v-39c-28 2-70 2-74 2-20 0-61-2-83-2v39c11 0 20 2 29 7-3 4-3 6-5 9l-68 78-81-94h33v-39c-21 0-72 2-98 2s-63-2-90-2v39h59l125 149-105 120c-15 15-44 15-83 15v38c28-2 70-2 76-2 20 0 66 2 83 2v-38c-15 0-30-4-30-10l6-7 79-89 88 106h-31v38c20 0 70-2 98-2 26 0 62 2 88 2v-38h-57z">
            <text:p/>
          </draw:path>
          <draw:path draw:style-name="gr137" draw:text-style-name="P10" draw:layer="layout" svg:width="0.347cm" svg:height="0.257cm" svg:x="13.367cm" svg:y="16.125cm" svg:viewBox="0 0 348 258" svg:d="M42 216c-1 7-5 22-5 24 0 13 11 18 20 18s19-7 22-13c2-5 8-24 9-35 4-11 10-37 13-51 4-13 8-26 10-39 7-24 7-28 24-52 16-22 42-51 86-51 33 0 33 27 33 38 0 35-24 98-33 122-7 17-9 22-9 31 0 30 26 50 53 50 58 0 83-79 83-88 0-8-7-8-9-8-7 0-9 4-11 11-13 44-37 68-61 68-11 0-13-7-13-20s2-20 13-46c6-18 30-77 30-110 0-56-44-65-74-65-48 0-79 29-96 52-5-39-39-52-61-52-25 0-38 18-46 31-13 21-20 54-20 56 0 7 7 7 9 7 9 0 9-2 13-17 9-33 20-60 43-60 14 0 18 11 18 27 0 11-6 32-9 48-4 15-9 39-13 50z">
            <text:p/>
          </draw:path>
          <draw:path draw:style-name="gr138" draw:text-style-name="P10" draw:layer="layout" svg:width="0.189cm" svg:height="0.81cm" svg:x="13.826cm" svg:y="15.645cm" svg:viewBox="0 0 190 811" svg:d="M190 405c0-62-9-160-54-252-49-100-119-153-129-153-3 0-7 4-7 7 0 4 0 6 15 21 81 79 127 208 127 377 0 139-30 282-131 384-11 11-11 13-11 15 0 5 4 7 7 7 10 0 83-55 131-159 43-88 52-178 52-247z">
            <text:p/>
          </draw:path>
          <draw:path draw:style-name="gr139" draw:text-style-name="P10" draw:layer="layout" svg:width="0.425cm" svg:height="0.384cm" svg:x="14.119cm" svg:y="15.535cm" svg:viewBox="0 0 426 385" svg:d="M253 41c3-17 5-19 16-21 4 0 24 0 35 0 35 0 50 0 65 6 24 7 26 24 26 44 0 9 0 17-4 46l-2 6c0 7 4 9 11 9s9-6 9-15l17-109c0-7-8-7-19-7h-348c-15 0-17 0-20 11l-35 101c-2 2-4 8-4 11 0 2 2 8 9 8 8 0 9-2 13-13 33-92 52-98 138-98h24c17 0 17 0 17 6 0 2 0 3-2 13l-75 298c-4 22-6 28-67 28-20 0-26 0-26 13 0 0 2 7 11 7 15 0 32-2 48-2 17 0 34 0 50 0 15 0 35 0 52 0 14 0 31 2 46 2 5 0 15 0 15-13 0-7-8-7-24-7-11 0-23-2-34-2-20-2-20-4-20-11 0-4 0-5 2-13z">
            <text:p/>
          </draw:path>
        </draw:g>
        <presentation:notes draw:style-name="dp2">
          <office:forms form:automatic-focus="false" form:apply-design-mode="false"/>
          <draw:page-thumbnail draw:style-name="gr6" draw:layer="layout" svg:width="13.968cm" svg:height="10.476cm" svg:x="3.81cm" svg:y="2.123cm" draw:page-number="44" presentation:class="page"/>
          <draw:frame presentation:style-name="pr23" draw:text-style-name="P12" draw:layer="layout" svg:width="17.271cm" svg:height="12.572cm" svg:x="2.159cm" svg:y="13.271cm" presentation:class="notes" presentation:placeholder="true">
            <draw:text-box/>
          </draw:frame>
        </presentation:notes>
      </draw:page>
      <draw:page draw:name="page45" draw:style-name="dp1" draw:master-page-name="Applied_25_20Machine_25_20Learning" presentation:presentation-page-layout-name="AL4T1">
        <office:forms form:automatic-focus="false" form:apply-design-mode="false"/>
        <draw:frame presentation:style-name="pr22" draw:layer="layout" svg:width="25.199cm" svg:height="3.506cm" svg:x="1.4cm" svg:y="0.837cm" presentation:class="title">
          <draw:text-box>
            <text:p>Ridge Regression</text:p>
          </draw:text-box>
        </draw:frame>
        <draw:frame draw:style-name="gr140" draw:text-style-name="P32" draw:layer="layout" svg:width="19.558cm" svg:height="2.384cm" svg:x="2.9cm" svg:y="8.89cm">
          <draw:text-box>
            <text:p>Always has a unique solution.</text:p>
            <text:p>Has tuning parameter alpha</text:p>
            <text:p/>
          </draw:text-box>
        </draw:frame>
        <draw:g>
          <svg:title>TexMaths</svg:title>
          <svg:desc>28§display§\min_{w \in \mathbb{R}^p} \sum_{i=1}^n ||w^Tx_i - y_i||^2 + \alpha ||w||^2§svg§600§FALSE§</svg:desc>
          <draw:polygon draw:style-name="gr43" draw:text-style-name="P13" draw:layer="layout" svg:width="16.992cm" svg:height="3.359cm" svg:x="3.304cm" svg:y="5.6cm" svg:viewBox="0 0 16993 3360" draw:points="8498,3360 0,3360 0,0 16993,0 16993,3360">
            <text:p/>
          </draw:polygon>
          <draw:path draw:style-name="gr44" draw:text-style-name="P14" draw:layer="layout" svg:width="0.962cm" svg:height="0.545cm" svg:x="3.587cm" svg:y="6.964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44" draw:text-style-name="P14" draw:layer="layout" svg:width="0.265cm" svg:height="0.825cm" svg:x="4.609cm" svg:y="6.684cm" svg:viewBox="0 0 266 826" svg:d="M179 280l-173 14v39c81 0 92 6 92 67v331c0 56-14 56-98 56v39c39-3 106-3 137-3 42 0 87 0 129 3v-39c-81 0-87-6-87-53zM185 64c0-39-31-64-67-64-40 0-65 34-65 64 0 34 25 68 65 68 36 0 67-28 67-68z">
            <text:p/>
          </draw:path>
          <draw:path draw:style-name="gr44" draw:text-style-name="P14" draw:layer="layout" svg:width="0.621cm" svg:height="0.545cm" svg:x="4.948cm" svg:y="6.964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44" draw:text-style-name="P14" draw:layer="layout" svg:width="0.632cm" svg:height="0.391cm" svg:x="3.343cm" svg:y="7.924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44" draw:text-style-name="P14" draw:layer="layout" svg:width="0.478cm" svg:height="0.565cm" svg:x="4.13cm" svg:y="7.809cm" svg:viewBox="0 0 479 566" svg:d="M445 302c14 0 34 0 34-19 0-23-20-23-34-23h-403c14-123 120-218 255-218h148c14 0 34 0 34-20 0-22-20-22-34-22h-151c-162 0-294 126-294 283 0 159 134 283 294 283h151c14 0 34 0 34-23 0-19-20-19-34-19h-148c-135 0-241-96-255-222z">
            <text:p/>
          </draw:path>
          <draw:path draw:style-name="gr44" draw:text-style-name="P14" draw:layer="layout" svg:width="0.593cm" svg:height="0.593cm" svg:x="4.71cm" svg:y="7.714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44" draw:text-style-name="P14" draw:layer="layout" svg:width="0.38cm" svg:height="0.394cm" svg:x="5.351cm" svg:y="7.787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44" draw:text-style-name="P14" draw:layer="layout" svg:width="0.528cm" svg:height="0.391cm" svg:x="6.67cm" svg:y="5.589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44" draw:text-style-name="P14" draw:layer="layout" svg:width="1.64cm" svg:height="1.724cm" svg:x="6.115cm" svg:y="6.339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44" draw:text-style-name="P14" draw:layer="layout" svg:width="0.262cm" svg:height="0.581cm" svg:x="6.177cm" svg:y="8.389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4" draw:layer="layout" svg:width="0.635cm" svg:height="0.234cm" svg:x="6.544cm" svg:y="8.627cm" svg:viewBox="0 0 636 235" svg:d="M605 42c11 0 31 0 31-22 0-20-20-20-31-20h-574c-11 0-31 0-31 20 0 22 20 22 34 22zM605 235c11 0 31 0 31-22 0-23-20-23-31-23h-571c-14 0-34 0-34 23 0 22 20 22 31 22z">
            <text:p/>
          </draw:path>
          <draw:path draw:style-name="gr44" draw:text-style-name="P14" draw:layer="layout" svg:width="0.315cm" svg:height="0.573cm" svg:x="7.33cm" svg:y="8.386cm" svg:viewBox="0 0 316 574" svg:d="M196 25c0-25-3-25-25-25-56 53-135 56-171 56v31c20 0 78 0 126-25v442c0 28 0 39-87 39h-33v31c16 0 123-3 154-3 28 0 137 3 156 3v-31h-33c-87 0-87-11-87-39z">
            <text:p/>
          </draw:path>
          <draw:path draw:style-name="gr44" draw:text-style-name="P14" draw:layer="layout" svg:width="0.052cm" svg:height="1.231cm" svg:x="8.173cm" svg:y="6.586cm" svg:viewBox="0 0 53 1232" svg:d="M53 45c0-23 0-45-28-45-25 0-25 22-25 45v1142c0 22 0 45 25 45 28 0 28-23 28-45z">
            <text:p/>
          </draw:path>
          <draw:path draw:style-name="gr44" draw:text-style-name="P14" draw:layer="layout" svg:width="0.052cm" svg:height="1.231cm" svg:x="8.515cm" svg:y="6.586cm" svg:viewBox="0 0 53 1232" svg:d="M53 45c0-23 0-45-28-45-25 0-25 22-25 45v1142c0 22 0 45 25 45 28 0 28-23 28-45z">
            <text:p/>
          </draw:path>
          <draw:path draw:style-name="gr44" draw:text-style-name="P14" draw:layer="layout" svg:width="0.817cm" svg:height="0.559cm" svg:x="8.744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44" draw:text-style-name="P14" draw:layer="layout" svg:width="0.646cm" svg:height="0.584cm" svg:x="9.654cm" svg:y="6.418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44" draw:text-style-name="P14" draw:layer="layout" svg:width="0.615cm" svg:height="0.559cm" svg:x="10.43cm" svg:y="6.96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5 95 126 0 196-160 196-190 0-12-11-12-14-12-11 0-14 3-17 12-39 134-126 162-165 162-48 0-67-39-67-81 0-28 8-53 22-109z">
            <text:p/>
          </draw:path>
          <draw:path draw:style-name="gr44" draw:text-style-name="P14" draw:layer="layout" svg:width="0.262cm" svg:height="0.581cm" svg:x="11.133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4" draw:layer="layout" svg:width="0.752cm" svg:height="0.052cm" svg:x="11.877cm" svg:y="7.174cm" svg:viewBox="0 0 753 53" svg:d="M711 53c20 0 42 0 42-28 0-25-22-25-42-25h-669c-20 0-42 0-42 25 0 28 22 28 42 28z">
            <text:p/>
          </draw:path>
          <draw:path draw:style-name="gr44" draw:text-style-name="P14" draw:layer="layout" svg:width="0.57cm" svg:height="0.797cm" svg:x="13.039cm" svg:y="6.964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44" draw:text-style-name="P14" draw:layer="layout" svg:width="0.262cm" svg:height="0.581cm" svg:x="13.644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4" draw:layer="layout" svg:width="0.052cm" svg:height="1.231cm" svg:x="14.159cm" svg:y="6.586cm" svg:viewBox="0 0 53 1232" svg:d="M53 45c0-23 0-45-28-45-25 0-25 22-25 45v1142c0 22 0 45 25 45 28 0 28-23 28-45z">
            <text:p/>
          </draw:path>
          <draw:path draw:style-name="gr44" draw:text-style-name="P14" draw:layer="layout" svg:width="0.052cm" svg:height="1.231cm" svg:x="14.501cm" svg:y="6.586cm" svg:viewBox="0 0 53 1232" svg:d="M53 45c0-23 0-45-28-45-25 0-25 22-25 45v1142c0 22 0 45 25 45 28 0 28-23 28-45z">
            <text:p/>
          </draw:path>
          <draw:path draw:style-name="gr44" draw:text-style-name="P14" draw:layer="layout" svg:width="0.383cm" svg:height="0.573cm" svg:x="14.747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44" draw:text-style-name="P14" draw:layer="layout" svg:width="0.819cm" svg:height="0.822cm" svg:x="15.587cm" svg:y="6.79cm" svg:viewBox="0 0 820 823" svg:d="M437 437h344c17 0 39 0 39-25 0-26-22-26-39-26h-344v-344c0-20 0-42-25-42-26 0-26 22-26 42v344h-344c-20 0-42 0-42 26 0 25 22 25 42 25h344v344c0 17 0 42 26 42 25 0 25-25 25-42z">
            <text:p/>
          </draw:path>
          <draw:path draw:style-name="gr44" draw:text-style-name="P14" draw:layer="layout" svg:width="0.691cm" svg:height="0.559cm" svg:x="16.797cm" svg:y="6.964cm" svg:viewBox="0 0 692 560" svg:d="M538 255c0-193-115-255-205-255-171 0-333 176-333 350 0 115 73 210 199 210 78 0 168-28 263-104 14 65 56 104 112 104 64 0 104-67 104-87 0-8-9-14-17-14-9 0-11 6-14 14-23 59-67 59-70 59-39 0-39-95-39-126 0-25 0-28 14-42 114-146 140-291 140-291 0-3 0-11-14-11-12 0-12 2-17 25-23 78-65 171-123 243zM456 423c-109 95-204 109-254 109-73 0-110-56-110-134 0-59 31-194 70-258 59-90 126-112 168-112 124 0 124 162 124 258 0 44 0 117 2 137z">
            <text:p/>
          </draw:path>
          <draw:path draw:style-name="gr44" draw:text-style-name="P14" draw:layer="layout" svg:width="0.052cm" svg:height="1.231cm" svg:x="17.682cm" svg:y="6.586cm" svg:viewBox="0 0 53 1232" svg:d="M53 45c0-23 0-45-28-45-25 0-25 22-25 45v1142c0 22 0 45 25 45 28 0 28-23 28-45z">
            <text:p/>
          </draw:path>
          <draw:path draw:style-name="gr44" draw:text-style-name="P14" draw:layer="layout" svg:width="0.052cm" svg:height="1.231cm" svg:x="18.021cm" svg:y="6.586cm" svg:viewBox="0 0 53 1232" svg:d="M53 45c0-23 0-45-28-45-25 0-25 22-25 45v1142c0 22 0 45 25 45 28 0 28-23 28-45z">
            <text:p/>
          </draw:path>
          <draw:path draw:style-name="gr44" draw:text-style-name="P14" draw:layer="layout" svg:width="0.817cm" svg:height="0.559cm" svg:x="18.25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44" draw:text-style-name="P14" draw:layer="layout" svg:width="0.052cm" svg:height="1.231cm" svg:x="19.272cm" svg:y="6.586cm" svg:viewBox="0 0 53 1232" svg:d="M53 45c0-23 0-45-28-45-25 0-25 22-25 45v1142c0 22 0 45 25 45 28 0 28-23 28-45z">
            <text:p/>
          </draw:path>
          <draw:path draw:style-name="gr44" draw:text-style-name="P14" draw:layer="layout" svg:width="0.052cm" svg:height="1.231cm" svg:x="19.611cm" svg:y="6.586cm" svg:viewBox="0 0 53 1232" svg:d="M53 45c0-23 0-45-28-45-25 0-25 22-25 45v1142c0 22 0 45 25 45 28 0 28-23 28-45z">
            <text:p/>
          </draw:path>
          <draw:path draw:style-name="gr44" draw:text-style-name="P14" draw:layer="layout" svg:width="0.383cm" svg:height="0.573cm" svg:x="19.86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presentation:notes draw:style-name="dp2">
          <office:forms form:automatic-focus="false" form:apply-design-mode="false"/>
          <draw:page-thumbnail draw:style-name="gr6" draw:layer="layout" svg:width="13.968cm" svg:height="10.476cm" svg:x="3.81cm" svg:y="2.123cm" draw:page-number="45" presentation:class="page"/>
          <draw:frame presentation:style-name="pr23" draw:text-style-name="P12"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draw:text-box>
            <text:p><text:span text:style-name="T6">IPython Notebook:</text:span></text:p>
            <text:p><text:span text:style-name="T6">Part 5 – Linear Models for Regression</text:span></text:p>
          </draw:text-box>
        </draw:frame>
        <presentation:notes draw:style-name="dp2">
          <office:forms form:automatic-focus="false" form:apply-design-mode="false"/>
          <draw:page-thumbnail draw:style-name="gr6" draw:layer="layout" svg:width="13.968cm" svg:height="10.476cm" svg:x="3.81cm" svg:y="2.123cm" draw:page-number="46" presentation:class="page"/>
          <draw:frame presentation:style-name="pr3" draw:text-style-name="P6" draw:layer="layout" svg:width="17.271cm" svg:height="12.572cm" svg:x="2.159cm" svg:y="13.271cm" presentation:class="notes" presentation:placeholder="true">
            <draw:text-box/>
          </draw:frame>
        </presentation:notes>
      </draw:page>
      <draw:page draw:name="page47" draw:style-name="dp1" draw:master-page-name="Applied_25_20Machine_25_20Learning" presentation:presentation-page-layout-name="AL2T32">
        <office:forms form:automatic-focus="false" form:apply-design-mode="false"/>
        <draw:frame presentation:style-name="pr25" draw:text-style-name="P12" draw:layer="layout" svg:width="25.199cm" svg:height="16.255cm" svg:x="1.4cm" svg:y="0.837cm" presentation:class="subtitle">
          <draw:text-box>
            <text:p>Linear Models for Classification</text:p>
          </draw:text-box>
        </draw:frame>
        <presentation:notes draw:style-name="dp2">
          <office:forms form:automatic-focus="false" form:apply-design-mode="false"/>
          <draw:page-thumbnail draw:style-name="gr6" draw:layer="layout" svg:width="13.968cm" svg:height="10.476cm" svg:x="3.81cm" svg:y="2.123cm" draw:page-number="47" presentation:class="page"/>
          <draw:frame presentation:style-name="pr23" draw:text-style-name="P12" draw:layer="layout" svg:width="17.271cm" svg:height="12.572cm" svg:x="2.159cm" svg:y="13.271cm" presentation:class="notes" presentation:placeholder="true">
            <draw:text-box/>
          </draw:frame>
        </presentation:notes>
      </draw:page>
      <draw:page draw:name="page48" draw:style-name="dp4" draw:master-page-name="APM_25_20_28_all_25_20gillus_29_" presentation:presentation-page-layout-name="AL2T32">
        <office:forms form:automatic-focus="false" form:apply-design-mode="false"/>
        <draw:frame presentation:style-name="pr21" draw:text-style-name="P12" draw:layer="layout" svg:width="25.199cm" svg:height="16.255cm" svg:x="1.4cm" svg:y="0.837cm" presentation:class="subtitle">
          <draw:text-box>
            <text:p>Linear models for <text:span text:style-name="T27">binary</text:span> classfiication</text:p>
          </draw:text-box>
        </draw:frame>
        <presentation:notes draw:style-name="dp2">
          <office:forms form:automatic-focus="false" form:apply-design-mode="false"/>
          <draw:page-thumbnail draw:style-name="gr6" draw:layer="layout" svg:width="13.968cm" svg:height="10.476cm" svg:x="3.81cm" svg:y="2.123cm" draw:page-number="48" presentation:class="page"/>
          <draw:frame presentation:style-name="pr18" draw:text-style-name="P12" draw:layer="layout" svg:width="17.271cm" svg:height="12.572cm" svg:x="2.159cm" svg:y="13.271cm" presentation:class="notes" presentation:placeholder="true">
            <draw:text-box/>
          </draw:frame>
        </presentation:notes>
      </draw:page>
      <draw:page draw:name="page49" draw:style-name="dp4" draw:master-page-name="APM_25_20_28_all_25_20gillus_29_" presentation:presentation-page-layout-name="AL2T32">
        <office:forms form:automatic-focus="false" form:apply-design-mode="false"/>
        <draw:frame presentation:style-name="pr21" draw:text-style-name="P12" draw:layer="layout" svg:width="25.199cm" svg:height="16.255cm" svg:x="1.4cm" svg:y="0.837cm" presentation:class="subtitle" presentation:placeholder="true">
          <draw:text-box/>
        </draw:frame>
        <draw:g>
          <svg:title>TexMaths</svg:title>
          <svg:desc>28§display§\hat{y} = \text{sign}(w^T \mathbf{x} + b) = \text{sign}(\sum_i w_i x_i +b)§svg§600§FALSE§</svg:desc>
          <draw:polygon draw:style-name="gr141" draw:text-style-name="P9" draw:layer="layout" svg:width="20.94cm" svg:height="2.743cm" svg:x="3.697cm" svg:y="16.764cm" svg:viewBox="0 0 20941 2744" draw:points="10469,2744 0,2744 0,0 20941,0 20941,2744">
            <text:p/>
          </draw:polygon>
          <draw:polygon draw:style-name="gr142" draw:text-style-name="P10" draw:layer="layout" svg:width="0.329cm" svg:height="0.192cm" svg:x="3.924cm" svg:y="17.201cm" svg:viewBox="0 0 330 193" draw:points="165,0 0,171 22,193 165,64 308,193 330,171">
            <text:p/>
          </draw:polygon>
          <draw:path draw:style-name="gr143" draw:text-style-name="P10" draw:layer="layout" svg:width="0.57cm" svg:height="0.797cm" svg:x="3.733cm" svg:y="17.51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44" draw:text-style-name="P10" draw:layer="layout" svg:width="0.819cm" svg:height="0.29cm" svg:x="4.755cm" svg:y="17.604cm" svg:viewBox="0 0 820 291" svg:d="M778 50c20 0 42 0 42-25s-22-25-39-25h-739c-20 0-42 0-42 25s22 25 42 25zM781 291c17 0 39 0 39-25s-22-25-42-25h-736c-20 0-42 0-42 25s22 25 42 25z">
            <text:p/>
          </draw:path>
          <draw:path draw:style-name="gr145" draw:text-style-name="P10" draw:layer="layout" svg:width="0.405cm" svg:height="0.567cm" svg:x="6.02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46" draw:text-style-name="P10" draw:layer="layout" svg:width="0.265cm" svg:height="0.825cm" svg:x="6.505cm" svg:y="17.232cm" svg:viewBox="0 0 266 826" svg:d="M179 280l-173 14v39c81 0 92 6 92 67v331c0 56-14 56-98 56v39c39-3 106-3 137-3 42 0 87 0 129 3v-39c-81 0-87-6-87-53zM185 64c0-39-31-64-67-64-40 0-65 34-65 64 0 34 25 68 65 68 36 0 67-28 67-68z">
            <text:p/>
          </draw:path>
          <draw:path draw:style-name="gr147" draw:text-style-name="P10" draw:layer="layout" svg:width="0.565cm" svg:height="0.814cm" svg:x="6.839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48" draw:text-style-name="P10" draw:layer="layout" svg:width="0.621cm" svg:height="0.545cm" svg:x="7.45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49" draw:text-style-name="P10" draw:layer="layout" svg:width="0.287cm" svg:height="1.231cm" svg:x="8.227cm" svg:y="17.134cm" svg:viewBox="0 0 288 1232" svg:d="M288 1221c0-3 0-6-22-28-154-154-193-387-193-577 0-213 47-428 199-582 16-14 16-17 16-23 0-8-5-11-14-11-11 0-123 84-196 241-64 134-78 271-78 375 0 98 14 246 81 386 76 152 182 230 193 230 9 0 14-3 14-11z">
            <text:p/>
          </draw:path>
          <draw:path draw:style-name="gr150" draw:text-style-name="P10" draw:layer="layout" svg:width="0.817cm" svg:height="0.559cm" svg:x="8.619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51" draw:text-style-name="P10" draw:layer="layout" svg:width="0.646cm" svg:height="0.584cm" svg:x="9.529cm" svg:y="16.966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52" draw:text-style-name="P10" draw:layer="layout" svg:width="0.693cm" svg:height="0.548cm" svg:x="10.294cm" svg:y="17.50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53" draw:text-style-name="P10" draw:layer="layout" svg:width="0.819cm" svg:height="0.822cm" svg:x="11.355cm" svg:y="17.338cm" svg:viewBox="0 0 820 823" svg:d="M437 437h344c17 0 39 0 39-25 0-26-22-26-39-26h-344v-344c0-20 0-42-25-42-26 0-26 22-26 42v344h-344c-20 0-42 0-42 26 0 25 22 25 42 25h344v344c0 17 0 42 26 42 25 0 25-25 25-42z">
            <text:p/>
          </draw:path>
          <draw:path draw:style-name="gr154" draw:text-style-name="P10" draw:layer="layout" svg:width="0.455cm" svg:height="0.87cm" svg:x="12.57cm" svg:y="17.201cm" svg:viewBox="0 0 456 871" svg:d="M238 14c0-3 0-14-17-14-28 0-117 11-151 11-8 3-22 3-22 25 0 17 11 17 28 17 61 0 64 9 64 20 0 8-11 50-20 75l-100 404c-14 61-20 81-20 126 0 114 64 193 157 193 145 0 299-185 299-361 0-115-67-199-165-199-56 0-109 36-145 75zM120 479c9-25 9-28 20-42 62-81 115-98 148-98 45 0 79 36 79 115 0 72-42 215-65 263-39 81-98 126-145 126-42 0-81-34-81-123 0-26 0-48 19-126z">
            <text:p/>
          </draw:path>
          <draw:path draw:style-name="gr155" draw:text-style-name="P10" draw:layer="layout" svg:width="0.287cm" svg:height="1.231cm" svg:x="13.108cm" svg:y="17.134cm" svg:viewBox="0 0 288 1232" svg:d="M288 616c0-95-14-244-81-384-75-151-182-232-196-232-5 0-11 6-11 11 0 6 0 9 22 31 124 120 194 316 194 574 0 210-45 428-199 582-17 17-17 20-17 23 0 8 6 11 11 11 14 0 126-84 199-241 64-134 78-271 78-375z">
            <text:p/>
          </draw:path>
          <draw:path draw:style-name="gr156" draw:text-style-name="P10" draw:layer="layout" svg:width="0.819cm" svg:height="0.29cm" svg:x="13.925cm" svg:y="17.604cm" svg:viewBox="0 0 820 291" svg:d="M778 50c20 0 42 0 42-25s-22-25-39-25h-739c-20 0-42 0-42 25s22 25 42 25zM781 291c17 0 39 0 39-25s-22-25-42-25h-736c-20 0-42 0-42 25s22 25 42 25z">
            <text:p/>
          </draw:path>
          <draw:path draw:style-name="gr157" draw:text-style-name="P10" draw:layer="layout" svg:width="0.405cm" svg:height="0.567cm" svg:x="15.19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58" draw:text-style-name="P10" draw:layer="layout" svg:width="0.265cm" svg:height="0.825cm" svg:x="15.675cm" svg:y="17.232cm" svg:viewBox="0 0 266 826" svg:d="M179 280l-173 14v39c81 0 92 6 92 67v331c0 56-14 56-98 56v39c39-3 106-3 137-3 42 0 87 0 129 3v-39c-81 0-87-6-87-53zM185 64c0-39-31-64-67-64-40 0-65 34-65 64 0 34 25 68 65 68 36 0 67-28 67-68z">
            <text:p/>
          </draw:path>
          <draw:path draw:style-name="gr159" draw:text-style-name="P10" draw:layer="layout" svg:width="0.565cm" svg:height="0.814cm" svg:x="16.008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60" draw:text-style-name="P10" draw:layer="layout" svg:width="0.621cm" svg:height="0.545cm" svg:x="16.62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61" draw:text-style-name="P10" draw:layer="layout" svg:width="0.287cm" svg:height="1.231cm" svg:x="17.397cm" svg:y="17.134cm" svg:viewBox="0 0 288 1232" svg:d="M288 1221c0-3 0-6-22-28-154-154-193-387-193-577 0-213 47-428 199-582 16-14 16-17 16-23 0-8-5-11-14-11-11 0-123 84-196 241-64 134-78 271-78 375 0 98 14 246 81 386 76 152 182 230 193 230 9 0 14-3 14-11z">
            <text:p/>
          </draw:path>
          <draw:path draw:style-name="gr162" draw:text-style-name="P10" draw:layer="layout" svg:width="1.64cm" svg:height="1.724cm" svg:x="17.823cm" svg:y="16.887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163" draw:text-style-name="P10" draw:layer="layout" svg:width="0.262cm" svg:height="0.581cm" svg:x="18.509cm" svg:y="18.937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64" draw:text-style-name="P10" draw:layer="layout" svg:width="0.817cm" svg:height="0.559cm" svg:x="19.772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165" draw:text-style-name="P10" draw:layer="layout" svg:width="0.262cm" svg:height="0.581cm" svg:x="20.654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66" draw:text-style-name="P10" draw:layer="layout" svg:width="0.615cm" svg:height="0.559cm" svg:x="21.057cm" svg:y="17.512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6 162-165 162-48 0-67-39-67-81 0-28 8-53 22-109z">
            <text:p/>
          </draw:path>
          <draw:path draw:style-name="gr167" draw:text-style-name="P10" draw:layer="layout" svg:width="0.262cm" svg:height="0.581cm" svg:x="21.762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68" draw:text-style-name="P10" draw:layer="layout" svg:width="0.819cm" svg:height="0.822cm" svg:x="22.474cm" svg:y="17.338cm" svg:viewBox="0 0 820 823" svg:d="M437 437h344c17 0 39 0 39-25 0-26-22-26-39-26h-344v-344c0-20 0-42-25-42-26 0-26 22-26 42v344h-344c-20 0-42 0-42 26 0 25 22 25 42 25h344v344c0 17 0 42 26 42 25 0 25-25 25-42z">
            <text:p/>
          </draw:path>
          <draw:path draw:style-name="gr169" draw:text-style-name="P10" draw:layer="layout" svg:width="0.455cm" svg:height="0.87cm" svg:x="23.689cm" svg:y="17.201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70" draw:text-style-name="P10" draw:layer="layout" svg:width="0.287cm" svg:height="1.231cm" svg:x="24.226cm" svg:y="17.134cm" svg:viewBox="0 0 288 1232" svg:d="M288 616c0-95-14-244-81-384-75-151-182-232-196-232-5 0-11 6-11 11 0 6 0 9 22 31 124 120 194 316 194 574 0 210-45 428-199 582-17 17-17 20-17 23 0 8 6 11 11 11 14 0 126-84 199-241 64-134 78-271 78-375z">
            <text:p/>
          </draw:path>
        </draw:g>
        <draw:frame draw:style-name="gr4" draw:text-style-name="P3" draw:layer="layout" svg:width="22.506cm" svg:height="15.419cm" svg:x="2.894cm" svg:y="0.837cm">
          <draw:image xlink:href="Pictures/10000000000003CF0000029C8158C88F9819978E.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49" presentation:class="page"/>
          <draw:frame presentation:style-name="pr18" draw:text-style-name="P12" draw:layer="layout" svg:width="17.271cm" svg:height="12.572cm" svg:x="2.159cm" svg:y="13.271cm" presentation:class="notes" presentation:placeholder="true">
            <draw:text-box/>
          </draw:frame>
        </presentation:notes>
      </draw:page>
      <draw:page draw:name="page50" draw:style-name="dp4" draw:master-page-name="APM_25_20_28_all_25_20gillus_29_" presentation:presentation-page-layout-name="AL4T1">
        <office:forms form:automatic-focus="false" form:apply-design-mode="false"/>
        <draw:frame presentation:style-name="pr16" draw:layer="layout" svg:width="25.199cm" svg:height="3.506cm" svg:x="1.4cm" svg:y="0.837cm" presentation:class="title">
          <draw:text-box>
            <text:p>Logistic Regression</text:p>
          </draw:text-box>
        </draw:frame>
        <draw:g>
          <svg:title>TexMaths</svg:title>
          <svg:desc>28§display§\min_{w \in \mathbb{R}^p} -\sum_{i=1}^n \log(\exp(-y_i w^T \mathbf{x}_i) + 1)§svg§600§FALSE§</svg:desc>
          <draw:polygon draw:style-name="gr43" draw:text-style-name="P13" draw:layer="layout" svg:width="18.174cm" svg:height="3.359cm" svg:x="1.016cm" svg:y="4.757cm" svg:viewBox="0 0 18175 3360" draw:points="9086,3360 0,3360 0,0 18175,0 18175,3360">
            <text:p/>
          </draw:polygon>
          <draw:path draw:style-name="gr44" draw:text-style-name="P14" draw:layer="layout" svg:width="0.962cm" svg:height="0.545cm" svg:x="1.299cm" svg:y="6.121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44" draw:text-style-name="P14" draw:layer="layout" svg:width="0.265cm" svg:height="0.825cm" svg:x="2.321cm" svg:y="5.841cm" svg:viewBox="0 0 266 826" svg:d="M179 280l-173 14v39c81 0 92 6 92 67v331c0 56-14 56-98 56v39c39-3 106-3 137-3 42 0 87 0 129 3v-39c-81 0-87-6-87-53zM185 64c0-39-31-64-67-64-40 0-65 34-65 64 0 34 25 68 65 68 36 0 67-28 67-68z">
            <text:p/>
          </draw:path>
          <draw:path draw:style-name="gr44" draw:text-style-name="P14" draw:layer="layout" svg:width="0.621cm" svg:height="0.545cm" svg:x="2.66cm" svg:y="6.12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44" draw:text-style-name="P14" draw:layer="layout" svg:width="0.632cm" svg:height="0.391cm" svg:x="1.055cm" svg:y="7.081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44" draw:text-style-name="P14" draw:layer="layout" svg:width="0.478cm" svg:height="0.565cm" svg:x="1.842cm" svg:y="6.966cm" svg:viewBox="0 0 479 566" svg:d="M445 302c14 0 34 0 34-19 0-23-20-23-34-23h-403c14-123 120-218 255-218h148c14 0 34 0 34-20 0-22-20-22-34-22h-151c-162 0-294 126-294 283 0 159 134 283 294 283h151c14 0 34 0 34-23 0-19-20-19-34-19h-148c-135 0-241-96-255-222z">
            <text:p/>
          </draw:path>
          <draw:path draw:style-name="gr44" draw:text-style-name="P14" draw:layer="layout" svg:width="0.593cm" svg:height="0.593cm" svg:x="2.422cm" svg:y="6.87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44" draw:text-style-name="P14" draw:layer="layout" svg:width="0.38cm" svg:height="0.394cm" svg:x="3.063cm" svg:y="6.944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44" draw:text-style-name="P14" draw:layer="layout" svg:width="0.752cm" svg:height="0.052cm" svg:x="3.858cm" svg:y="6.331cm" svg:viewBox="0 0 753 53" svg:d="M711 53c20 0 42 0 42-28 0-25-22-25-42-25h-669c-20 0-42 0-42 25 0 28 22 28 42 28z">
            <text:p/>
          </draw:path>
          <draw:path draw:style-name="gr44" draw:text-style-name="P14" draw:layer="layout" svg:width="0.528cm" svg:height="0.391cm" svg:x="5.541cm" svg:y="4.746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44" draw:text-style-name="P14" draw:layer="layout" svg:width="1.64cm" svg:height="1.724cm" svg:x="4.984cm" svg:y="5.496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44" draw:text-style-name="P14" draw:layer="layout" svg:width="0.262cm" svg:height="0.581cm" svg:x="5.048cm" svg:y="7.546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4" draw:layer="layout" svg:width="0.635cm" svg:height="0.234cm" svg:x="5.415cm" svg:y="7.784cm" svg:viewBox="0 0 636 235" svg:d="M605 42c11 0 31 0 31-22 0-20-20-20-31-20h-574c-11 0-31 0-31 20 0 22 20 22 34 22zM605 235c11 0 31 0 31-22 0-23-20-23-31-23h-571c-14 0-34 0-34 23 0 22 20 22 31 22z">
            <text:p/>
          </draw:path>
          <draw:path draw:style-name="gr44" draw:text-style-name="P14" draw:layer="layout" svg:width="0.315cm" svg:height="0.573cm" svg:x="6.199cm" svg:y="7.543cm" svg:viewBox="0 0 316 574" svg:d="M196 25c0-25-3-25-25-25-56 53-135 56-171 56v31c20 0 78 0 126-25v442c0 28 0 39-87 39h-33v31c16 0 123-3 154-3 28 0 137 3 156 3v-31h-33c-87 0-87-11-87-39z">
            <text:p/>
          </draw:path>
          <draw:path draw:style-name="gr44" draw:text-style-name="P14" draw:layer="layout" svg:width="0.276cm" svg:height="0.856cm" svg:x="6.938cm" svg:y="5.81cm" svg:viewBox="0 0 277 857" svg:d="M179 0l-179 14v39c87 0 98 9 98 67v642c0 56-14 56-98 56v39c42-3 106-3 137-3s93 0 140 3v-39c-84 0-98 0-98-56z">
            <text:p/>
          </draw:path>
          <draw:path draw:style-name="gr44" draw:text-style-name="P14" draw:layer="layout" svg:width="0.548cm" svg:height="0.567cm" svg:x="7.271cm" svg:y="6.112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44" draw:text-style-name="P14" draw:layer="layout" svg:width="0.565cm" svg:height="0.814cm" svg:x="7.884cm" svg:y="6.107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44" draw:text-style-name="P14" draw:layer="layout" svg:width="0.287cm" svg:height="1.231cm" svg:x="8.607cm" svg:y="5.743cm" svg:viewBox="0 0 288 1232" svg:d="M288 1221c0-3 0-6-22-28-154-154-193-387-193-577 0-213 47-428 199-582 16-14 16-17 16-23 0-8-5-11-14-11-11 0-123 84-196 241-64 134-78 271-78 375 0 98 14 246 81 386 76 151 182 230 193 230 9 0 14-3 14-11z">
            <text:p/>
          </draw:path>
          <draw:path draw:style-name="gr44" draw:text-style-name="P14" draw:layer="layout" svg:width="0.478cm" svg:height="0.567cm" svg:x="8.996cm" svg:y="6.112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44" draw:text-style-name="P14" draw:layer="layout" svg:width="0.621cm" svg:height="0.531cm" svg:x="9.522cm" svg:y="6.135cm" svg:viewBox="0 0 622 532" svg:d="M339 244c39-48 84-110 115-140 39-45 89-65 145-65v-39c-31 3-67 3-101 3-36 0-100-3-117-3v39c25 3 36 17 36 37 0 19-14 36-19 44l-76 96-98-124c-11-14-11-16-11-22 0-20 19-31 45-31v-39c-34 0-115 3-135 3-25 0-84 0-117-3v39c86 0 89 0 145 76l123 159-114 146c-62 73-135 76-160 76v36c31-3 70-3 104-3 33 0 86 3 117 3v-36c-28-6-36-20-36-40 0-28 36-67 109-156l95 123c11 14 25 33 25 42 0 11-11 28-44 31v36c39 0 106-3 134-3 34 0 81 0 118 3v-36c-65 0-87-3-115-40z">
            <text:p/>
          </draw:path>
          <draw:path draw:style-name="gr44" draw:text-style-name="P14" draw:layer="layout" svg:width="0.609cm" svg:height="0.783cm" svg:x="10.189cm" svg:y="6.121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44" draw:text-style-name="P14" draw:layer="layout" svg:width="0.287cm" svg:height="1.231cm" svg:x="10.965cm" svg:y="5.743cm" svg:viewBox="0 0 288 1232" svg:d="M288 1221c0-3 0-6-22-28-154-154-193-387-193-577 0-213 47-428 199-582 16-14 16-17 16-23 0-8-5-11-14-11-11 0-123 84-196 241-64 134-78 271-78 375 0 98 14 246 81 386 76 151 182 230 193 230 9 0 14-3 14-11z">
            <text:p/>
          </draw:path>
          <draw:path draw:style-name="gr44" draw:text-style-name="P14" draw:layer="layout" svg:width="0.752cm" svg:height="0.052cm" svg:x="11.421cm" svg:y="6.331cm" svg:viewBox="0 0 753 53" svg:d="M711 53c20 0 42 0 42-28 0-25-22-25-42-25h-669c-20 0-42 0-42 25 0 28 22 28 42 28z">
            <text:p/>
          </draw:path>
          <draw:path draw:style-name="gr44" draw:text-style-name="P14" draw:layer="layout" svg:width="0.57cm" svg:height="0.797cm" svg:x="12.309cm" svg:y="6.121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44" draw:text-style-name="P14" draw:layer="layout" svg:width="0.262cm" svg:height="0.581cm" svg:x="12.913cm" svg:y="6.27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4" draw:layer="layout" svg:width="0.817cm" svg:height="0.559cm" svg:x="13.317cm" svg:y="6.12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44" draw:text-style-name="P14" draw:layer="layout" svg:width="0.646cm" svg:height="0.584cm" svg:x="14.229cm" svg:y="5.575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44" draw:text-style-name="P14" draw:layer="layout" svg:width="0.693cm" svg:height="0.548cm" svg:x="14.994cm" svg:y="6.118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44" draw:text-style-name="P14" draw:layer="layout" svg:width="0.262cm" svg:height="0.581cm" svg:x="15.753cm" svg:y="6.27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4" draw:layer="layout" svg:width="0.287cm" svg:height="1.231cm" svg:x="16.192cm" svg:y="5.743cm" svg:viewBox="0 0 288 1232" svg:d="M288 616c0-95-14-244-81-384-75-151-182-232-196-232-5 0-11 6-11 11 0 6 0 9 22 31 124 120 194 316 194 574 0 210-45 428-199 582-17 17-17 20-17 23 0 8 6 11 11 11 14 0 126-84 199-241 64-134 78-271 78-375z">
            <text:p/>
          </draw:path>
          <draw:path draw:style-name="gr44" draw:text-style-name="P14" draw:layer="layout" svg:width="0.819cm" svg:height="0.822cm" svg:x="16.94cm" svg:y="5.947cm" svg:viewBox="0 0 820 823" svg:d="M437 437h344c17 0 39 0 39-25 0-26-22-26-39-26h-344v-344c0-20 0-42-25-42-26 0-26 22-26 42v344h-344c-20 0-42 0-42 26 0 25 22 25 42 25h344v344c0 17 0 42 26 42 25 0 25-25 25-42z">
            <text:p/>
          </draw:path>
          <draw:path draw:style-name="gr44" draw:text-style-name="P14" draw:layer="layout" svg:width="0.408cm" svg:height="0.822cm" svg:x="18.208cm" svg:y="5.843cm" svg:viewBox="0 0 409 823" svg:d="M255 31c0-28 0-31-31-31-76 78-185 78-224 78v40c25 0 98 0 162-34v641c0 45-2 59-114 59h-40v39c42-5 152-5 199-5 51 0 157 0 202 5v-39h-39c-112 0-115-14-115-59z">
            <text:p/>
          </draw:path>
          <draw:path draw:style-name="gr44" draw:text-style-name="P14" draw:layer="layout" svg:width="0.287cm" svg:height="1.231cm" svg:x="18.779cm" svg:y="5.743cm" svg:viewBox="0 0 288 1232" svg:d="M288 616c0-95-14-244-81-384-75-151-182-232-196-232-5 0-11 6-11 11 0 6 0 9 22 31 124 120 194 316 194 574 0 210-45 428-199 582-17 17-17 20-17 23 0 8 6 11 11 11 14 0 126-84 199-241 64-134 78-271 78-375z">
            <text:p/>
          </draw:path>
        </draw:g>
        <draw:g xml:id="id65" draw:id="id65">
          <svg:title>TexMaths</svg:title>
          <svg:desc>28§display§p(y|\mathbf{x}) = \frac{1}{1 + e^{-w^T\mathbf{x}}}§svg§600§FALSE§</svg:desc>
          <draw:polygon draw:style-name="gr43" draw:text-style-name="P13" draw:layer="layout" svg:width="10.608cm" svg:height="2.611cm" svg:x="2.579cm" svg:y="10.895cm" svg:viewBox="0 0 10609 2612" draw:points="5306,2612 0,2612 0,0 10609,0 10609,2612">
            <text:p/>
          </draw:polygon>
          <draw:path draw:style-name="gr44" draw:text-style-name="P14" draw:layer="layout" svg:width="0.643cm" svg:height="0.783cm" svg:x="2.54cm" svg:y="11.973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44" draw:text-style-name="P14" draw:layer="layout" svg:width="0.287cm" svg:height="1.231cm" svg:x="3.318cm" svg:y="11.595cm" svg:viewBox="0 0 288 1232" svg:d="M288 1221c0-3 0-6-22-28-154-154-193-387-193-577 0-213 47-428 199-582 16-14 16-17 16-23 0-8-5-11-14-11-11 0-123 84-196 241-64 134-78 271-78 375 0 98 14 246 81 386 76 152 182 230 193 230 9 0 14-3 14-11z">
            <text:p/>
          </draw:path>
          <draw:path draw:style-name="gr44" draw:text-style-name="P14" draw:layer="layout" svg:width="0.57cm" svg:height="0.797cm" svg:x="3.708cm" svg:y="11.97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44" draw:text-style-name="P14" draw:layer="layout" svg:width="0.052cm" svg:height="1.231cm" svg:x="4.464cm" svg:y="11.595cm" svg:viewBox="0 0 53 1232" svg:d="M53 45c0-23 0-45-28-45-25 0-25 22-25 45v1142c0 23 0 45 25 45 28 0 28-22 28-45z">
            <text:p/>
          </draw:path>
          <draw:path draw:style-name="gr44" draw:text-style-name="P14" draw:layer="layout" svg:width="0.693cm" svg:height="0.548cm" svg:x="4.685cm" svg:y="11.9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44" draw:text-style-name="P14" draw:layer="layout" svg:width="0.287cm" svg:height="1.231cm" svg:x="5.471cm" svg:y="11.595cm" svg:viewBox="0 0 288 1232" svg:d="M288 616c0-95-14-244-81-384-75-151-182-232-196-232-5 0-11 6-11 11 0 6 0 9 22 31 124 120 194 316 194 574 0 210-45 428-199 582-17 17-17 20-17 23 0 8 6 11 11 11 14 0 126-84 199-241 64-134 78-271 78-375z">
            <text:p/>
          </draw:path>
          <draw:path draw:style-name="gr44" draw:text-style-name="P14" draw:layer="layout" svg:width="0.819cm" svg:height="0.29cm" svg:x="6.289cm" svg:y="12.065cm" svg:viewBox="0 0 820 291" svg:d="M778 50c20 0 42 0 42-25s-22-25-39-25h-739c-20 0-42 0-42 25s22 25 42 25zM781 291c17 0 39 0 39-25s-22-25-42-25h-736c-20 0-42 0-42 25s22 25 42 25z">
            <text:p/>
          </draw:path>
          <draw:path draw:style-name="gr44" draw:text-style-name="P14" draw:layer="layout" svg:width="0.408cm" svg:height="0.822cm" svg:x="10.226cm" svg:y="10.864cm" svg:viewBox="0 0 409 823" svg:d="M255 31c0-28 0-31-31-31-76 78-185 78-224 78v40c25 0 98 0 162-34v641c0 45-2 59-114 59h-40v39c42-5 152-5 199-5 51 0 157 0 202 5v-39h-39c-112 0-115-14-115-59z">
            <text:p/>
          </draw:path>
          <draw:polygon draw:style-name="gr44" draw:text-style-name="P14" draw:layer="layout" svg:width="5.526cm" svg:height="0.052cm" svg:x="7.661cm" svg:y="12.186cm" svg:viewBox="0 0 5527 53" draw:points="2763,53 0,53 0,0 5527,0 5527,53">
            <text:p/>
          </draw:polygon>
          <draw:path draw:style-name="gr44" draw:text-style-name="P14" draw:layer="layout" svg:width="0.408cm" svg:height="0.822cm" svg:x="7.77cm" svg:y="12.583cm" svg:viewBox="0 0 409 823" svg:d="M255 31c0-28 0-31-28-31-79 78-188 78-227 78v40c25 0 98 0 162-34v641c0 45-2 59-114 59h-40v39c42-5 152-5 199-5 51 0 157 0 202 5v-39h-39c-112 0-115-14-115-59z">
            <text:p/>
          </draw:path>
          <draw:path draw:style-name="gr44" draw:text-style-name="P14" draw:layer="layout" svg:width="0.819cm" svg:height="0.822cm" svg:x="8.616cm" svg:y="12.687cm" svg:viewBox="0 0 820 823" svg:d="M437 437h344c17 0 39 0 39-25 0-26-22-26-39-26h-344v-344c0-20 0-42-25-42-26 0-26 22-26 42v344h-344c-20 0-42 0-42 26 0 25 22 25 42 25h344v344c0 17 0 42 26 42 25 0 25-25 25-42z">
            <text:p/>
          </draw:path>
          <draw:path draw:style-name="gr44" draw:text-style-name="P14" draw:layer="layout" svg:width="0.475cm" svg:height="0.559cm" svg:x="9.831cm" svg:y="12.86cm" svg:viewBox="0 0 476 560" svg:d="M174 260c36 0 128-2 190-28 87-36 92-109 92-126 0-56-47-106-131-106-137 0-325 120-325 336 0 126 73 224 193 224 179 0 283-132 283-146 0-8-8-16-17-16-5 0-8 2-14 14-98 120-232 120-249 120-95 0-106-104-106-143 0-14 0-53 19-129zM118 232c47-187 173-204 207-204 59 0 92 36 92 78 0 126-199 126-249 126z">
            <text:p/>
          </draw:path>
          <draw:path draw:style-name="gr44" draw:text-style-name="P14" draw:layer="layout" svg:width="0.584cm" svg:height="0.044cm" svg:x="10.439cm" svg:y="12.81cm" svg:viewBox="0 0 585 45" svg:d="M552 45c11 0 33 0 33-23 0-22-19-22-33-22h-518c-14 0-34 0-34 22 0 23 20 23 34 23z">
            <text:p/>
          </draw:path>
          <draw:path draw:style-name="gr44" draw:text-style-name="P14" draw:layer="layout" svg:width="0.632cm" svg:height="0.391cm" svg:x="11.152cm" svg:y="12.667cm" svg:viewBox="0 0 633 392" svg:d="M414 106c6-22 17-64 17-70 0-16-14-28-28-28-17 0-33 12-39 26-3 8-11 44-17 67-11 47-11 50-25 98-11 47-11 56-14 81 3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44" draw:text-style-name="P14" draw:layer="layout" svg:width="0.52cm" svg:height="0.416cm" svg:x="11.897cm" svg:y="12.387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44" draw:text-style-name="P14" draw:layer="layout" svg:width="0.531cm" svg:height="0.385cm" svg:x="12.552cm" svg:y="12.664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g>
        <draw:frame draw:style-name="gr4" draw:text-style-name="P3" xml:id="id66" draw:id="id66" draw:layer="layout" svg:width="11.961cm" svg:height="7.62cm" svg:x="14.224cm" svg:y="7.874cm">
          <draw:image xlink:href="Pictures/100000000000040C00000294C5FE5461313F4755.png" xlink:type="simple" xlink:show="embed" xlink:actuate="onLoad">
            <text:p/>
          </draw:image>
        </draw:frame>
        <draw:g xml:id="id67" draw:id="id67">
          <svg:title>TexMaths</svg:title>
          <svg:desc>28§display§\hat{y} = \text{sign}(w^T \mathbf{x} + b) §svg§600§FALSE§</svg:desc>
          <draw:polygon draw:style-name="gr171" draw:text-style-name="P9" draw:layer="layout" svg:width="9.819cm" svg:height="1.402cm" svg:x="3.161cm" svg:y="17.151cm" svg:viewBox="0 0 9820 1403" draw:points="4911,1403 0,1403 0,0 9820,0 9820,1403">
            <text:p/>
          </draw:polygon>
          <draw:polygon draw:style-name="gr172" draw:text-style-name="P10" draw:layer="layout" svg:width="0.329cm" svg:height="0.192cm" svg:x="3.388cm" svg:y="17.392cm" svg:viewBox="0 0 330 193" draw:points="165,0 0,171 22,193 165,64 308,193 330,171">
            <text:p/>
          </draw:polygon>
          <draw:path draw:style-name="gr173" draw:text-style-name="P10" draw:layer="layout" svg:width="0.57cm" svg:height="0.797cm" svg:x="3.197cm" svg:y="17.70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3-81 79-137 79-17 0-73-6-93-53 20 0 34 0 54-14 11-12 22-28 22-51 0-39-34-45-45-45-28 0-70 20-70 82 0 61 56 106 132 106 129 0 255-112 288-252z">
            <text:p/>
          </draw:path>
          <draw:path draw:style-name="gr174" draw:text-style-name="P10" draw:layer="layout" svg:width="0.819cm" svg:height="0.29cm" svg:x="4.219cm" svg:y="17.795cm" svg:viewBox="0 0 820 291" svg:d="M778 50c20 0 42 0 42-25s-22-25-39-25h-739c-20 0-42 0-42 25s22 25 42 25zM781 291c17 0 39 0 39-25s-22-25-42-25h-736c-20 0-42 0-42 25s22 25 42 25z">
            <text:p/>
          </draw:path>
          <draw:path draw:style-name="gr175" draw:text-style-name="P10" draw:layer="layout" svg:width="0.405cm" svg:height="0.567cm" svg:x="5.485cm" svg:y="17.694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76" draw:text-style-name="P10" draw:layer="layout" svg:width="0.265cm" svg:height="0.825cm" svg:x="5.97cm" svg:y="17.423cm" svg:viewBox="0 0 266 826" svg:d="M179 280l-173 14v39c81 0 92 6 92 67v331c0 56-14 56-98 56v39c39-3 106-3 137-3 42 0 87 0 129 3v-39c-81 0-87-6-87-53zM185 64c0-39-31-64-67-64-40 0-65 34-65 64 0 34 25 68 65 68 36 0 67-28 67-68z">
            <text:p/>
          </draw:path>
          <draw:path draw:style-name="gr177" draw:text-style-name="P10" draw:layer="layout" svg:width="0.565cm" svg:height="0.814cm" svg:x="6.303cm" svg:y="17.689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4 275-160 0-45-20-106-81-143-68-33-138-33-213-33-31 0-84 0-93 0-39-6-67-45-67-84zM274 784c-126 0-210-61-210-126 0-59 48-104 101-106h73c106 0 246 0 246 106 0 65-89 126-210 126z">
            <text:p/>
          </draw:path>
          <draw:path draw:style-name="gr178" draw:text-style-name="P10" draw:layer="layout" svg:width="0.621cm" svg:height="0.545cm" svg:x="6.922cm" svg:y="17.70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79" draw:text-style-name="P10" draw:layer="layout" svg:width="0.287cm" svg:height="1.231cm" svg:x="7.692cm" svg:y="17.322cm" svg:viewBox="0 0 288 1232" svg:d="M288 1221c0-3 0-6-22-28-154-154-193-386-193-577 0-213 47-428 199-582 16-14 16-17 16-23 0-8-5-11-14-11-11 0-123 84-196 241-64 134-78 271-78 375 0 98 14 247 81 387 76 151 182 229 193 229 9 0 14-3 14-11z">
            <text:p/>
          </draw:path>
          <draw:path draw:style-name="gr180" draw:text-style-name="P10" draw:layer="layout" svg:width="0.817cm" svg:height="0.559cm" svg:x="8.084cm" svg:y="17.703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81" draw:text-style-name="P10" draw:layer="layout" svg:width="0.646cm" svg:height="0.584cm" svg:x="8.994cm" svg:y="17.154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82" draw:text-style-name="P10" draw:layer="layout" svg:width="0.693cm" svg:height="0.548cm" svg:x="9.758cm" svg:y="17.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83" draw:text-style-name="P10" draw:layer="layout" svg:width="0.819cm" svg:height="0.822cm" svg:x="10.819cm" svg:y="17.529cm" svg:viewBox="0 0 820 823" svg:d="M437 437h344c17 0 39 0 39-25 0-26-22-26-39-26h-344v-344c0-20 0-42-25-42-26 0-26 22-26 42v344h-344c-20 0-42 0-42 26 0 25 22 25 42 25h344v344c0 17 0 42 26 42 25 0 25-25 25-42z">
            <text:p/>
          </draw:path>
          <draw:path draw:style-name="gr184" draw:text-style-name="P10" draw:layer="layout" svg:width="0.455cm" svg:height="0.87cm" svg:x="12.035cm" svg:y="17.392cm" svg:viewBox="0 0 456 871" svg:d="M238 14c0-3 0-14-17-14-28 0-117 11-151 11-8 3-22 3-22 25 0 17 11 17 28 17 61 0 64 9 64 20 0 8-11 50-20 75l-100 404c-14 61-20 81-20 126 0 115 64 193 157 193 145 0 299-185 299-361 0-115-67-199-165-199-56 0-109 36-145 75zM120 479c9-25 9-28 20-42 62-81 115-98 148-98 45 0 79 36 79 115 0 72-42 215-65 263-39 81-98 126-145 126-42 0-81-34-81-123 0-26 0-48 19-126z">
            <text:p/>
          </draw:path>
          <draw:path draw:style-name="gr185" draw:text-style-name="P10" draw:layer="layout" svg:width="0.287cm" svg:height="1.231cm" svg:x="12.572cm" svg:y="17.322cm" svg:viewBox="0 0 288 1232" svg:d="M288 616c0-95-14-244-81-384-75-151-182-232-196-232-5 0-11 6-11 11 0 6 0 9 22 31 124 120 194 316 194 574 0 210-45 429-199 583-17 16-17 19-17 22 0 8 6 11 11 11 14 0 126-84 199-241 64-134 78-271 78-375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50" presentation:class="page"/>
          <draw:frame presentation:style-name="pr18" draw:text-style-name="P6" draw:layer="layout" svg:width="17.271cm" svg:height="12.572cm" svg:x="2.159cm" svg:y="13.271cm" presentation:class="notes" presentation:placeholder="true">
            <draw:text-box/>
          </draw:frame>
        </presentation:notes>
      </draw:page>
      <draw:page draw:name="page51" draw:style-name="dp4" draw:master-page-name="APM_25_20_28_all_25_20gillus_29_" presentation:presentation-page-layout-name="AL4T1">
        <office:forms form:automatic-focus="false" form:apply-design-mode="false"/>
        <draw:frame presentation:style-name="pr16" draw:layer="layout" svg:width="25.199cm" svg:height="3.506cm" svg:x="1.4cm" svg:y="0.837cm" presentation:class="title">
          <draw:text-box>
            <text:p>Penalized Logistic Regression</text:p>
          </draw:text-box>
        </draw:frame>
        <draw:g>
          <svg:title>TexMaths</svg:title>
          <svg:desc>28§display§\min_{w \in \mathbb{R}^p} -C \sum_{i=1}^n \log(\exp(-y_i w^T \mathbf{x}_i) + 1) + ||w||^2_2§svg§600§FALSE§</svg:desc>
          <draw:polygon draw:style-name="gr43" draw:text-style-name="P13" draw:layer="layout" svg:width="23.396cm" svg:height="3.359cm" svg:x="1.524cm" svg:y="8.059cm" svg:viewBox="0 0 23397 3360" draw:points="11699,3360 0,3360 0,0 23397,0 23397,3360">
            <text:p/>
          </draw:polygon>
          <draw:path draw:style-name="gr44" draw:text-style-name="P14" draw:layer="layout" svg:width="0.962cm" svg:height="0.545cm" svg:x="1.807cm" svg:y="9.423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44" draw:text-style-name="P14" draw:layer="layout" svg:width="0.265cm" svg:height="0.825cm" svg:x="2.829cm" svg:y="9.143cm" svg:viewBox="0 0 266 826" svg:d="M179 280l-173 14v39c81 0 92 6 92 67v331c0 56-14 56-98 56v39c39-3 106-3 137-3 42 0 87 0 129 3v-39c-81 0-87-6-87-53zM185 64c0-39-31-64-67-64-40 0-65 34-65 64 0 34 25 68 65 68 36 0 67-28 67-68z">
            <text:p/>
          </draw:path>
          <draw:path draw:style-name="gr44" draw:text-style-name="P14" draw:layer="layout" svg:width="0.621cm" svg:height="0.545cm" svg:x="3.168cm" svg:y="9.42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44" draw:text-style-name="P14" draw:layer="layout" svg:width="0.632cm" svg:height="0.391cm" svg:x="1.563cm" svg:y="10.383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44" draw:text-style-name="P14" draw:layer="layout" svg:width="0.478cm" svg:height="0.565cm" svg:x="2.35cm" svg:y="10.268cm" svg:viewBox="0 0 479 566" svg:d="M445 302c14 0 34 0 34-19 0-23-20-23-34-23h-403c14-123 120-218 255-218h148c14 0 34 0 34-20 0-22-20-22-34-22h-151c-162 0-294 126-294 283 0 159 134 283 294 283h151c14 0 34 0 34-23 0-19-20-19-34-19h-148c-135 0-241-96-255-222z">
            <text:p/>
          </draw:path>
          <draw:path draw:style-name="gr44" draw:text-style-name="P14" draw:layer="layout" svg:width="0.593cm" svg:height="0.593cm" svg:x="2.93cm" svg:y="10.173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44" draw:text-style-name="P14" draw:layer="layout" svg:width="0.38cm" svg:height="0.394cm" svg:x="3.571cm" svg:y="10.246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44" draw:text-style-name="P14" draw:layer="layout" svg:width="0.752cm" svg:height="0.052cm" svg:x="4.366cm" svg:y="9.633cm" svg:viewBox="0 0 753 53" svg:d="M711 53c20 0 42 0 42-28 0-25-22-25-42-25h-669c-20 0-42 0-42 25 0 28 22 28 42 28z">
            <text:p/>
          </draw:path>
          <draw:path draw:style-name="gr44" draw:text-style-name="P14" draw:layer="layout" svg:width="0.875cm" svg:height="0.895cm" svg:x="5.279cm" svg:y="9.098cm" svg:viewBox="0 0 876 896" svg:d="M876 11c0-3-2-11-14-11-2 0-5 0-19 14l-84 95c-11-17-70-109-207-109-275 0-552 272-552 560 0 202 146 336 333 336 109 0 202-48 269-106 115-101 134-213 134-216 0-11-11-11-14-11-8 0-14 0-16 11-12 36-40 123-124 196-86 67-165 89-229 89-109 0-241-64-241-257 0-70 25-269 148-414 76-87 194-149 303-149 126 0 199 95 199 238 0 48-3 51-3 62 0 14 11 14 17 14 16 0 16-3 22-25z">
            <text:p/>
          </draw:path>
          <draw:path draw:style-name="gr44" draw:text-style-name="P14" draw:layer="layout" svg:width="0.528cm" svg:height="0.391cm" svg:x="7.012cm" svg:y="8.048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44" draw:text-style-name="P14" draw:layer="layout" svg:width="1.64cm" svg:height="1.724cm" svg:x="6.455cm" svg:y="8.798cm" svg:viewBox="0 0 1641 1725" svg:d="M1490 1725l151-395h-31c-48 129-179 213-322 249-25 6-146 39-384 39h-742l628-736c8-9 11-14 11-20 0-3 0-5-9-19l-574-784h675c165 0 277 17 289 19 67 12 173 31 271 93 31 19 115 75 157 176h31l-151-347h-1456c-28 0-28 0-34 8 0 3 0 28 0 42l652 891-638 747c-14 17-14 23-14 23 0 14 11 14 34 14z">
            <text:p/>
          </draw:path>
          <draw:path draw:style-name="gr44" draw:text-style-name="P14" draw:layer="layout" svg:width="0.262cm" svg:height="0.581cm" svg:x="6.519cm" svg:y="10.84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4" draw:layer="layout" svg:width="0.635cm" svg:height="0.234cm" svg:x="6.886cm" svg:y="11.086cm" svg:viewBox="0 0 636 235" svg:d="M605 42c11 0 31 0 31-22 0-20-20-20-31-20h-574c-11 0-31 0-31 20 0 22 20 22 34 22zM605 235c11 0 31 0 31-22 0-23-20-23-31-23h-571c-14 0-34 0-34 23 0 22 20 22 31 22z">
            <text:p/>
          </draw:path>
          <draw:path draw:style-name="gr44" draw:text-style-name="P14" draw:layer="layout" svg:width="0.315cm" svg:height="0.573cm" svg:x="7.673cm" svg:y="10.845cm" svg:viewBox="0 0 316 574" svg:d="M196 25c0-25-3-25-25-25-56 53-135 56-171 56v31c20 0 78 0 126-25v442c0 28 0 39-87 39h-33v31c16 0 123-3 154-3 28 0 137 3 156 3v-31h-33c-87 0-87-11-87-39z">
            <text:p/>
          </draw:path>
          <draw:path draw:style-name="gr44" draw:text-style-name="P14" draw:layer="layout" svg:width="0.276cm" svg:height="0.856cm" svg:x="8.409cm" svg:y="9.112cm" svg:viewBox="0 0 277 857" svg:d="M179 0l-179 14v39c87 0 98 9 98 67v642c0 56-14 56-98 56v39c42-3 106-3 137-3s93 0 140 3v-39c-84 0-98 0-98-56z">
            <text:p/>
          </draw:path>
          <draw:path draw:style-name="gr44" draw:text-style-name="P14" draw:layer="layout" svg:width="0.548cm" svg:height="0.567cm" svg:x="8.745cm" svg:y="9.414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44" draw:text-style-name="P14" draw:layer="layout" svg:width="0.565cm" svg:height="0.814cm" svg:x="9.356cm" svg:y="9.409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44" draw:text-style-name="P14" draw:layer="layout" svg:width="0.287cm" svg:height="1.231cm" svg:x="10.081cm" svg:y="9.045cm" svg:viewBox="0 0 288 1232" svg:d="M288 1221c0-3 0-6-22-28-154-154-193-387-193-577 0-213 47-428 199-582 16-14 16-17 16-23 0-8-5-11-14-11-11 0-123 84-196 241-64 134-78 271-78 375 0 98 14 246 81 386 76 151 182 230 193 230 9 0 14-3 14-11z">
            <text:p/>
          </draw:path>
          <draw:path draw:style-name="gr44" draw:text-style-name="P14" draw:layer="layout" svg:width="0.478cm" svg:height="0.567cm" svg:x="10.47cm" svg:y="9.414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44" draw:text-style-name="P14" draw:layer="layout" svg:width="0.621cm" svg:height="0.531cm" svg:x="10.994cm" svg:y="9.437cm" svg:viewBox="0 0 622 532" svg:d="M339 244c39-48 84-110 115-140 39-45 89-65 145-65v-39c-31 3-67 3-101 3-36 0-100-3-117-3v39c25 3 36 17 36 37 0 19-14 36-19 44l-76 96-98-124c-11-14-11-16-11-22 0-20 19-31 45-31v-39c-34 0-115 3-135 3-25 0-84 0-117-3v39c86 0 89 0 145 76l123 159-117 146c-59 73-132 76-157 76v36c31-3 70-3 104-3 33 0 86 3 117 3v-36c-28-6-36-20-36-40 0-28 36-67 109-156l95 123c11 14 25 33 25 42 0 11-11 28-44 31v36c39 0 106-3 134-3 34 0 81 0 118 3v-36c-65 0-87-3-115-40z">
            <text:p/>
          </draw:path>
          <draw:path draw:style-name="gr44" draw:text-style-name="P14" draw:layer="layout" svg:width="0.609cm" svg:height="0.783cm" svg:x="11.66cm" svg:y="9.423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44" draw:text-style-name="P14" draw:layer="layout" svg:width="0.287cm" svg:height="1.231cm" svg:x="12.436cm" svg:y="9.045cm" svg:viewBox="0 0 288 1232" svg:d="M288 1221c0-3 0-6-22-28-154-154-193-387-193-577 0-213 47-428 199-582 16-14 16-17 16-23 0-8-5-11-14-11-11 0-123 84-196 241-64 134-78 271-78 375 0 98 14 246 81 386 76 151 182 230 193 230 9 0 14-3 14-11z">
            <text:p/>
          </draw:path>
          <draw:path draw:style-name="gr44" draw:text-style-name="P14" draw:layer="layout" svg:width="0.752cm" svg:height="0.052cm" svg:x="12.892cm" svg:y="9.633cm" svg:viewBox="0 0 753 53" svg:d="M711 53c20 0 42 0 42-28 0-25-22-25-42-25h-669c-20 0-42 0-42 25 0 28 22 28 42 28z">
            <text:p/>
          </draw:path>
          <draw:path draw:style-name="gr44" draw:text-style-name="P14" draw:layer="layout" svg:width="0.57cm" svg:height="0.797cm" svg:x="13.78cm" svg:y="9.42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44" draw:text-style-name="P14" draw:layer="layout" svg:width="0.262cm" svg:height="0.581cm" svg:x="14.385cm" svg:y="9.579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44" draw:text-style-name="P14" draw:layer="layout" svg:width="0.817cm" svg:height="0.559cm" svg:x="14.791cm" svg:y="9.423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44" draw:text-style-name="P14" draw:layer="layout" svg:width="0.646cm" svg:height="0.584cm" svg:x="15.701cm" svg:y="8.877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44" draw:text-style-name="P14" draw:layer="layout" svg:width="0.693cm" svg:height="0.548cm" svg:x="16.468cm" svg:y="9.42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44" draw:text-style-name="P14" draw:layer="layout" svg:width="0.262cm" svg:height="0.581cm" svg:x="17.224cm" svg:y="9.579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44" draw:text-style-name="P14" draw:layer="layout" svg:width="0.287cm" svg:height="1.231cm" svg:x="17.663cm" svg:y="9.045cm" svg:viewBox="0 0 288 1232" svg:d="M288 616c0-95-14-244-81-384-75-151-182-232-196-232-5 0-11 6-11 11 0 6 0 9 22 31 124 120 194 316 194 574 0 210-45 428-199 582-17 17-17 20-17 23 0 8 6 11 11 11 14 0 126-84 199-241 64-134 78-271 78-375z">
            <text:p/>
          </draw:path>
          <draw:path draw:style-name="gr44" draw:text-style-name="P14" draw:layer="layout" svg:width="0.819cm" svg:height="0.822cm" svg:x="18.411cm" svg:y="9.249cm" svg:viewBox="0 0 820 823" svg:d="M437 437h344c17 0 39 0 39-25 0-26-22-26-39-26h-344v-344c0-20 0-42-25-42-26 0-26 22-26 42v344h-344c-20 0-42 0-42 26 0 25 22 25 42 25h344v344c0 17 0 42 26 42 25 0 25-25 25-42z">
            <text:p/>
          </draw:path>
          <draw:path draw:style-name="gr44" draw:text-style-name="P14" draw:layer="layout" svg:width="0.408cm" svg:height="0.822cm" svg:x="19.679cm" svg:y="9.145cm" svg:viewBox="0 0 409 823" svg:d="M255 31c0-28 0-31-31-31-76 78-185 78-224 78v40c25 0 98 0 162-34v641c0 45-2 59-114 59h-40v39c42-5 152-5 199-5 51 0 157 0 202 5v-39h-39c-112 0-115-14-115-59z">
            <text:p/>
          </draw:path>
          <draw:path draw:style-name="gr44" draw:text-style-name="P14" draw:layer="layout" svg:width="0.287cm" svg:height="1.231cm" svg:x="20.253cm" svg:y="9.045cm" svg:viewBox="0 0 288 1232" svg:d="M288 616c0-95-14-244-81-384-75-151-182-232-196-232-5 0-11 6-11 11 0 6 0 9 22 31 124 120 194 316 194 574 0 210-45 428-199 582-17 17-17 20-17 23 0 8 6 11 11 11 14 0 126-84 199-241 64-134 78-271 78-375z">
            <text:p/>
          </draw:path>
          <draw:path draw:style-name="gr44" draw:text-style-name="P14" draw:layer="layout" svg:width="0.819cm" svg:height="0.822cm" svg:x="21.001cm" svg:y="9.249cm" svg:viewBox="0 0 820 823" svg:d="M437 437h344c17 0 39 0 39-25 0-26-22-26-39-26h-344v-344c0-20 0-42-25-42-26 0-26 22-26 42v344h-344c-20 0-42 0-42 26 0 25 22 25 42 25h344v344c0 17 0 42 26 42 25 0 25-25 25-42z">
            <text:p/>
          </draw:path>
          <draw:path draw:style-name="gr44" draw:text-style-name="P14" draw:layer="layout" svg:width="0.052cm" svg:height="1.231cm" svg:x="22.306cm" svg:y="9.045cm" svg:viewBox="0 0 53 1232" svg:d="M53 45c0-23 0-45-28-45-25 0-25 22-25 45v1142c0 22 0 45 25 45 28 0 28-23 28-45z">
            <text:p/>
          </draw:path>
          <draw:path draw:style-name="gr44" draw:text-style-name="P14" draw:layer="layout" svg:width="0.052cm" svg:height="1.231cm" svg:x="22.645cm" svg:y="9.045cm" svg:viewBox="0 0 53 1232" svg:d="M53 45c0-23 0-45-28-45-25 0-25 22-25 45v1142c0 22 0 45 25 45 28 0 28-23 28-45z">
            <text:p/>
          </draw:path>
          <draw:path draw:style-name="gr44" draw:text-style-name="P14" draw:layer="layout" svg:width="0.817cm" svg:height="0.559cm" svg:x="22.874cm" svg:y="9.423cm" svg:viewBox="0 0 818 560" svg:d="M535 126c5-25 17-73 17-78 0-23-17-34-34-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44" draw:text-style-name="P14" draw:layer="layout" svg:width="0.052cm" svg:height="1.231cm" svg:x="23.896cm" svg:y="9.045cm" svg:viewBox="0 0 53 1232" svg:d="M53 45c0-23 0-45-28-45-25 0-25 22-25 45v1142c0 22 0 45 25 45 28 0 28-23 28-45z">
            <text:p/>
          </draw:path>
          <draw:path draw:style-name="gr44" draw:text-style-name="P14" draw:layer="layout" svg:width="0.052cm" svg:height="1.231cm" svg:x="24.238cm" svg:y="9.045cm" svg:viewBox="0 0 53 1232" svg:d="M53 45c0-23 0-45-28-45-25 0-25 22-25 45v1142c0 22 0 45 25 45 28 0 28-23 28-45z">
            <text:p/>
          </draw:path>
          <draw:path draw:style-name="gr44" draw:text-style-name="P14" draw:layer="layout" svg:width="0.383cm" svg:height="0.573cm" svg:x="24.484cm" svg:y="8.885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44" draw:text-style-name="P14" draw:layer="layout" svg:width="0.383cm" svg:height="0.573cm" svg:x="24.484cm" svg:y="9.697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86" draw:text-style-name="P32" xml:id="id68" draw:id="id68" draw:layer="layout" svg:width="16.764cm" svg:height="1.021cm" svg:x="7.62cm" svg:y="14.224cm">
          <draw:text-box>
            <text:p>C is inverse to alpha (or alpha / n_samples)</text:p>
          </draw:text-box>
        </draw:frame>
        <draw:polyline draw:style-name="gr114" draw:text-style-name="P3" xml:id="id69" draw:id="id69" draw:layer="layout" svg:width="1.269cm" svg:height="2.285cm" svg:x="5.842cm" svg:y="11.684cm" svg:viewBox="0 0 1270 2286" draw:points="1270,2286 0,0">
          <text:p/>
        </draw:polyline>
        <draw:polyline draw:style-name="gr114" draw:text-style-name="P3" xml:id="id70" draw:id="id70" draw:layer="layout" svg:width="2.539cm" svg:height="2.793cm" svg:x="19.304cm" svg:y="11.43cm" svg:viewBox="0 0 2540 2794" draw:points="0,2794 254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51" presentation:class="page"/>
          <draw:frame presentation:style-name="pr18" draw:text-style-name="P12" draw:layer="layout" svg:width="17.271cm" svg:height="12.572cm" svg:x="2.159cm" svg:y="13.271cm" presentation:class="notes" presentation:placeholder="true">
            <draw:text-box/>
          </draw:frame>
        </presentation:notes>
      </draw:page>
      <draw:page draw:name="page52" draw:style-name="dp4" draw:master-page-name="APM_25_20_28_all_25_20gillus_29_" presentation:presentation-page-layout-name="AL4T1">
        <office:forms form:automatic-focus="false" form:apply-design-mode="false"/>
        <draw:frame presentation:style-name="pr16" draw:layer="layout" svg:width="25.199cm" svg:height="3.506cm" svg:x="1.4cm" svg:y="0.837cm" presentation:class="title" presentation:placeholder="true">
          <draw:text-box/>
        </draw:frame>
        <draw:frame draw:style-name="gr48" draw:text-style-name="P3" draw:layer="layout" svg:width="26.18cm" svg:height="9.144cm" svg:x="1.016cm" svg:y="4.318cm">
          <draw:image xlink:href="Pictures/1000000000000B0F000003DDEA77DAB777EB2BCE.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52" presentation:class="page"/>
          <draw:frame presentation:style-name="pr18" draw:text-style-name="P12" draw:layer="layout" svg:width="17.271cm" svg:height="12.572cm" svg:x="2.159cm" svg:y="13.271cm" presentation:class="notes" presentation:placeholder="true">
            <draw:text-box/>
          </draw:frame>
        </presentation:notes>
      </draw:page>
      <draw:page draw:name="page53" draw:style-name="dp4" draw:master-page-name="APM_25_20_28_all_25_20gillus_29_" presentation:presentation-page-layout-name="AL4T1">
        <office:forms form:automatic-focus="false" form:apply-design-mode="false"/>
        <draw:frame presentation:style-name="pr16" draw:layer="layout" svg:width="25.199cm" svg:height="3.506cm" svg:x="1.4cm" svg:y="0.837cm" presentation:class="title">
          <draw:text-box>
            <text:p>Multinomial Logistic Regression</text:p>
          </draw:text-box>
        </draw:frame>
        <draw:frame presentation:style-name="pr17" draw:layer="layout" svg:width="25.199cm" svg:height="12.179cm" svg:x="1.4cm" svg:y="4.914cm" presentation:class="outline">
          <draw:text-box>
            <text:list text:style-name="L3">
              <text:list-header>
                <text:p>Probabilistic multi-class model:</text:p>
                <text:p/>
              </text:list-header>
            </text:list>
          </draw:text-box>
        </draw:frame>
        <draw:g xml:id="id71" draw:id="id71">
          <svg:title>TexMaths</svg:title>
          <svg:desc>28§display§\hat{y} = \text{arg}\max_{i \in Y} \mathbf{w}_i \mathbf{x}§svg§600§FALSE§</svg:desc>
          <draw:polygon draw:style-name="gr117" draw:text-style-name="P13" draw:layer="layout" svg:width="8.869cm" svg:height="1.709cm" svg:x="7.62cm" svg:y="17.337cm" svg:viewBox="0 0 8870 1710" draw:points="4435,1710 0,1710 0,0 8870,0 8870,1710">
            <text:p/>
          </draw:polygon>
          <draw:polygon draw:style-name="gr118" draw:text-style-name="P14" draw:layer="layout" svg:width="0.329cm" svg:height="0.192cm" svg:x="7.847cm" svg:y="17.334cm" svg:viewBox="0 0 330 193" draw:points="165,0 0,171 22,193 165,64 308,193 330,171">
            <text:p/>
          </draw:polygon>
          <draw:path draw:style-name="gr118" draw:text-style-name="P14" draw:layer="layout" svg:width="0.57cm" svg:height="0.797cm" svg:x="7.656cm" svg:y="17.645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118" draw:text-style-name="P14" draw:layer="layout" svg:width="0.819cm" svg:height="0.29cm" svg:x="8.678cm" svg:y="17.737cm" svg:viewBox="0 0 820 291" svg:d="M778 50c20 0 42 0 42-25s-22-25-39-25h-739c-20 0-42 0-42 25s22 25 42 25zM781 291c17 0 39 0 39-25s-22-25-42-25h-736c-20 0-42 0-42 25s22 25 42 25z">
            <text:p/>
          </draw:path>
          <draw:path draw:style-name="gr118" draw:text-style-name="P14" draw:layer="layout" svg:width="0.556cm" svg:height="0.567cm" svg:x="9.955cm" svg:y="17.636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118" draw:text-style-name="P14" draw:layer="layout" svg:width="0.416cm" svg:height="0.545cm" svg:x="10.551cm" svg:y="17.645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118" draw:text-style-name="P14" draw:layer="layout" svg:width="0.565cm" svg:height="0.814cm" svg:x="11.03cm" svg:y="17.631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118" draw:text-style-name="P14" draw:layer="layout" svg:width="0.962cm" svg:height="0.545cm" svg:x="11.859cm" svg:y="17.645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118" draw:text-style-name="P14" draw:layer="layout" svg:width="0.556cm" svg:height="0.567cm" svg:x="12.892cm" svg:y="17.636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118" draw:text-style-name="P14" draw:layer="layout" svg:width="0.621cm" svg:height="0.531cm" svg:x="13.469cm" svg:y="17.659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118" draw:text-style-name="P14" draw:layer="layout" svg:width="0.262cm" svg:height="0.581cm" svg:x="12.105cm" svg:y="18.409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8" draw:text-style-name="P14" draw:layer="layout" svg:width="0.478cm" svg:height="0.564cm" svg:x="12.506cm" svg:y="18.485cm" svg:viewBox="0 0 479 565" svg:d="M445 302c14 0 34 0 34-19 0-23-20-23-34-23h-403c14-123 120-218 255-218h148c14 0 34 0 34-20 0-22-20-22-34-22h-151c-162 0-294 126-294 283 0 159 134 282 294 282h151c14 0 34 0 34-22 0-20-20-20-34-20h-148c-135 0-241-95-255-221z">
            <text:p/>
          </draw:path>
          <draw:path draw:style-name="gr118" draw:text-style-name="P14" draw:layer="layout" svg:width="0.685cm" svg:height="0.59cm" svg:x="13.122cm" svg:y="18.392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118" draw:text-style-name="P14" draw:layer="layout" svg:width="0.962cm" svg:height="0.553cm" svg:x="14.345cm" svg:y="17.642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118" draw:text-style-name="P14" draw:layer="layout" svg:width="0.262cm" svg:height="0.581cm" svg:x="15.373cm" svg:y="17.801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8" draw:text-style-name="P14" draw:layer="layout" svg:width="0.693cm" svg:height="0.548cm" svg:x="15.77cm" svg:y="17.642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g>
        <draw:g>
          <svg:title>TexMaths</svg:title>
          <svg:desc>28§display§p(y=i|\mathbf{x}) = \frac{e^{-\mathbf{w}_i^T\mathbf{x}}}{\sum_{j \in Y}e^{-\mathbf{w}_j^T\mathbf{x}}}§svg§600§FALSE§</svg:desc>
          <draw:polygon draw:style-name="gr117" draw:text-style-name="P13" draw:layer="layout" svg:width="14.108cm" svg:height="3.72cm" svg:x="5.881cm" svg:y="6.936cm" svg:viewBox="0 0 14109 3721" draw:points="7053,3721 0,3721 0,0 14109,0 14109,3721">
            <text:p/>
          </draw:polygon>
          <draw:path draw:style-name="gr118" draw:text-style-name="P14" draw:layer="layout" svg:width="0.643cm" svg:height="0.783cm" svg:x="5.842cm" svg:y="8.462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118" draw:text-style-name="P14" draw:layer="layout" svg:width="0.287cm" svg:height="1.231cm" svg:x="6.62cm" svg:y="8.081cm" svg:viewBox="0 0 288 1232" svg:d="M288 1221c0-3 0-6-22-28-154-154-193-387-193-577 0-213 47-428 199-582 16-14 16-17 16-23 0-8-5-11-14-11-11 0-123 84-196 241-64 134-78 271-78 375 0 98 14 246 81 386 76 151 182 230 193 230 9 0 14-3 14-11z">
            <text:p/>
          </draw:path>
          <draw:path draw:style-name="gr118" draw:text-style-name="P14" draw:layer="layout" svg:width="0.57cm" svg:height="0.797cm" svg:x="7.01cm" svg:y="8.46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8" draw:text-style-name="P14" draw:layer="layout" svg:width="0.819cm" svg:height="0.29cm" svg:x="8.029cm" svg:y="8.554cm" svg:viewBox="0 0 820 291" svg:d="M778 50c20 0 42 0 42-25s-22-25-39-25h-739c-20 0-42 0-42 25s22 25 42 25zM781 291c17 0 39 0 39-25s-22-25-42-25h-736c-20 0-42 0-42 25s22 25 42 25z">
            <text:p/>
          </draw:path>
          <draw:path draw:style-name="gr118" draw:text-style-name="P14" draw:layer="layout" svg:width="0.327cm" svg:height="0.828cm" svg:x="9.292cm" svg:y="8.19cm" svg:viewBox="0 0 328 829" svg:d="M316 45c0-25-16-45-44-45-34 0-68 31-68 64 0 26 17 45 45 45 31 0 67-28 67-64zM221 510c17-37 17-40 28-73 11-25 17-42 17-65 0-56-39-100-104-100-114 0-162 176-162 187 0 14 11 14 14 14 14 0 14-3 20-22 33-118 84-154 126-154 11 0 30 0 30 39 0 28-8 53-14 64-8 34-64 177-84 230-14 31-28 73-28 98 0 59 42 101 101 101 118 0 163-179 163-191 0-11-12-11-14-11-14 0-14 3-20 23-22 78-64 154-126 154-22 0-31-14-31-42 0-31 9-48 37-124z">
            <text:p/>
          </draw:path>
          <draw:path draw:style-name="gr118" draw:text-style-name="P14" draw:layer="layout" svg:width="0.052cm" svg:height="1.231cm" svg:x="9.823cm" svg:y="8.081cm" svg:viewBox="0 0 53 1232" svg:d="M53 45c0-23 0-45-28-45-25 0-25 22-25 45v1142c0 22 0 45 25 45 28 0 28-23 28-45z">
            <text:p/>
          </draw:path>
          <draw:path draw:style-name="gr118" draw:text-style-name="P14" draw:layer="layout" svg:width="0.693cm" svg:height="0.548cm" svg:x="10.045cm" svg:y="8.45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18" draw:text-style-name="P14" draw:layer="layout" svg:width="0.287cm" svg:height="1.231cm" svg:x="10.831cm" svg:y="8.081cm" svg:viewBox="0 0 288 1232" svg:d="M288 616c0-95-14-244-81-384-75-151-182-232-196-232-5 0-11 6-11 11 0 6 0 9 22 31 124 120 194 316 194 574 0 210-45 428-199 582-17 17-17 20-17 23 0 8 6 11 11 11 14 0 126-84 199-241 64-134 78-271 78-375z">
            <text:p/>
          </draw:path>
          <draw:path draw:style-name="gr118" draw:text-style-name="P14" draw:layer="layout" svg:width="0.819cm" svg:height="0.29cm" svg:x="11.649cm" svg:y="8.554cm" svg:viewBox="0 0 820 291" svg:d="M778 50c20 0 42 0 42-25s-22-25-39-25h-739c-20 0-42 0-42 25s22 25 42 25zM781 291c17 0 39 0 39-25s-22-25-42-25h-736c-20 0-42 0-42 25s22 25 42 25z">
            <text:p/>
          </draw:path>
          <draw:path draw:style-name="gr118" draw:text-style-name="P14" draw:layer="layout" svg:width="0.475cm" svg:height="0.559cm" svg:x="14.816cm" svg:y="7.628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118" draw:text-style-name="P14" draw:layer="layout" svg:width="0.584cm" svg:height="0.044cm" svg:x="15.423cm" svg:y="7.49cm" svg:viewBox="0 0 585 45" svg:d="M552 45c11 0 33 0 33-23 0-22-19-22-33-22h-518c-14 0-34 0-34 22 0 23 20 23 34 23z">
            <text:p/>
          </draw:path>
          <draw:path draw:style-name="gr118" draw:text-style-name="P14" draw:layer="layout" svg:width="0.747cm" svg:height="0.388cm" svg:x="16.126cm" svg:y="7.345cm" svg:viewBox="0 0 748 389" svg:d="M689 64c5-11 5-11 19-14 14-2 23-2 40-2v-48c-26 3-48 3-73 3-28 0-59 0-90-3v48c28 0 34 2 48 5l-101 235-104-240h42v-48c-2 0-64 3-100 3-26 0-62 0-87-3v48h50c11 19 11 22 11 25s-2 8-5 11l-79 182-95-218h45v-48c-39 3-76 3-112 3-34 0-92-3-98-3v48h53l137 319c9 22 23 22 42 22 20 0 34 0 45-22l95-227 98 227c12 22 23 22 45 22 20 0 31 0 42-22z">
            <text:p/>
          </draw:path>
          <draw:path draw:style-name="gr118" draw:text-style-name="P14" draw:layer="layout" svg:width="0.52cm" svg:height="0.416cm" svg:x="16.963cm" svg:y="6.939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118" draw:text-style-name="P14" draw:layer="layout" svg:width="0.217cm" svg:height="0.419cm" svg:x="16.952cm" svg:y="7.56cm" svg:viewBox="0 0 218 420" svg:d="M190 28c0-17-11-28-28-28-16 0-39 17-39 36 0 17 14 28 28 28 20 0 39-19 39-36zM218 325c0-9-8-9-11-9-11 0-11 0-17 14-8 34-39 68-70 68-14 0-16-9-16-23s2-19 8-31c3-14 8-25 11-33 3-6 28-65 37-87 5-11 8-20 8-31 0-28-28-53-67-53-67 0-101 78-101 95 0 9 11 9 14 9 8 0 11-3 14-12 14-44 42-72 70-72 11 0 20 8 20 25 0 3 0 8-6 22-3 11-31 76-39 98-6 11-6 11-14 34-3 8-9 17-9 25 0 34 31 56 68 56 67 0 100-81 100-95z">
            <text:p/>
          </draw:path>
          <draw:path draw:style-name="gr118" draw:text-style-name="P14" draw:layer="layout" svg:width="0.531cm" svg:height="0.385cm" svg:x="17.621cm" svg:y="7.345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polygon draw:style-name="gr118" draw:text-style-name="P14" draw:layer="layout" svg:width="6.965cm" svg:height="0.052cm" svg:x="13.024cm" svg:y="8.672cm" svg:viewBox="0 0 6966 53" draw:points="3483,53 0,53 0,0 6966,0 6966,53">
            <text:p/>
          </draw:polygon>
          <draw:path draw:style-name="gr118" draw:text-style-name="P14" draw:layer="layout" svg:width="1.161cm" svg:height="1.231cm" svg:x="13.091cm" svg:y="9.195cm" svg:viewBox="0 0 1162 1232" svg:d="M451 658l-440 540c-8 14-11 17-11 20 0 14 11 14 34 14h1022l106-305h-31c-31 92-112 168-218 201-20 9-104 37-286 37h-523l428-529c8-12 11-14 11-20s-3-6-8-17l-401-549h488c140 0 422 9 509 238h31l-106-288h-1022c-34 0-34 0-34 39z">
            <text:p/>
          </draw:path>
          <draw:path draw:style-name="gr118" draw:text-style-name="P14" draw:layer="layout" svg:width="0.38cm" svg:height="0.749cm" svg:x="14.32cm" svg:y="9.918cm" svg:viewBox="0 0 381 750" svg:d="M381 34c0-17-11-34-34-34-25 0-50 25-50 48 0 14 11 33 36 33 23 0 48-22 48-47zM196 616c-14 59-59 109-112 109-11 0-20-3-31-5 23-12 31-31 31-45 0-20-17-31-34-31-28 0-50 22-50 50 0 34 34 56 87 56 50 0 154-30 179-137l78-311c3-8 6-16 6-28 0-47-42-81-95-81-95 0-151 118-151 132 0 11 11 11 14 11 11 0 11-3 19-17 20-50 65-103 115-103 22 0 31 14 31 42 0 11-3 22-3 28z">
            <text:p/>
          </draw:path>
          <draw:path draw:style-name="gr118" draw:text-style-name="P14" draw:layer="layout" svg:width="0.478cm" svg:height="0.565cm" svg:x="14.869cm" svg:y="9.99cm" svg:viewBox="0 0 479 566" svg:d="M445 302c14 0 34 0 34-19 0-23-20-23-34-23h-403c14-123 120-218 255-218h148c14 0 34 0 34-20 0-22-20-22-34-22h-151c-162 0-294 126-294 283 0 159 134 283 294 283h151c14 0 34 0 34-23 0-19-20-19-34-19h-148c-135 0-241-96-255-222z">
            <text:p/>
          </draw:path>
          <draw:path draw:style-name="gr118" draw:text-style-name="P14" draw:layer="layout" svg:width="0.688cm" svg:height="0.59cm" svg:x="15.488cm" svg:y="9.898cm" svg:viewBox="0 0 689 591" svg:d="M535 104c17-17 33-34 53-45 36-25 67-28 78-28 12 0 23 0 23-20 0-5-6-11-14-11-23 0-48 3-70 3-28 0-65-3-90-3-3 0-17 0-17 20 0 11 12 11 14 11 26 3 26 11 26 17 0 8-3 14-12 22-2 8-8 14-14 20l-215 224-115-252c-6-12-6-14-6-14 0-17 42-17 48-17 11 0 22 0 22-20 0 0 0-11-14-11-25 0-89 3-117 3-20 0-76-3-98-3-6 0-17 3-17 20 0 11 11 11 22 11 51 0 54 8 65 28l131 294-36 159c-11 45-14 48-81 48-14 0-25 0-25 17 0 8 5 14 14 14 16 0 36-3 53-3s42 0 56 0c19 0 39 0 56 0 19 0 39 3 59 3 5 0 19 0 19-20 0-11-11-11-31-11-14 0-16 0-33-3-14 0-17-3-17-11 0-6 8-48 14-70 8-28 25-104 28-106 3-14 3-14 11-23z">
            <text:p/>
          </draw:path>
          <draw:path draw:style-name="gr118" draw:text-style-name="P14" draw:layer="layout" svg:width="0.475cm" svg:height="0.559cm" svg:x="16.554cm" svg:y="9.573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118" draw:text-style-name="P14" draw:layer="layout" svg:width="0.584cm" svg:height="0.044cm" svg:x="17.162cm" svg:y="9.349cm" svg:viewBox="0 0 585 45" svg:d="M552 45c11 0 33 0 33-23 0-22-19-22-33-22h-518c-14 0-34 0-34 22 0 23 20 23 34 23z">
            <text:p/>
          </draw:path>
          <draw:path draw:style-name="gr118" draw:text-style-name="P14" draw:layer="layout" svg:width="0.747cm" svg:height="0.388cm" svg:x="17.862cm" svg:y="9.204cm" svg:viewBox="0 0 748 389" svg:d="M689 64c5-11 5-11 19-14 14-2 23-2 40-2v-48c-26 3-48 3-73 3-28 0-59 0-90-3v48c28 0 34 2 48 5l-101 235-104-240h42v-48c-2 0-64 3-100 3-26 0-62 0-87-3v48h50c11 19 11 22 11 25s-2 8-5 11l-79 182-95-218h45v-48c-39 3-76 3-112 3-34 0-92-3-98-3v48h53l137 319c9 22 23 22 42 22 20 0 34 0 45-22l95-227 98 227c12 22 23 22 45 22 20 0 31 0 42-22z">
            <text:p/>
          </draw:path>
          <draw:path draw:style-name="gr118" draw:text-style-name="P14" draw:layer="layout" svg:width="0.52cm" svg:height="0.416cm" svg:x="18.702cm" svg:y="8.873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118" draw:text-style-name="P14" draw:layer="layout" svg:width="0.293cm" svg:height="0.539cm" svg:x="18.657cm" svg:y="9.456cm" svg:viewBox="0 0 294 540" svg:d="M294 25c0-14-11-25-28-25-20 0-39 20-39 36 0 17 14 28 28 28 22 0 39-19 39-39zM160 440c-14 47-54 78-90 78-11 0-17-3-22-3 14-8 19-25 19-33 0-12-8-26-28-26-22 0-39 20-39 40 0 28 28 44 70 44s123-22 143-100l56-222c0-5 3-11 3-19 0-34-34-59-76-59-76 0-123 81-123 95 0 9 11 9 14 9 8 0 11-3 14-9 28-61 70-75 92-75 25 0 25 22 25 33 0 9 0 11-2 17z">
            <text:p/>
          </draw:path>
          <draw:path draw:style-name="gr118" draw:text-style-name="P14" draw:layer="layout" svg:width="0.531cm" svg:height="0.385cm" svg:x="19.36cm" svg:y="9.204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g>
        <draw:g>
          <svg:title>TexMaths</svg:title>
          <svg:desc>28§display§\min_{w \in \mathbb{R}^p} -\sum_{i=1}^n \log\bigleft(p(y=y_i|\mathbf{x}_i )\bigright)§svg§600§FALSE§</svg:desc>
          <draw:polygon draw:style-name="gr117" draw:text-style-name="P13" draw:layer="layout" svg:width="14.78cm" svg:height="3.359cm" svg:x="5.374cm" svg:y="12.496cm" svg:viewBox="0 0 14781 3360" draw:points="7392,3360 0,3360 0,0 14781,0 14781,3360">
            <text:p/>
          </draw:polygon>
          <draw:path draw:style-name="gr118" draw:text-style-name="P14" draw:layer="layout" svg:width="0.962cm" svg:height="0.545cm" svg:x="5.657cm" svg:y="13.86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18" draw:text-style-name="P14" draw:layer="layout" svg:width="0.265cm" svg:height="0.825cm" svg:x="6.679cm" svg:y="13.58cm" svg:viewBox="0 0 266 826" svg:d="M179 280l-173 14v39c81 0 92 6 92 67v331c0 56-14 56-98 56v39c39-3 106-3 137-3 42 0 87 0 129 3v-39c-81 0-87-6-87-53zM185 64c0-39-31-64-67-64-40 0-65 34-65 64 0 34 25 68 65 68 36 0 67-28 67-68z">
            <text:p/>
          </draw:path>
          <draw:path draw:style-name="gr118" draw:text-style-name="P14" draw:layer="layout" svg:width="0.621cm" svg:height="0.545cm" svg:x="7.018cm" svg:y="13.86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18" draw:text-style-name="P14" draw:layer="layout" svg:width="0.632cm" svg:height="0.391cm" svg:x="5.413cm" svg:y="14.8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18" draw:text-style-name="P14" draw:layer="layout" svg:width="0.478cm" svg:height="0.565cm" svg:x="6.2cm" svg:y="14.705cm" svg:viewBox="0 0 479 566" svg:d="M445 302c14 0 34 0 34-19 0-23-20-23-34-23h-403c14-123 120-218 255-218h148c14 0 34 0 34-20 0-22-20-22-34-22h-151c-162 0-294 126-294 283 0 159 134 283 294 283h151c14 0 34 0 34-23 0-19-20-19-34-19h-148c-135 0-241-96-255-222z">
            <text:p/>
          </draw:path>
          <draw:path draw:style-name="gr118" draw:text-style-name="P14" draw:layer="layout" svg:width="0.593cm" svg:height="0.593cm" svg:x="6.78cm" svg:y="14.6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118" draw:text-style-name="P14" draw:layer="layout" svg:width="0.38cm" svg:height="0.394cm" svg:x="7.421cm" svg:y="14.683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18" draw:text-style-name="P14" draw:layer="layout" svg:width="0.752cm" svg:height="0.052cm" svg:x="8.216cm" svg:y="14.07cm" svg:viewBox="0 0 753 53" svg:d="M711 53c20 0 42 0 42-28 0-25-22-25-42-25h-669c-20 0-42 0-42 25 0 28 22 28 42 28z">
            <text:p/>
          </draw:path>
          <draw:path draw:style-name="gr118" draw:text-style-name="P14" draw:layer="layout" svg:width="0.528cm" svg:height="0.391cm" svg:x="9.899cm" svg:y="12.485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118" draw:text-style-name="P14" draw:layer="layout" svg:width="1.64cm" svg:height="1.724cm" svg:x="9.342cm" svg:y="13.235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118" draw:text-style-name="P14" draw:layer="layout" svg:width="0.262cm" svg:height="0.581cm" svg:x="9.406cm" svg:y="15.285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118" draw:text-style-name="P14" draw:layer="layout" svg:width="0.635cm" svg:height="0.234cm" svg:x="9.773cm" svg:y="15.523cm" svg:viewBox="0 0 636 235" svg:d="M605 42c11 0 31 0 31-22 0-20-20-20-31-20h-574c-11 0-31 0-31 20 0 22 20 22 34 22zM605 235c11 0 31 0 31-22 0-23-20-23-31-23h-571c-14 0-34 0-34 23 0 22 20 22 31 22z">
            <text:p/>
          </draw:path>
          <draw:path draw:style-name="gr118" draw:text-style-name="P14" draw:layer="layout" svg:width="0.315cm" svg:height="0.573cm" svg:x="10.557cm" svg:y="15.282cm" svg:viewBox="0 0 316 574" svg:d="M196 25c0-25-3-25-25-25-56 53-135 56-171 56v31c20 0 78 0 126-25v442c0 28 0 39-87 39h-33v31c16 0 123-3 154-3 28 0 137 3 156 3v-31h-33c-87 0-87-11-87-39z">
            <text:p/>
          </draw:path>
          <draw:path draw:style-name="gr118" draw:text-style-name="P14" draw:layer="layout" svg:width="0.276cm" svg:height="0.856cm" svg:x="11.296cm" svg:y="13.549cm" svg:viewBox="0 0 277 857" svg:d="M179 0l-179 14v39c87 0 98 9 98 67v642c0 56-14 56-98 56v39c42-3 106-3 137-3s93 0 140 3v-39c-84 0-98 0-98-56z">
            <text:p/>
          </draw:path>
          <draw:path draw:style-name="gr118" draw:text-style-name="P14" draw:layer="layout" svg:width="0.548cm" svg:height="0.567cm" svg:x="11.629cm" svg:y="13.851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118" draw:text-style-name="P14" draw:layer="layout" svg:width="0.565cm" svg:height="0.814cm" svg:x="12.242cm" svg:y="13.846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18" draw:text-style-name="P14" draw:layer="layout" svg:width="0.287cm" svg:height="1.231cm" svg:x="12.965cm" svg:y="13.482cm" svg:viewBox="0 0 288 1232" svg:d="M288 1221c0-3 0-6-22-28-154-154-193-387-193-577 0-213 47-428 199-582 16-14 16-17 16-23 0-8-5-11-14-11-11 0-123 84-196 241-64 134-78 271-78 375 0 98 14 246 81 386 76 151 182 230 193 230 9 0 14-3 14-11z">
            <text:p/>
          </draw:path>
          <draw:path draw:style-name="gr118" draw:text-style-name="P14" draw:layer="layout" svg:width="0.643cm" svg:height="0.783cm" svg:x="13.281cm" svg:y="13.86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118" draw:text-style-name="P14" draw:layer="layout" svg:width="0.287cm" svg:height="1.231cm" svg:x="14.059cm" svg:y="13.482cm" svg:viewBox="0 0 288 1232" svg:d="M288 1221c0-3 0-6-22-28-154-154-193-387-193-577 0-213 47-428 199-582 16-14 16-17 16-23 0-8-5-11-14-11-11 0-123 84-196 241-64 134-78 271-78 375 0 98 14 246 81 386 76 151 182 230 193 230 9 0 14-3 14-11z">
            <text:p/>
          </draw:path>
          <draw:path draw:style-name="gr118" draw:text-style-name="P14" draw:layer="layout" svg:width="0.57cm" svg:height="0.797cm" svg:x="14.449cm" svg:y="13.86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8" draw:text-style-name="P14" draw:layer="layout" svg:width="0.819cm" svg:height="0.29cm" svg:x="15.468cm" svg:y="13.952cm" svg:viewBox="0 0 820 291" svg:d="M778 50c20 0 42 0 42-25s-22-25-39-25h-739c-20 0-42 0-42 25s22 25 42 25zM781 291c17 0 39 0 39-25s-22-25-42-25h-736c-20 0-42 0-42 25s22 25 42 25z">
            <text:p/>
          </draw:path>
          <draw:path draw:style-name="gr118" draw:text-style-name="P14" draw:layer="layout" svg:width="0.57cm" svg:height="0.797cm" svg:x="16.731cm" svg:y="13.86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8" draw:text-style-name="P14" draw:layer="layout" svg:width="0.262cm" svg:height="0.581cm" svg:x="17.335cm" svg:y="14.016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118" draw:text-style-name="P14" draw:layer="layout" svg:width="0.052cm" svg:height="1.231cm" svg:x="17.851cm" svg:y="13.482cm" svg:viewBox="0 0 53 1232" svg:d="M53 45c0-23 0-45-28-45-25 0-25 22-25 45v1142c0 22 0 45 25 45 28 0 28-23 28-45z">
            <text:p/>
          </draw:path>
          <draw:path draw:style-name="gr118" draw:text-style-name="P14" draw:layer="layout" svg:width="0.693cm" svg:height="0.548cm" svg:x="18.072cm" svg:y="13.857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118" draw:text-style-name="P14" draw:layer="layout" svg:width="0.262cm" svg:height="0.581cm" svg:x="18.831cm" svg:y="14.016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18" draw:text-style-name="P14" draw:layer="layout" svg:width="0.287cm" svg:height="1.231cm" svg:x="19.27cm" svg:y="13.482cm" svg:viewBox="0 0 288 1232" svg:d="M288 616c0-95-14-244-81-384-75-151-182-232-196-232-5 0-11 6-11 11 0 6 0 9 22 31 124 120 194 316 194 574 0 210-45 428-199 582-17 17-17 20-17 23 0 8 6 11 11 11 14 0 126-84 199-241 64-134 78-271 78-375z">
            <text:p/>
          </draw:path>
          <draw:path draw:style-name="gr118" draw:text-style-name="P14" draw:layer="layout" svg:width="0.287cm" svg:height="1.231cm" svg:x="19.746cm" svg:y="13.482cm" svg:viewBox="0 0 288 1232" svg:d="M288 616c0-95-14-244-81-384-75-151-182-232-196-232-5 0-11 6-11 11 0 6 0 9 22 31 124 120 194 316 194 574 0 210-45 428-199 582-17 17-17 20-17 23 0 8 6 11 11 11 14 0 126-84 199-241 64-134 78-271 78-375z">
            <text:p/>
          </draw:path>
        </draw:g>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71"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53" presentation:class="page"/>
          <draw:frame presentation:style-name="pr18" draw:text-style-name="P12" draw:layer="layout" svg:width="17.271cm" svg:height="12.572cm" svg:x="2.159cm" svg:y="13.271cm" presentation:class="notes" presentation:placeholder="true">
            <draw:text-box/>
          </draw:frame>
        </presentation:notes>
      </draw:page>
      <draw:page draw:name="page54" draw:style-name="dp4" draw:master-page-name="APM_25_20_28_all_25_20gillus_29_" presentation:presentation-page-layout-name="AL4T1">
        <office:forms form:automatic-focus="false" form:apply-design-mode="false"/>
        <draw:frame draw:style-name="gr4" draw:text-style-name="P3" draw:layer="layout" svg:width="25.849cm" svg:height="16.112cm" svg:x="1.075cm" svg:y="1.16cm">
          <draw:image xlink:href="Pictures/10000000000003D100000261864358D69B46E4C7.png" xlink:type="simple" xlink:show="embed" xlink:actuate="onLoad">
            <text:p/>
          </draw:image>
        </draw:frame>
        <draw:g>
          <svg:title>TexMaths</svg:title>
          <svg:desc>28§display§\hat{y} = \text{arg}\max_{i \in Y} \mathbf{w}_i \mathbf{x}§svg§600§FALSE§</svg:desc>
          <draw:polygon draw:style-name="gr117" draw:text-style-name="P13" draw:layer="layout" svg:width="8.869cm" svg:height="1.709cm" svg:x="9.672cm" svg:y="17.34cm" svg:viewBox="0 0 8870 1710" draw:points="4435,1710 0,1710 0,0 8870,0 8870,1710">
            <text:p/>
          </draw:polygon>
          <draw:polygon draw:style-name="gr118" draw:text-style-name="P14" draw:layer="layout" svg:width="0.329cm" svg:height="0.192cm" svg:x="9.899cm" svg:y="17.337cm" svg:viewBox="0 0 330 193" draw:points="165,0 0,171 22,193 165,64 308,193 330,171">
            <text:p/>
          </draw:polygon>
          <draw:path draw:style-name="gr118" draw:text-style-name="P14" draw:layer="layout" svg:width="0.57cm" svg:height="0.797cm" svg:x="9.708cm" svg:y="17.648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118" draw:text-style-name="P14" draw:layer="layout" svg:width="0.819cm" svg:height="0.29cm" svg:x="10.73cm" svg:y="17.74cm" svg:viewBox="0 0 820 291" svg:d="M778 50c20 0 42 0 42-25s-22-25-39-25h-739c-20 0-42 0-42 25s22 25 42 25zM781 291c17 0 39 0 39-25s-22-25-42-25h-736c-20 0-42 0-42 25s22 25 42 25z">
            <text:p/>
          </draw:path>
          <draw:path draw:style-name="gr118" draw:text-style-name="P14" draw:layer="layout" svg:width="0.556cm" svg:height="0.567cm" svg:x="12.007cm" svg:y="17.639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118" draw:text-style-name="P14" draw:layer="layout" svg:width="0.416cm" svg:height="0.545cm" svg:x="12.603cm" svg:y="17.648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118" draw:text-style-name="P14" draw:layer="layout" svg:width="0.565cm" svg:height="0.814cm" svg:x="13.082cm" svg:y="17.634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118" draw:text-style-name="P14" draw:layer="layout" svg:width="0.962cm" svg:height="0.545cm" svg:x="13.911cm" svg:y="17.648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118" draw:text-style-name="P14" draw:layer="layout" svg:width="0.556cm" svg:height="0.567cm" svg:x="14.944cm" svg:y="17.639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118" draw:text-style-name="P14" draw:layer="layout" svg:width="0.621cm" svg:height="0.531cm" svg:x="15.521cm" svg:y="17.662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118" draw:text-style-name="P14" draw:layer="layout" svg:width="0.262cm" svg:height="0.581cm" svg:x="14.157cm" svg:y="18.412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8" draw:text-style-name="P14" draw:layer="layout" svg:width="0.478cm" svg:height="0.564cm" svg:x="14.558cm" svg:y="18.488cm" svg:viewBox="0 0 479 565" svg:d="M445 302c14 0 34 0 34-19 0-23-20-23-34-23h-403c14-123 120-218 255-218h148c14 0 34 0 34-20 0-22-20-22-34-22h-151c-162 0-294 126-294 283 0 159 134 282 294 282h151c14 0 34 0 34-22 0-20-20-20-34-20h-148c-135 0-241-95-255-221z">
            <text:p/>
          </draw:path>
          <draw:path draw:style-name="gr118" draw:text-style-name="P14" draw:layer="layout" svg:width="0.685cm" svg:height="0.59cm" svg:x="15.174cm" svg:y="18.395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118" draw:text-style-name="P14" draw:layer="layout" svg:width="0.962cm" svg:height="0.553cm" svg:x="16.397cm" svg:y="17.645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118" draw:text-style-name="P14" draw:layer="layout" svg:width="0.262cm" svg:height="0.581cm" svg:x="17.425cm" svg:y="17.804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8" draw:text-style-name="P14" draw:layer="layout" svg:width="0.693cm" svg:height="0.548cm" svg:x="17.822cm" svg:y="17.645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g>
        <presentation:notes draw:style-name="dp2">
          <office:forms form:automatic-focus="false" form:apply-design-mode="false"/>
          <draw:page-thumbnail draw:style-name="gr6" draw:layer="layout" svg:width="13.968cm" svg:height="10.476cm" svg:x="3.81cm" svg:y="2.123cm" draw:page-number="54" presentation:class="page"/>
          <draw:frame presentation:style-name="pr18" draw:text-style-name="P6"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draw:text-box>
            <text:p><text:span text:style-name="T6">IPython Notebook:</text:span></text:p>
            <text:p><text:span text:style-name="T6">Part 6 – Linear Models for Classification</text:span></text:p>
          </draw:text-box>
        </draw:frame>
        <presentation:notes draw:style-name="dp2">
          <office:forms form:automatic-focus="false" form:apply-design-mode="false"/>
          <draw:page-thumbnail draw:style-name="gr6" draw:layer="layout" svg:width="13.968cm" svg:height="10.476cm" svg:x="3.81cm" svg:y="2.123cm" draw:page-number="55" presentation:class="page"/>
          <draw:frame presentation:style-name="pr3" draw:text-style-name="P6" draw:layer="layout" svg:width="17.271cm" svg:height="12.572cm" svg:x="2.159cm" svg:y="13.271cm" presentation:class="notes" presentation:placeholder="true">
            <draw:text-box/>
          </draw:frame>
        </presentation:notes>
      </draw:page>
      <draw:page draw:name="page56" draw:style-name="dp4" draw:master-page-name="APM_25_20_28_all_25_20gillus_29_" presentation:presentation-page-layout-name="AL2T32">
        <office:forms form:automatic-focus="false" form:apply-design-mode="false"/>
        <draw:frame presentation:style-name="pr21" draw:text-style-name="P12" draw:layer="layout" svg:width="25.199cm" svg:height="16.255cm" svg:x="1.4cm" svg:y="0.837cm" presentation:class="subtitle">
          <draw:text-box>
            <text:p>Decision Trees and Tree-based Models</text:p>
          </draw:text-box>
        </draw:frame>
        <presentation:notes draw:style-name="dp2">
          <office:forms form:automatic-focus="false" form:apply-design-mode="false"/>
          <draw:page-thumbnail draw:style-name="gr6" draw:layer="layout" svg:width="13.968cm" svg:height="10.476cm" svg:x="3.81cm" svg:y="2.123cm" draw:page-number="56" presentation:class="page"/>
          <draw:frame presentation:style-name="pr18" draw:text-style-name="P12" draw:layer="layout" svg:width="17.271cm" svg:height="12.572cm" svg:x="2.159cm" svg:y="13.271cm" presentation:class="notes" presentation:placeholder="true">
            <draw:text-box/>
          </draw:frame>
        </presentation:notes>
      </draw:page>
      <draw:page draw:name="page57" draw:style-name="dp5" draw:master-page-name="APM_25_20_28_all_25_20gillus_29_" presentation:presentation-page-layout-name="AL1T0">
        <office:forms form:automatic-focus="false" form:apply-design-mode="false"/>
        <draw:frame draw:style-name="gr187" draw:text-style-name="P16" draw:layer="layout" svg:width="17.018cm" svg:height="12.069cm" svg:x="5.588cm" svg:y="6.219cm">
          <loext:p/>
          <draw:object xlink:href="./Object 1" xlink:type="simple" xlink:show="embed" xlink:actuate="onLoad"/>
          <draw:image xlink:href="./ObjectReplacements/Object 1" xlink:type="simple" xlink:show="embed" xlink:actuate="onLoad"/>
        </draw:frame>
        <draw:frame presentation:style-name="pr16" draw:layer="layout" svg:width="25.199cm" svg:height="3.506cm" svg:x="1.4cm" svg:y="0.837cm" presentation:class="title">
          <draw:text-box>
            <text:p>Idea: series of binary questions</text:p>
          </draw:text-box>
        </draw:frame>
        <presentation:notes draw:style-name="dp2">
          <office:forms form:automatic-focus="false" form:apply-design-mode="false"/>
          <draw:page-thumbnail draw:style-name="gr6" draw:layer="layout" svg:width="13.968cm" svg:height="10.476cm" svg:x="3.81cm" svg:y="2.123cm" draw:page-number="57" presentation:class="page"/>
          <draw:frame presentation:style-name="pr18" draw:text-style-name="P12"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4T1">
        <office:forms form:automatic-focus="false" form:apply-design-mode="false"/>
        <draw:frame draw:style-name="gr188" draw:text-style-name="P3" draw:layer="layout" svg:width="14.307cm" svg:height="5.155cm" svg:x="0.171cm" svg:y="5.204cm">
          <draw:image xlink:href="Pictures/100000000000061D00000234F9AF148453D9EB80.png" xlink:type="simple" xlink:show="embed" xlink:actuate="onLoad">
            <text:p/>
          </draw:image>
        </draw:frame>
        <draw:frame draw:style-name="gr188" draw:text-style-name="P3" xml:id="id72" draw:id="id72" draw:layer="layout" svg:width="13.177cm" svg:height="4.748cm" svg:x="14.732cm" svg:y="5.104cm">
          <draw:image xlink:href="Pictures/100000000000061D00000234A4465D5710602F9F.png" xlink:type="simple" xlink:show="embed" xlink:actuate="onLoad">
            <text:p/>
          </draw:image>
        </draw:frame>
        <draw:frame draw:style-name="gr188" draw:text-style-name="P3" xml:id="id73" draw:id="id73" draw:layer="layout" svg:width="14.478cm" svg:height="5.217cm" svg:x="12.192cm" svg:y="13.208cm">
          <draw:image xlink:href="Pictures/100000000000061D000002345376DFF8812EC3DC.png" xlink:type="simple" xlink:show="embed" xlink:actuate="onLoad">
            <text:p/>
          </draw:image>
        </draw:frame>
        <draw:frame draw:style-name="gr189" draw:text-style-name="P32" draw:layer="layout" svg:width="8.382cm" svg:height="8.018cm" svg:x="2.032cm" svg:y="12.192cm">
          <draw:text-box>
            <text:p>Continuous features:</text:p>
            <text:p>“questions” are thresholds on single features.</text:p>
            <text:p/>
            <text:p>[Other methods are possible but not as common]</text:p>
            <text:p/>
            <text:p>For each split:</text:p>
            <text:p>exhaustive search over all features and thresholds!</text:p>
            <text:p/>
            <text:p>Minimize “impurity”</text:p>
          </draw:text-box>
        </draw:frame>
        <draw:frame presentation:style-name="pr6" draw:text-style-name="P38" draw:layer="layout" svg:width="25.199cm" svg:height="3.506cm" svg:x="1.4cm" svg:y="0.837cm" presentation:class="title">
          <draw:text-box>
            <text:p><text:span text:style-name="T22">Building trees</text:span></text:p>
          </draw:text-box>
        </draw:frame>
        <draw:frame presentation:style-name="pr9" draw:layer="layout" svg:width="25.199cm" svg:height="12.179cm" svg:x="1.4cm" svg:y="4.914cm" presentation:class="outline" presentation:placeholder="true" presentation:user-transformed="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seq>
        </anim:par>
        <presentation:notes draw:style-name="dp2">
          <office:forms form:automatic-focus="false" form:apply-design-mode="false"/>
          <draw:page-thumbnail draw:style-name="gr6" draw:layer="layout" svg:width="13.968cm" svg:height="10.476cm" svg:x="3.81cm" svg:y="2.123cm" draw:page-number="58" presentation:class="page"/>
          <draw:frame presentation:style-name="pr3" draw:text-style-name="P8" draw:layer="layout" svg:width="17.271cm" svg:height="12.572cm" svg:x="2.159cm" svg:y="13.271cm" presentation:class="notes" presentation:user-transformed="true">
            <draw:text-box>
              <text:p><text:span text:style-name="T7">The second family of models I want to talk about is decision-tree based models.</text:span></text:p>
              <text:p><text:span text:style-name="T7">A decision tree is basically the same as a sequence of if-else branches, that ultimately lead to a decision. The point is that the question that are asked are learned, though.</text:span></text:p>
              <text:p><text:span text:style-name="T7">A decision tree is build recursively by asking a series of questions of the form “is feature “i” greater than threshold t”. In each iteration, the question is chosen that yields the most information about the target variable. Then, the data is split according to this question, and we start again. This yields a hierarchical partitioning of the data, where each section of the partitioning becomes more and more “pure”, that is their content becomes more and more the same.</text:span></text:p>
              <text:p><text:span text:style-name="T7">After you build the tree, you can make a prediction by checking which part of the partition a new point lies in and assigning the mean of the datapoints in this part.</text:span></text:p>
            </draw:text-box>
          </draw:frame>
        </presentation:notes>
      </draw:page>
      <draw:page draw:name="page59" draw:style-name="dp1" draw:master-page-name="Default" presentation:presentation-page-layout-name="AL4T1">
        <office:forms form:automatic-focus="false" form:apply-design-mode="false"/>
        <draw:frame presentation:style-name="pr6" draw:text-style-name="P38" draw:layer="layout" svg:width="25.199cm" svg:height="3.506cm" svg:x="1.4cm" svg:y="0.837cm" presentation:class="title">
          <draw:text-box>
            <text:p><text:span text:style-name="T22">Prediction</text:span></text:p>
          </draw:text-box>
        </draw:frame>
        <draw:frame presentation:style-name="pr9" draw:layer="layout" svg:width="25.199cm" svg:height="12.179cm" svg:x="1.4cm" svg:y="4.914cm" presentation:class="outline" presentation:placeholder="true">
          <draw:text-box/>
        </draw:frame>
        <draw:frame draw:style-name="gr3" draw:text-style-name="P3" draw:layer="layout" svg:width="23.045cm" svg:height="8.304cm" svg:x="1.524cm" svg:y="4.65cm">
          <draw:image xlink:href="Pictures/100000000000061D00000234A4465D5710602F9F.png" xlink:type="simple" xlink:show="embed" xlink:actuate="onLoad">
            <text:p/>
          </draw:image>
        </draw:frame>
        <draw:custom-shape draw:style-name="gr190" draw:text-style-name="P25" draw:layer="layout" svg:width="0.508cm" svg:height="0.508cm" svg:x="5.334cm" svg:y="8.89cm">
          <text:p/>
          <draw:enhanced-geometry svg:viewBox="0 0 21600 21600" draw:glue-points="10800 0 0 10800 10800 21600 21600 10800" draw:path-stretchpoint-x="10800" draw:path-stretchpoint-y="10800" draw:text-areas="?f1 ?f1 ?f2 ?f3" draw:type="cross" draw:modifiers="9633.0058939096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91" draw:text-style-name="P3" draw:layer="layout" svg:x1="20.574cm" svg:y1="7.366cm" svg:x2="21.336cm" svg:y2="8.382cm">
          <text:p/>
        </draw:line>
        <draw:line draw:style-name="gr192" draw:text-style-name="P3" draw:layer="layout" svg:x1="20.066cm" svg:y1="9.398cm" svg:x2="20.066cm" svg:y2="10.16cm">
          <text:p/>
        </draw:line>
        <draw:frame draw:style-name="gr71" draw:text-style-name="P32" draw:layer="layout" svg:width="3.048cm" svg:height="0.962cm" svg:x="19.812cm" svg:y="11.176cm">
          <draw:text-box>
            <text:p>y=0</text:p>
          </draw:text-box>
        </draw:frame>
        <draw:frame draw:style-name="gr140" draw:text-style-name="P32" draw:layer="layout" svg:width="10.668cm" svg:height="2.384cm" svg:x="3.302cm" svg:y="14.478cm">
          <draw:text-box>
            <text:p>Traverse tree based on feature tests</text:p>
            <text:p>Predict most common class in leaf</text:p>
          </draw:text-box>
        </draw:frame>
        <presentation:notes draw:style-name="dp2">
          <office:forms form:automatic-focus="false" form:apply-design-mode="false"/>
          <draw:page-thumbnail draw:style-name="gr6" draw:layer="layout" svg:width="13.968cm" svg:height="10.476cm" svg:x="3.81cm" svg:y="2.123cm" draw:page-number="59" presentation:class="page"/>
          <draw:frame presentation:style-name="pr3" draw:text-style-name="P12" draw:layer="layout" svg:width="17.271cm" svg:height="12.572cm" svg:x="2.159cm" svg:y="13.271cm" presentation:class="notes" presentation:placeholder="true">
            <draw:text-box/>
          </draw:frame>
        </presentation:notes>
      </draw:page>
      <draw:page draw:name="page60" draw:style-name="dp3"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draw:text-box>
            <text:p><text:span text:style-name="T6">IPython Notebook:</text:span></text:p>
            <text:p><text:span text:style-name="T6">Part 7 – Decision Trees</text:span></text:p>
          </draw:text-box>
        </draw:frame>
        <presentation:notes draw:style-name="dp2">
          <office:forms form:automatic-focus="false" form:apply-design-mode="false"/>
          <draw:page-thumbnail draw:style-name="gr6" draw:layer="layout" svg:width="13.968cm" svg:height="10.476cm" svg:x="3.81cm" svg:y="2.123cm" draw:page-number="60" presentation:class="page"/>
          <draw:frame presentation:style-name="pr3" draw:text-style-name="P6"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Random Forests</text:p>
          </draw:text-box>
        </draw:frame>
        <draw:frame presentation:style-name="pr9" draw:layer="layout" svg:width="25.199cm" svg:height="12.179cm" svg:x="1.4cm" svg:y="3.823cm" presentation:class="outline" presentation:placeholder="true" presentation:user-transformed="true">
          <draw:text-box/>
        </draw:frame>
        <draw:frame draw:style-name="gr3" draw:text-style-name="P3" draw:layer="layout" svg:width="26.162cm" svg:height="13.572cm" svg:x="1.27cm" svg:y="6.24cm">
          <draw:image xlink:href="Pictures/100000000000061D0000032C5648FB63D58D193E.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61" presentation:class="page"/>
          <draw:frame presentation:style-name="pr3" draw:text-style-name="P12" draw:layer="layout" svg:width="17.271cm" svg:height="12.572cm" svg:x="2.159cm" svg:y="13.271cm" presentation:class="notes" presentation:user-transformed="true">
            <draw:text-box>
              <text:p>So decision trees are a great idea, but unfortunately they don’t work that well in practice. However, there is a modification of the algorithm that works very well, called random forest.</text:p>
              <text:p>The idea behind random forest is that we build many decision trees, but we inject some randomness into each tree, so that they are all different.</text:p>
              <text:p>Then, to make a prediction, we look at the prediction of all the decision trees and take the average.</text:p>
            </draw:text-box>
          </draw:frame>
        </presentation:notes>
      </draw:page>
      <draw:page draw:name="page62"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Randomize in two ways</text:p>
          </draw:text-box>
        </draw:frame>
        <draw:frame presentation:style-name="pr9" draw:layer="layout" svg:width="25.199cm" svg:height="12.179cm" svg:x="1.4cm" svg:y="4.914cm" presentation:class="outline">
          <draw:text-box>
            <text:list text:style-name="L3">
              <text:list-item>
                <text:p>For each <text:span text:style-name="T28">tree</text:span>:</text:p>
                <text:p>Pick bootstrap sample of data<text:line-break/></text:p>
                <text:p/>
              </text:list-item>
              <text:list-item>
                <text:p>For each <text:span text:style-name="T28">split</text:span>:<text:line-break/>Pick random sample of features</text:p>
                <text:p><text:line-break/></text:p>
              </text:list-item>
              <text:list-item>
                <text:p>More tree are always better</text:p>
              </text:list-item>
            </text:list>
          </draw:text-box>
        </draw:frame>
        <draw:frame draw:style-name="gr188" draw:text-style-name="P3" draw:layer="layout" svg:width="8.505cm" svg:height="4.572cm" svg:x="18.034cm" svg:y="4.318cm">
          <draw:image xlink:href="Pictures/10000201000002210000012550C012261898FB46.png" xlink:type="simple" xlink:show="embed" xlink:actuate="onLoad">
            <text:p/>
          </draw:image>
        </draw:frame>
        <draw:frame draw:style-name="gr188" draw:text-style-name="P3" draw:layer="layout" svg:width="8.479cm" svg:height="3.142cm" svg:x="18.034cm" svg:y="10.668cm">
          <draw:image xlink:href="Pictures/1000020100000272000000E8E284BF2D6C6E0B77.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62" presentation:class="page"/>
          <draw:frame presentation:style-name="pr3" draw:text-style-name="P6"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Tuning Random Forests</text:p>
          </draw:text-box>
        </draw:frame>
        <draw:frame presentation:style-name="pr9" draw:layer="layout" svg:width="25.199cm" svg:height="12.179cm" svg:x="1.4cm" svg:y="4.914cm" presentation:class="outline">
          <draw:text-box>
            <text:list text:style-name="L3">
              <text:list-item>
                <text:p>Main parameter: max_features</text:p>
                <text:list>
                  <text:list-item>
                    <text:p>around sqrt(n_features) for classification</text:p>
                  </text:list-item>
                  <text:list-item>
                    <text:p>Around n_features for regression</text:p>
                    <text:p/>
                  </text:list-item>
                </text:list>
              </text:list-item>
              <text:list-item>
                <text:p>n_estimators &gt; 100</text:p>
              </text:list-item>
              <text:list-item>
                <text:p>Prepruning might help, definitely helps with model size!</text:p>
              </text:list-item>
              <text:list-item>
                <text:p>max_depth, max_leaf_nodes, min_samples_split again</text:p>
              </text:list-item>
            </text:list>
          </draw:text-box>
        </draw:frame>
        <presentation:notes draw:style-name="dp2">
          <office:forms form:automatic-focus="false" form:apply-design-mode="false"/>
          <draw:page-thumbnail draw:style-name="gr6" draw:layer="layout" svg:width="13.968cm" svg:height="10.476cm" svg:x="3.81cm" svg:y="2.123cm" draw:page-number="63" presentation:class="page"/>
          <draw:frame presentation:style-name="pr3" draw:text-style-name="P12" draw:layer="layout" svg:width="17.271cm" svg:height="12.572cm" svg:x="2.159cm" svg:y="13.271cm" presentation:class="notes" presentation:placeholder="true">
            <draw:text-box/>
          </draw:frame>
        </presentation:notes>
      </draw:page>
      <draw:page draw:name="page64" draw:style-name="dp4" draw:master-page-name="Default" presentation:presentation-page-layout-name="AL2T32" presentation:use-footer-name="ftr1">
        <office:forms form:automatic-focus="false" form:apply-design-mode="false"/>
        <draw:frame draw:style-name="gr193" draw:text-style-name="P3" draw:layer="layout" svg:width="14.137cm" svg:height="18.542cm" svg:x="0.254cm" svg:y="1.254cm">
          <draw:image xlink:href="Pictures/100000000000025000000308974F1AFD707A9366.png" xlink:type="simple" xlink:show="embed" xlink:actuate="onLoad">
            <text:p/>
          </draw:image>
        </draw:frame>
        <draw:g>
          <draw:frame draw:style-name="gr194" draw:text-style-name="P39" draw:layer="layout" svg:width="18.234cm" svg:height="12.307cm" svg:x="19.304cm" svg:y="5.32cm">
            <draw:text-box>
              <text:p><text:span text:style-name="T9">amueller.github.io</text:span></text:p>
              <text:p><text:span text:style-name="T9"/></text:p>
              <text:p><text:span text:style-name="T9"/></text:p>
              <text:p text:style-name="P4"><text:span text:style-name="T9">@amuellerml</text:span><text:span text:style-name="T9"><text:line-break/></text:span><text:span text:style-name="T9"><text:line-break/></text:span><text:span text:style-name="T9"/></text:p>
              <text:p text:style-name="P4"><text:span text:style-name="T9">@amueller</text:span><text:span text:style-name="T9"><text:line-break/></text:span><text:span text:style-name="T9"><text:line-break/></text:span><text:span text:style-name="T9"/></text:p>
              <text:p text:style-name="P4"><text:span text:style-name="T9">andreas.mueller</text:span><text:span text:style-name="T9"><text:line-break/></text:span><text:span text:style-name="T9">@columbia.edu</text:span></text:p>
            </draw:text-box>
          </draw:frame>
          <draw:frame draw:style-name="gr48" draw:text-style-name="P3" draw:layer="layout" svg:width="3.616cm" svg:height="2.58cm" svg:x="15.494cm" svg:y="11.376cm">
            <draw:image xlink:href="Pictures/1000020100000258000001AC4C71FBF2D711033F.png" xlink:type="simple" xlink:show="embed" xlink:actuate="onLoad">
              <text:p/>
            </draw:image>
          </draw:frame>
          <draw:frame draw:style-name="gr48" draw:text-style-name="P3" draw:layer="layout" svg:width="2.375cm" svg:height="1.524cm" svg:x="16.186cm" svg:y="15.38cm">
            <draw:image xlink:href="Pictures/100002010000025800000181740D58446B16734A.png" xlink:type="simple" xlink:show="embed" xlink:actuate="onLoad">
              <text:p/>
            </draw:image>
          </draw:frame>
          <draw:frame draw:style-name="gr48" draw:text-style-name="P3" draw:layer="layout" svg:width="3.634cm" svg:height="3.634cm" svg:x="15.748cm" svg:y="7.539cm">
            <draw:image xlink:href="Pictures/100002010000012C0000012C9A5FFC75D3A08704.png" xlink:type="simple" xlink:show="embed" xlink:actuate="onLoad">
              <text:p/>
            </draw:image>
          </draw:frame>
          <draw:frame draw:style-name="gr4" draw:text-style-name="P3" draw:layer="layout" svg:width="2.032cm" svg:height="2.032cm" svg:x="16.51cm" svg:y="5.077cm">
            <draw:image xlink:href="Pictures/100002010000010000000100288AAF783132DDBB.png" xlink:type="simple" xlink:show="embed" xlink:actuate="onLoad">
              <text:p/>
            </draw:image>
          </draw:frame>
        </draw:g>
        <presentation:notes draw:style-name="dp2">
          <office:forms form:automatic-focus="false" form:apply-design-mode="false"/>
          <draw:page-thumbnail draw:style-name="gr6" draw:layer="layout" svg:width="13.968cm" svg:height="10.476cm" svg:x="3.81cm" svg:y="2.123cm" draw:page-number="64" presentation:class="page"/>
          <draw:frame presentation:style-name="pr1" draw:text-style-name="P6" draw:layer="layout" svg:width="17.271cm" svg:height="12.572cm" svg:x="2.159cm" svg:y="13.271cm" presentation:class="notes">
            <draw:text-box>
              <text:p><text:span text:style-name="T4">Buy my book. It’s about machine learning. It’s written for programmers, and should be a pretty easy read for anyone that knows a bit of numpy. I avoided adding to much math. If you want math, there are many awesome books to check out. This one is more about coding and how to get started with ml in python…. Which, you know, is why that’s the titl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adornments="Regular"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Courier New'" style:font-family-generic="modern" style:font-pitch="fixed"/>
    <style:font-face style:name="Adobe Garamond Pro" svg:font-family="'Adobe Garamond Pro'" style:font-pitch="variable"/>
    <style:font-face style:name="Adobe Garamond Pro1" svg:font-family="'Adobe Garamond Pro'" style:font-adornments="Regular" style:font-pitch="variable"/>
    <style:font-face style:name="Adobe Garamond Pro Bold" svg:font-family="'Adobe Garamond Pro Bold'" style:font-pitch="variable"/>
    <style:font-face style:name="Gillius ADF" svg:font-family="'Gillius ADF'" style:font-pitch="variable"/>
    <style:font-face style:name="Gillius ADF1" svg:font-family="'Gillius ADF'" style:font-adornments="Regular"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2"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2"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2"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1"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none" svg:stroke-width="0cm" svg:stroke-color="#000000" draw:marker-start-width="0.2cm" draw:marker-start-center="false" draw:marker-end-width="0.2cm" draw:marker-end-center="false" draw:fill="none"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 fo:font-family="'Gillius ADF'"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18pt" style:language-asian="zh" style:country-asian="CN" style:font-style-asian="normal" style:font-weight-asian="normal" style:font-name-complex="FreeSans2"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1"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_5f_1" style:display-name="Default_3_1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_5f_1_5f_1" style:display-name="Default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2"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fill-color="#ffffff" draw:textarea-vertical-align="middle" fo:min-height="16.255cm">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 fo:font-family="'Adobe Garamond Pro'"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2"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44pt" style:language-asian="zh" style:country-asian="CN" style:font-style-asian="normal" style:font-weight-asian="normal" style:font-name-complex="FreeSans2"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1"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1"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draw:auto-grow-height="true" fo:min-height="3.506cm">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2"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1"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1"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1"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Applied_25_20Machine_25_20Learning-backgroundobjects">
      <style:graphic-properties draw:stroke="none" draw:fill="none" draw:fill-color="#ffffff" draw:auto-grow-height="false" fo:min-height="1.449cm"/>
    </style:style>
    <style:style style:name="Mpr5" style:family="presentation" style:parent-style-name="Applied_25_20Machine_25_20Learning-backgroundobjects">
      <style:graphic-properties draw:stroke="none" draw:fill="none" draw:fill-color="#ffffff" draw:auto-grow-height="false" fo:min-height="1.397cm"/>
    </style:style>
    <style:style style:name="Mpr6" style:family="presentation" style:parent-style-name="Applied_25_20Machine_25_20Learning-backgroundobjects">
      <style:graphic-properties draw:stroke="none" draw:fill="none" draw:fill-color="#ffffff" draw:textarea-vertical-align="bottom" draw:auto-grow-height="false" fo:min-height="1.397cm"/>
    </style:style>
    <style:style style:name="Mpr7" style:family="presentation" style:parent-style-name="APM_25_20_28_all_25_20gillus_29_-backgroundobjects">
      <style:graphic-properties draw:stroke="none" draw:fill="none" draw:fill-color="#ffffff" draw:auto-grow-height="false" fo:min-height="1.449cm"/>
    </style:style>
    <style:style style:name="Mpr8" style:family="presentation" style:parent-style-name="APM_25_20_28_all_25_20gillus_29_-backgroundobjects">
      <style:graphic-properties draw:stroke="none" draw:fill="none" draw:fill-color="#ffffff" draw:auto-grow-height="false" fo:min-height="1.397cm"/>
    </style:style>
    <style:style style:name="Mpr9"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M_25_20_28_all_25_20gillus_29_" style:display-name="APM%20(all%20gillus)" style:page-layout-name="PM1" draw:style-name="Mdp1">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7-11-02T18:43:43.523859010</dc:date>
    <meta:editing-duration>P6DT19H28M54S</meta:editing-duration>
    <meta:editing-cycles>225</meta:editing-cycles>
    <meta:generator>LibreOffice/5.3.1.2$Linux_X86_64 LibreOffice_project/30m0$Build-2</meta:generator>
    <meta:print-date>2017-05-02T17:56:29.411327449</meta:print-date>
    <meta:document-statistic meta:object-count="8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P1" style:family="paragraph">
      <loext:graphic-properties draw:fill="none"/>
    </style:style>
  </office:automatic-styles>
  <office:body>
    <office:drawing>
      <draw:page draw:name="page1" draw:style-name="dp1" draw:master-page-name="master-page3">
        <draw:frame draw:style-name="gr1" draw:text-style-name="P1" draw:layer="layout" svg:width="10.606cm" svg:height="7.873cm" svg:x="1.068cm" svg:y="0.411cm">
          <draw:image xlink:href="Pictures/1000020100000188000001230B67D940EFD78412.png"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0.4cm" fo:margin-left="1cm" fo:margin-right="1cm" fo:page-width="11.929cm" fo:page-height="9.0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